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123.19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27.55pt"/>
    </style:style>
    <style:style style:name="co7" style:family="table-column">
      <style:table-column-properties fo:break-before="auto" style:column-width="988.3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</style:style>
  </office:automatic-styles>
  <office:body>
    <office:spreadsheet>
      <table:table table:name="decode_tab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table:style-name="Default"/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extra</text:p>
          </table:table-cell>
          <table:table-cell table:style-name="Default" office:value-type="string" calcext:value-type="string">
            <text:p>handler</text:p>
          </table:table-cell>
          <table:table-cell table:style-name="Default"/>
          <table:table-cell office:value-type="string" calcext:value-type="string">
            <text:p>instr</text:p>
          </table:table-cell>
          <table:table-cell office:value-type="string" calcext:value-type="string">
            <text:p>maskbits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9D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FE</text:p>
          </table:table-cell>
          <table:table-cell office:value-type="string" calcext:value-type="string">
            <text:p>arm_cldstm_pop_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OP&lt;c&gt; &lt;registers&gt;, &lt;Rt&gt;</text:p>
          </table:table-cell>
          <table:table-cell table:formula="of:=CALCULATEBITS(QUOTIENT(HEX2DEC([.D2]); 16); MOD(HEX2DEC([.D2]); 16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52D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FE</text:p>
          </table:table-cell>
          <table:table-cell office:value-type="string" calcext:value-type="string">
            <text:p>arm_cldstm_push_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USH&lt;c&gt; &lt;registers&gt;, &lt;Rt&gt;</text:p>
          </table:table-cell>
          <table:table-cell table:formula="of:=CALCULATEBITS(QUOTIENT(HEX2DEC([.D3]); 16); MOD(HEX2DEC([.D3]); 16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B0F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FF0</text:p>
          </table:table-cell>
          <table:table-cell office:value-type="string" calcext:value-type="string">
            <text:p>arm_ret_rrx_pc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RXS&lt;c&gt; PC, &lt;Rm&gt;</text:p>
          </table:table-cell>
          <table:table-cell table:formula="of:=CALCULATEBITS(QUOTIENT(HEX2DEC([.D4]); 16); MOD(HEX2DEC([.D4]); 16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D0</text:p>
          </table:table-cell>
          <table:table-cell office:value-type="string" calcext:value-type="string">
            <text:p>arm_mux_vmovn_q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N&lt;c&gt;.&lt;dt&gt; &lt;Dd&gt;, &lt;Qm&gt;</text:p>
          </table:table-cell>
          <table:table-cell table:formula="of:=CALCULATEBITS(QUOTIENT(HEX2DEC([.D5]); 16); MOD(HEX2DEC([.D5]); 16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D0</text:p>
          </table:table-cell>
          <table:table-cell office:value-type="string" calcext:value-type="string">
            <text:p>arm_vsh_vshll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L&lt;c&gt;.&lt;type&gt;&lt;size&gt; &lt;Qd&gt;, &lt;Dm&gt;, #&lt;imm&gt; (&lt;imm&gt; == &lt;size&gt;)</text:p>
          </table:table-cell>
          <table:table-cell table:formula="of:=CALCULATEBITS(QUOTIENT(HEX2DEC([.D6]); 16); MOD(HEX2DEC([.D6]); 16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isc_sev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V&lt;c&gt;</text:p>
          </table:table-cell>
          <table:table-cell table:formula="of:=CALCULATEBITS(QUOTIENT(HEX2DEC([.D7]); 16); MOD(HEX2DEC([.D7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FF0</text:p>
          </table:table-cell>
          <table:table-cell office:value-type="string" calcext:value-type="string">
            <text:p>arm_mux_lsl_i_mov_pc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PC, &lt;Rm&gt; (= LSL{S}&lt;c&gt; PC, &lt;Rm&gt;, #0)</text:p>
          </table:table-cell>
          <table:table-cell table:formula="of:=CALCULATEBITS(QUOTIENT(HEX2DEC([.D8]); 16); MOD(HEX2DEC([.D8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OP&lt;c&gt;</text:p>
          </table:table-cell>
          <table:table-cell table:formula="of:=CALCULATEBITS(QUOTIENT(HEX2DEC([.D9]); 16); MOD(HEX2DEC([.D9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YIELD&lt;c&gt;</text:p>
          </table:table-cell>
          <table:table-cell table:formula="of:=CALCULATEBITS(QUOTIENT(HEX2DEC([.D10]); 16); MOD(HEX2DEC([.D10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wfe_wf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FE&lt;c&gt;</text:p>
          </table:table-cell>
          <table:table-cell table:formula="of:=CALCULATEBITS(QUOTIENT(HEX2DEC([.D11]); 16); MOD(HEX2DEC([.D11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wfe_wf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FI&lt;c&gt;</text:p>
          </table:table-cell>
          <table:table-cell table:formula="of:=CALCULATEBITS(QUOTIENT(HEX2DEC([.D12]); 16); MOD(HEX2DEC([.D12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5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bits_vmvn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VN&lt;c&gt; &lt;Qd&gt;, &lt;Qm&gt; VMVN&lt;c&gt; &lt;Dd&gt;, &lt;Dm&gt;</text:p>
          </table:table-cell>
          <table:table-cell table:formula="of:=CALCULATEBITS(QUOTIENT(HEX2DEC([.D13]); 16); MOD(HEX2DEC([.D13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l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S&lt;c&gt;.&lt;dt&gt; &lt;Qd&gt;, &lt;Qm&gt; VCLS&lt;c&gt;.&lt;dt&gt; &lt;Dd&gt;, &lt;Dm&gt;</text:p>
          </table:table-cell>
          <table:table-cell table:formula="of:=CALCULATEBITS(QUOTIENT(HEX2DEC([.D14]); 16); MOD(HEX2DEC([.D14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4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lz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Z&lt;c&gt;.&lt;dt&gt; &lt;Qd&gt;, &lt;Qm&gt; VCLZ&lt;c&gt;.&lt;dt&gt; &lt;Dd&gt;, &lt;Dm&gt;</text:p>
          </table:table-cell>
          <table:table-cell table:formula="of:=CALCULATEBITS(QUOTIENT(HEX2DEC([.D15]); 16); MOD(HEX2DEC([.D15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n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NT&lt;c&gt;.8 &lt;Qd&gt;, &lt;Qm&gt; VCNT&lt;c&gt;.8 &lt;Dd&gt;, &lt;Dm&gt;</text:p>
          </table:table-cell>
          <table:table-cell table:formula="of:=CALCULATEBITS(QUOTIENT(HEX2DEC([.D16]); 16); MOD(HEX2DEC([.D16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D0</text:p>
          </table:table-cell>
          <table:table-cell office:value-type="string" calcext:value-type="string">
            <text:p>arm_vmisc_vcvt_f3216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F32.F16 &lt;Qd&gt;, &lt;Dm&gt; VCVT&lt;c&gt;.F16.F32 &lt;Dd&gt;, &lt;Qm&gt;</text:p>
          </table:table-cell>
          <table:table-cell table:formula="of:=CALCULATEBITS(QUOTIENT(HEX2DEC([.D17]); 16); MOD(HEX2DEC([.D17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qab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ABS&lt;c&gt;.&lt;dt&gt; &lt;Qd&gt;, &lt;Qm&gt; VQABS&lt;c&gt;.&lt;dt&gt; &lt;Dd&gt;, &lt;Dm&gt;</text:p>
          </table:table-cell>
          <table:table-cell table:formula="of:=CALCULATEBITS(QUOTIENT(HEX2DEC([.D18]); 16); MOD(HEX2DEC([.D18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7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qneg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NEG&lt;c&gt;.&lt;dt&gt; &lt;Qd&gt;, &lt;Qm&gt; VQNEG&lt;c&gt;.&lt;dt&gt; &lt;Dd&gt;, &lt;Dm&gt;</text:p>
          </table:table-cell>
          <table:table-cell table:formula="of:=CALCULATEBITS(QUOTIENT(HEX2DEC([.D19]); 16); MOD(HEX2DEC([.D19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sw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WP&lt;c&gt; &lt;Qd&gt;, &lt;Qm&gt; VSWP&lt;c&gt; &lt;Dd&gt;, &lt;Dm&gt;</text:p>
          </table:table-cell>
          <table:table-cell table:formula="of:=CALCULATEBITS(QUOTIENT(HEX2DEC([.D20]); 16); MOD(HEX2DEC([.D20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trn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RN&lt;c&gt;.&lt;size&gt; &lt;Qd&gt;, &lt;Qm&gt; VTRN&lt;c&gt;.&lt;size&gt; &lt;Dd&gt;, &lt;Dm&gt;</text:p>
          </table:table-cell>
          <table:table-cell table:formula="of:=CALCULATEBITS(QUOTIENT(HEX2DEC([.D21]); 16); MOD(HEX2DEC([.D21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uz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UZP&lt;c&gt;.&lt;size&gt; &lt;Qd&gt;, &lt;Qm&gt; VUZP&lt;c&gt;.&lt;size&gt; &lt;Dd&gt;, &lt;Dm&gt;</text:p>
          </table:table-cell>
          <table:table-cell table:formula="of:=CALCULATEBITS(QUOTIENT(HEX2DEC([.D22]); 16); MOD(HEX2DEC([.D22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1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zi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ZIP&lt;c&gt;.&lt;size&gt; &lt;Qd&gt;, &lt;Qm&gt; VZIP&lt;c&gt;.&lt;size&gt; &lt;Dd&gt;, &lt;Dm&gt;</text:p>
          </table:table-cell>
          <table:table-cell table:formula="of:=CALCULATEBITS(QUOTIENT(HEX2DEC([.D23]); 16); MOD(HEX2DEC([.D23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mux_vmovn_q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MOV{U}N&lt;c&gt;.&lt;type&gt;&lt;size&gt; &lt;Dd&gt;, &lt;Qm&gt;</text:p>
          </table:table-cell>
          <table:table-cell table:formula="of:=CALCULATEBITS(QUOTIENT(HEX2DEC([.D24]); 16); MOD(HEX2DEC([.D24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70FD0</text:p>
          </table:table-cell>
          <table:table-cell office:value-type="string" calcext:value-type="string">
            <text:p>arm_mux_vshll_i_vmovl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L&lt;c&gt;.&lt;dt&gt; &lt;Qd&gt;, &lt;Dm&gt;</text:p>
          </table:table-cell>
          <table:table-cell table:formula="of:=CALCULATEBITS(QUOTIENT(HEX2DEC([.D25]); 16); MOD(HEX2DEC([.D25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eq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&lt;dt&gt; &lt;Qd&gt;, &lt;Qm&gt;, #0 VCEQ&lt;c&gt;.&lt;dt&gt; &lt;Dd&gt;, &lt;Dm&gt;, #0</text:p>
          </table:table-cell>
          <table:table-cell table:formula="of:=CALCULATEBITS(QUOTIENT(HEX2DEC([.D26]); 16); MOD(HEX2DEC([.D26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ge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&lt;dt&gt; &lt;Qd&gt;, &lt;Qm&gt;, #0 VCGE&lt;c&gt;.&lt;dt&gt; &lt;Dd&gt;, &lt;Dm&gt;, #0</text:p>
          </table:table-cell>
          <table:table-cell table:formula="of:=CALCULATEBITS(QUOTIENT(HEX2DEC([.D27]); 16); MOD(HEX2DEC([.D27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gt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&lt;dt&gt; &lt;Qd&gt;, &lt;Qm&gt;, #0 VCGT&lt;c&gt;.&lt;dt&gt; &lt;Dd&gt;, &lt;Dm&gt;, #0</text:p>
          </table:table-cell>
          <table:table-cell table:formula="of:=CALCULATEBITS(QUOTIENT(HEX2DEC([.D28]); 16); MOD(HEX2DEC([.D28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1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le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E&lt;c&gt;.&lt;dt&gt; &lt;Qd&gt;, &lt;Qm&gt;, #0 VCLE&lt;c&gt;.&lt;dt&gt; &lt;Dd&gt;, &lt;Dm&gt;, #0</text:p>
          </table:table-cell>
          <table:table-cell table:formula="of:=CALCULATEBITS(QUOTIENT(HEX2DEC([.D29]); 16); MOD(HEX2DEC([.D29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lt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T&lt;c&gt;.&lt;dt&gt; &lt;Qd&gt;, &lt;Qm&gt;, #0 VCLT&lt;c&gt;.&lt;dt&gt; &lt;Dd&gt;, &lt;Dm&gt;, #0</text:p>
          </table:table-cell>
          <table:table-cell table:formula="of:=CALCULATEBITS(QUOTIENT(HEX2DEC([.D30]); 16); MOD(HEX2DEC([.D30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misc_vab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S&lt;c&gt;.&lt;dt&gt; &lt;Qd&gt;, &lt;Qm&gt; VABS&lt;c&gt;.&lt;dt&gt; &lt;Dd&gt;, &lt;Dm&gt;</text:p>
          </table:table-cell>
          <table:table-cell table:formula="of:=CALCULATEBITS(QUOTIENT(HEX2DEC([.D31]); 16); MOD(HEX2DEC([.D31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3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misc_vneg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EG&lt;c&gt;.&lt;dt&gt; &lt;Qd&gt;, &lt;Qm&gt; VNEG&lt;c&gt;.&lt;dt&gt; &lt;Dd&gt;, &lt;Dm&gt;</text:p>
          </table:table-cell>
          <table:table-cell table:formula="of:=CALCULATEBITS(QUOTIENT(HEX2DEC([.D32]); 16); MOD(HEX2DEC([.D32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90</text:p>
          </table:table-cell>
          <table:table-cell office:value-type="string" calcext:value-type="string">
            <text:p>arm_vmisc_vrecpe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CPE&lt;c&gt;.&lt;dt&gt; &lt;Qd&gt;, &lt;Qm&gt; VRECPE&lt;c&gt;.&lt;dt&gt; &lt;Dd&gt;, &lt;Dm&gt;</text:p>
          </table:table-cell>
          <table:table-cell table:formula="of:=CALCULATEBITS(QUOTIENT(HEX2DEC([.D33]); 16); MOD(HEX2DEC([.D33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4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90</text:p>
          </table:table-cell>
          <table:table-cell office:value-type="string" calcext:value-type="string">
            <text:p>arm_vmisc_vrsqrte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QRTE&lt;c&gt;.&lt;dt&gt; &lt;Qd&gt;, &lt;Qm&gt; VRSQRTE&lt;c&gt;.&lt;dt&gt; &lt;Dd&gt;, &lt;Dm&gt;</text:p>
          </table:table-cell>
          <table:table-cell table:formula="of:=CALCULATEBITS(QUOTIENT(HEX2DEC([.D34]); 16); MOD(HEX2DEC([.D34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vpar_vpada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AL&lt;c&gt;.&lt;dt&gt; &lt;Qd&gt;, &lt;Qm&gt; VPADAL&lt;c&gt;.&lt;dt&gt; &lt;Dd&gt;, &lt;Dm&gt;</text:p>
          </table:table-cell>
          <table:table-cell table:formula="of:=CALCULATEBITS(QUOTIENT(HEX2DEC([.D35]); 16); MOD(HEX2DEC([.D35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vpar_vpadd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L&lt;c&gt;.&lt;dt&gt; &lt;Qd&gt;, &lt;Qm&gt; VPADDL&lt;c&gt;.&lt;dt&gt; &lt;Dd&gt;, &lt;Dm&gt;</text:p>
          </table:table-cell>
          <table:table-cell table:formula="of:=CALCULATEBITS(QUOTIENT(HEX2DEC([.D36]); 16); MOD(HEX2DEC([.D36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101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100F0</text:p>
          </table:table-cell>
          <table:table-cell office:value-type="string" calcext:value-type="string">
            <text:p>arm_misc_setend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TEND &lt;endian specifier&gt;</text:p>
          </table:table-cell>
          <table:table-cell table:formula="of:=CALCULATEBITS(QUOTIENT(HEX2DEC([.D37]); 16); MOD(HEX2DEC([.D37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7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fp_vcvt_f6432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F64.F32 &lt;Dd&gt;, &lt;Sm&gt; VCVT&lt;c&gt;.F32.F64 &lt;Sd&gt;, &lt;Dm&gt;</text:p>
          </table:table-cell>
          <table:table-cell table:formula="of:=CALCULATEBITS(QUOTIENT(HEX2DEC([.D38]); 16); MOD(HEX2DEC([.D38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bits_vmov_6432_r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F64 &lt;Dd&gt;, &lt;Dm&gt; VMOV&lt;c&gt;.F32 &lt;Sd&gt;, &lt;Sm&gt;</text:p>
          </table:table-cell>
          <table:table-cell table:formula="of:=CALCULATEBITS(QUOTIENT(HEX2DEC([.D39]); 16); MOD(HEX2DEC([.D39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abs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S&lt;c&gt;.F64 &lt;Dd&gt;, &lt;Dm&gt; VABS&lt;c&gt;.F32 &lt;Sd&gt;, &lt;Sm&gt;</text:p>
          </table:table-cell>
          <table:table-cell table:formula="of:=CALCULATEBITS(QUOTIENT(HEX2DEC([.D40]); 16); MOD(HEX2DEC([.D40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1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neg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EG&lt;c&gt;.F64 &lt;Dd&gt;, &lt;Dm&gt; VNEG&lt;c&gt;.F32 &lt;Sd&gt;, &lt;Sm&gt;</text:p>
          </table:table-cell>
          <table:table-cell table:formula="of:=CALCULATEBITS(QUOTIENT(HEX2DEC([.D41]); 16); MOD(HEX2DEC([.D41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1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sqrt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QRT&lt;c&gt;.F64 &lt;Dd&gt;, &lt;Dm&gt; VSQRT&lt;c&gt;.F32 &lt;Sd&gt;, &lt;Sm&gt;</text:p>
          </table:table-cell>
          <table:table-cell table:formula="of:=CALCULATEBITS(QUOTIENT(HEX2DEC([.D42]); 16); MOD(HEX2DEC([.D42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10</text:p>
          </table:table-cell>
          <table:table-cell office:value-type="string" calcext:value-type="string">
            <text:p>arm_vmisc_vcvt_tdtm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&lt;Tm&gt; &lt;Qd&gt;, &lt;Qm&gt; VCVT&lt;c&gt;.&lt;Td&gt;.&lt;Tm&gt; &lt;Dd&gt;, &lt;Dm&gt;</text:p>
          </table:table-cell>
          <table:table-cell table:formula="of:=CALCULATEBITS(QUOTIENT(HEX2DEC([.D43]); 16); MOD(HEX2DEC([.D43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90</text:p>
          </table:table-cell>
          <table:table-cell office:value-type="string" calcext:value-type="string">
            <text:p>arm_vmisc_vdup_x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UP&lt;c&gt;.&lt;size&gt; &lt;Qd&gt;, &lt;Dm[x]&gt; VDUP&lt;c&gt;.&lt;size&gt; &lt;Dd&gt;, &lt;Dm[x]&gt;</text:p>
          </table:table-cell>
          <table:table-cell table:formula="of:=CALCULATEBITS(QUOTIENT(HEX2DEC([.D44]); 16); MOD(HEX2DEC([.D44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10</text:p>
          </table:table-cell>
          <table:table-cell office:value-type="string" calcext:value-type="string">
            <text:p>arm_vmisc_vrev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V&lt;n&gt;&lt;c&gt;.&lt;size&gt; &lt;Qd&gt;, &lt;Qm&gt; VREV&lt;n&gt;&lt;c&gt;.&lt;size&gt; &lt;Dd&gt;, &lt;Dm&gt;</text:p>
          </table:table-cell>
          <table:table-cell table:formula="of:=CALCULATEBITS(QUOTIENT(HEX2DEC([.D45]); 16); MOD(HEX2DEC([.D45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F1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10</text:p>
          </table:table-cell>
          <table:table-cell office:value-type="string" calcext:value-type="string">
            <text:p>arm_vfpxfer_vmrs_fpsc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RS&lt;c&gt; &lt;Rt&gt;, FPSCR</text:p>
          </table:table-cell>
          <table:table-cell table:formula="of:=CALCULATEBITS(QUOTIENT(HEX2DEC([.D46]); 16); MOD(HEX2DEC([.D46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E1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10</text:p>
          </table:table-cell>
          <table:table-cell office:value-type="string" calcext:value-type="string">
            <text:p>arm_vfpxfer_vmsr_fpsc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SR&lt;c&gt; FPSCR, &lt;Rt&gt;</text:p>
          </table:table-cell>
          <table:table-cell table:formula="of:=CALCULATEBITS(QUOTIENT(HEX2DEC([.D47]); 16); MOD(HEX2DEC([.D47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8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F0</text:p>
          </table:table-cell>
          <table:table-cell office:value-type="string" calcext:value-type="string">
            <text:p>arm_cmisc_usad8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D8&lt;c&gt; &lt;Rd&gt;, &lt;Rn&gt;, &lt;Rm&gt;</text:p>
          </table:table-cell>
          <table:table-cell table:formula="of:=CALCULATEBITS(QUOTIENT(HEX2DEC([.D48]); 16); MOD(HEX2DEC([.D48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B&lt;c&gt; &lt;Rd&gt;, &lt;Rm&gt;{, &lt;rotation&gt;}</text:p>
          </table:table-cell>
          <table:table-cell table:formula="of:=CALCULATEBITS(QUOTIENT(HEX2DEC([.D49]); 16); MOD(HEX2DEC([.D49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B16&lt;c&gt; &lt;Rd&gt;, &lt;Rm&gt;{, &lt;rotation&gt;}</text:p>
          </table:table-cell>
          <table:table-cell table:formula="of:=CALCULATEBITS(QUOTIENT(HEX2DEC([.D50]); 16); MOD(HEX2DEC([.D50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H&lt;c&gt; &lt;Rd&gt;, &lt;Rm&gt;{, &lt;rotation&gt;}</text:p>
          </table:table-cell>
          <table:table-cell table:formula="of:=CALCULATEBITS(QUOTIENT(HEX2DEC([.D51]); 16); MOD(HEX2DEC([.D51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B&lt;c&gt; &lt;Rd&gt;, &lt;Rm&gt;{, &lt;rotation&gt;}</text:p>
          </table:table-cell>
          <table:table-cell table:formula="of:=CALCULATEBITS(QUOTIENT(HEX2DEC([.D52]); 16); MOD(HEX2DEC([.D52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C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B16&lt;c&gt; &lt;Rd&gt;, &lt;Rm&gt;{, &lt;rotation&gt;}</text:p>
          </table:table-cell>
          <table:table-cell table:formula="of:=CALCULATEBITS(QUOTIENT(HEX2DEC([.D53]); 16); MOD(HEX2DEC([.D53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H&lt;c&gt; &lt;Rd&gt;, &lt;Rm&gt;{, &lt;rotation&gt;}</text:p>
          </table:table-cell>
          <table:table-cell table:formula="of:=CALCULATEBITS(QUOTIENT(HEX2DEC([.D54]); 16); MOD(HEX2DEC([.D54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E7F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exc_udf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DF&lt;c&gt; #&lt;imm12&gt;</text:p>
          </table:table-cell>
          <table:table-cell table:formula="of:=CALCULATEBITS(QUOTIENT(HEX2DEC([.D55]); 16); MOD(HEX2DEC([.D55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misc_dbg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BG&lt;c&gt; #&lt;option&gt;</text:p>
          </table:table-cell>
          <table:table-cell table:formula="of:=CALCULATEBITS(QUOTIENT(HEX2DEC([.D56]); 16); MOD(HEX2DEC([.D56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clrex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LREX</text:p>
          </table:table-cell>
          <table:table-cell table:formula="of:=CALCULATEBITS(QUOTIENT(HEX2DEC([.D57]); 16); MOD(HEX2DEC([.D57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dm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MB &lt;option&gt;</text:p>
          </table:table-cell>
          <table:table-cell table:formula="of:=CALCULATEBITS(QUOTIENT(HEX2DEC([.D58]); 16); MOD(HEX2DEC([.D58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ds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SB &lt;option&gt;</text:p>
          </table:table-cell>
          <table:table-cell table:formula="of:=CALCULATEBITS(QUOTIENT(HEX2DEC([.D59]); 16); MOD(HEX2DEC([.D59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is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SB &lt;option&gt;</text:p>
          </table:table-cell>
          <table:table-cell table:formula="of:=CALCULATEBITS(QUOTIENT(HEX2DEC([.D60]); 16); MOD(HEX2DEC([.D60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4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50</text:p>
          </table:table-cell>
          <table:table-cell office:value-type="string" calcext:value-type="string">
            <text:p>arm_fp_vcmp_r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MP{E}&lt;c&gt;.F64 &lt;Dd&gt;, &lt;Dm&gt; VCMP{E}&lt;c&gt;.F32 &lt;Sd&gt;, &lt;Sm&gt;</text:p>
          </table:table-cell>
          <table:table-cell table:formula="of:=CALCULATEBITS(QUOTIENT(HEX2DEC([.D61]); 16); MOD(HEX2DEC([.D61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5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50</text:p>
          </table:table-cell>
          <table:table-cell office:value-type="string" calcext:value-type="string">
            <text:p>arm_fp_vcmp_z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MP{E}&lt;c&gt;.F64 &lt;Dd&gt;, #0.0 VCMP{E}&lt;c&gt;.F32 &lt;Sd&gt;, #0.0</text:p>
          </table:table-cell>
          <table:table-cell table:formula="of:=CALCULATEBITS(QUOTIENT(HEX2DEC([.D62]); 16); MOD(HEX2DEC([.D62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mux_vorr_vmov_n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Qd&gt;, &lt;Qm&gt; VMOV&lt;c&gt; &lt;Dd&gt;, &lt;Dm&gt;</text:p>
          </table:table-cell>
          <table:table-cell table:formula="of:=CALCULATEBITS(QUOTIENT(HEX2DEC([.D63]); 16); MOD(HEX2DEC([.D63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mux_vorr_vmov_n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R&lt;c&gt; &lt;Qd&gt;, &lt;Qn&gt;, &lt;Qm&gt; VORR&lt;c&gt; &lt;Dd&gt;, &lt;Dn&gt;, &lt;Dm&gt;</text:p>
          </table:table-cell>
          <table:table-cell table:formula="of:=CALCULATEBITS(QUOTIENT(HEX2DEC([.D64]); 16); MOD(HEX2DEC([.D64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D0</text:p>
          </table:table-cell>
          <table:table-cell office:value-type="string" calcext:value-type="string">
            <text:p>arm_mux_vr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RN&lt;c&gt;.I&lt;size&gt; &lt;Dd&gt;, &lt;Qm&gt;, #&lt;imm&gt;</text:p>
          </table:table-cell>
          <table:table-cell table:formula="of:=CALCULATEBITS(QUOTIENT(HEX2DEC([.D65]); 16); MOD(HEX2DEC([.D65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D0</text:p>
          </table:table-cell>
          <table:table-cell office:value-type="string" calcext:value-type="string">
            <text:p>arm_mux_v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RN&lt;c&gt;.I&lt;size&gt; &lt;Dd&gt;, &lt;Qm&gt;, #&lt;imm&gt;</text:p>
          </table:table-cell>
          <table:table-cell table:formula="of:=CALCULATEBITS(QUOTIENT(HEX2DEC([.D66]); 16); MOD(HEX2DEC([.D66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and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ND&lt;c&gt; &lt;Qd&gt;, &lt;Qn&gt;, &lt;Qm&gt; VAND&lt;c&gt; &lt;Dd&gt;, &lt;Dn&gt;, &lt;Dm&gt;</text:p>
          </table:table-cell>
          <table:table-cell table:formula="of:=CALCULATEBITS(QUOTIENT(HEX2DEC([.D67]); 16); MOD(HEX2DEC([.D67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1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c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C&lt;c&gt; &lt;Qd&gt;, &lt;Qn&gt;, &lt;Qm&gt; VBIC&lt;c&gt; &lt;Dd&gt;, &lt;Dn&gt;, &lt;Dm&gt;</text:p>
          </table:table-cell>
          <table:table-cell table:formula="of:=CALCULATEBITS(QUOTIENT(HEX2DEC([.D68]); 16); MOD(HEX2DEC([.D68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3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f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F&lt;c&gt; &lt;Qd&gt;, &lt;Qn&gt;, &lt;Qm&gt; V&lt;op&gt;&lt;c&gt; &lt;Dd&gt;, &lt;Dn&gt;, &lt;Dm&gt;</text:p>
          </table:table-cell>
          <table:table-cell table:formula="of:=CALCULATEBITS(QUOTIENT(HEX2DEC([.D69]); 16); MOD(HEX2DEC([.D69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t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T&lt;c&gt; &lt;Qd&gt;, &lt;Qn&gt;, &lt;Qm&gt; V&lt;op&gt;&lt;c&gt; &lt;Dd&gt;, &lt;Dn&gt;, &lt;Dm&gt;</text:p>
          </table:table-cell>
          <table:table-cell table:formula="of:=CALCULATEBITS(QUOTIENT(HEX2DEC([.D70]); 16); MOD(HEX2DEC([.D70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1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sl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SL&lt;c&gt; &lt;Qd&gt;, &lt;Qn&gt;, &lt;Qm&gt; V&lt;op&gt;&lt;c&gt; &lt;Dd&gt;, &lt;Dn&gt;, &lt;Dm&gt;</text:p>
          </table:table-cell>
          <table:table-cell table:formula="of:=CALCULATEBITS(QUOTIENT(HEX2DEC([.D71]); 16); MOD(HEX2DEC([.D71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eor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EOR&lt;c&gt; &lt;Qd&gt;, &lt;Qn&gt;, &lt;Qm&gt; VEOR&lt;c&gt; &lt;Dd&gt;, &lt;Dn&gt;, &lt;Dm&gt;</text:p>
          </table:table-cell>
          <table:table-cell table:formula="of:=CALCULATEBITS(QUOTIENT(HEX2DEC([.D72]); 16); MOD(HEX2DEC([.D72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3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orn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N&lt;c&gt; &lt;Qd&gt;, &lt;Qn&gt;, &lt;Qm&gt; VORN&lt;c&gt; &lt;Dd&gt;, &lt;Dn&gt;, &lt;Dm&gt;</text:p>
          </table:table-cell>
          <table:table-cell table:formula="of:=CALCULATEBITS(QUOTIENT(HEX2DEC([.D73]); 16); MOD(HEX2DEC([.D73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UL{R}&lt;c&gt; &lt;Rd&gt;, &lt;Rn&gt;, &lt;Rm&gt;</text:p>
          </table:table-cell>
          <table:table-cell table:formula="of:=CALCULATEBITS(QUOTIENT(HEX2DEC([.D74]); 16); MOD(HEX2DEC([.D7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ua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AD{X}&lt;c&gt; &lt;Rd&gt;, &lt;Rn&gt;, &lt;Rm&gt;</text:p>
          </table:table-cell>
          <table:table-cell table:formula="of:=CALCULATEBITS(QUOTIENT(HEX2DEC([.D75]); 16); MOD(HEX2DEC([.D7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F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us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SD{X}&lt;c&gt; &lt;Rd&gt;, &lt;Rn&gt;, &lt;Rm&gt;</text:p>
          </table:table-cell>
          <table:table-cell table:formula="of:=CALCULATEBITS(QUOTIENT(HEX2DEC([.D76]); 16); MOD(HEX2DEC([.D7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2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E0E50</text:p>
          </table:table-cell>
          <table:table-cell office:value-type="string" calcext:value-type="string">
            <text:p>arm_fp_vcvt_f3216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y&gt;&lt;c&gt;.F32.F16 &lt;Sd&gt;, &lt;Sm&gt; VCVT&lt;y&gt;&lt;c&gt;.F16.F32 &lt;Sd&gt;, &lt;Sm&gt;</text:p>
          </table:table-cell>
          <table:table-cell table:formula="of:=CALCULATEBITS(QUOTIENT(HEX2DEC([.D77]); 16); MOD(HEX2DEC([.D7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F0</text:p>
          </table:table-cell>
          <table:table-cell office:value-type="string" calcext:value-type="string">
            <text:p>arm_mux_lsl_i_mov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&lt;Rd&gt;, &lt;Rm&gt;</text:p>
          </table:table-cell>
          <table:table-cell table:formula="of:=CALCULATEBITS(QUOTIENT(HEX2DEC([.D78]); 16); MOD(HEX2DEC([.D7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302F0</text:p>
          </table:table-cell>
          <table:table-cell office:value-type="string" calcext:value-type="string">
            <text:p>arm_mux_msr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&lt;Rn&gt;</text:p>
          </table:table-cell>
          <table:table-cell table:formula="of:=CALCULATEBITS(QUOTIENT(HEX2DEC([.D79]); 16); MOD(HEX2DEC([.D7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F0</text:p>
          </table:table-cell>
          <table:table-cell office:value-type="string" calcext:value-type="string">
            <text:p>arm_mux_ror_i_rrx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RX{S}&lt;c&gt; &lt;Rd&gt;, &lt;Rm&gt;</text:p>
          </table:table-cell>
          <table:table-cell table:formula="of:=CALCULATEBITS(QUOTIENT(HEX2DEC([.D80]); 16); MOD(HEX2DEC([.D8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D0</text:p>
          </table:table-cell>
          <table:table-cell office:value-type="string" calcext:value-type="string">
            <text:p>arm_mux_vshll_i_vmovl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L&lt;c&gt;.&lt;type&gt;&lt;size&gt; &lt;Qd&gt;, &lt;Dm&gt;, #&lt;imm&gt; (0 &lt; &lt;imm&gt; &lt; &lt;size&gt;)</text:p>
          </table:table-cell>
          <table:table-cell table:formula="of:=CALCULATEBITS(QUOTIENT(HEX2DEC([.D81]); 16); MOD(HEX2DEC([.D8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a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CGE&lt;c&gt;.F32 &lt;Qd&gt;, &lt;Qn&gt;, &lt;Qm&gt; V&lt;op&gt;&lt;c&gt;.F32 &lt;Dd&gt;, &lt;Dn&gt;, &lt;Dm&gt;</text:p>
          </table:table-cell>
          <table:table-cell table:formula="of:=CALCULATEBITS(QUOTIENT(HEX2DEC([.D82]); 16); MOD(HEX2DEC([.D8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acg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CGT&lt;c&gt;.F32 &lt;Qd&gt;, &lt;Qn&gt;, &lt;Qm&gt; V&lt;op&gt;&lt;c&gt;.F32 &lt;Dd&gt;, &lt;Dn&gt;, &lt;Dm&gt;</text:p>
          </table:table-cell>
          <table:table-cell table:formula="of:=CALCULATEBITS(QUOTIENT(HEX2DEC([.D83]); 16); MOD(HEX2DEC([.D8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eq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F32 &lt;Qd&gt;, &lt;Qn&gt;, &lt;Qm&gt; VCEQ&lt;c&gt;.F32 &lt;Dd&gt;, &lt;Dn&gt;, &lt;Dm&gt;</text:p>
          </table:table-cell>
          <table:table-cell table:formula="of:=CALCULATEBITS(QUOTIENT(HEX2DEC([.D84]); 16); MOD(HEX2DEC([.D8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F32 &lt;Qd&gt;, &lt;Qn&gt;, &lt;Qm&gt; VCGE&lt;c&gt;.F32 &lt;Dd&gt;, &lt;Dn&gt;, &lt;Dm&gt;</text:p>
          </table:table-cell>
          <table:table-cell table:formula="of:=CALCULATEBITS(QUOTIENT(HEX2DEC([.D85]); 16); MOD(HEX2DEC([.D8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gt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F32 &lt;Qd&gt;, &lt;Qn&gt;, &lt;Qm&gt; VCGT&lt;c&gt;.F32 &lt;Dd&gt;, &lt;Dn&gt;, &lt;Dm&gt;</text:p>
          </table:table-cell>
          <table:table-cell table:formula="of:=CALCULATEBITS(QUOTIENT(HEX2DEC([.D86]); 16); MOD(HEX2DEC([.D8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la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F32 &lt;Qd&gt;, &lt;Qn&gt;, &lt;Qm&gt; V&lt;op&gt;&lt;c&gt;.F32 &lt;Dd&gt;, &lt;Dn&gt;, &lt;Dm&gt;</text:p>
          </table:table-cell>
          <table:table-cell table:formula="of:=CALCULATEBITS(QUOTIENT(HEX2DEC([.D87]); 16); MOD(HEX2DEC([.D8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ls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F32 &lt;Qd&gt;, &lt;Qn&gt;, &lt;Qm&gt; V&lt;op&gt;&lt;c&gt;.F32 &lt;Dd&gt;, &lt;Dn&gt;, &lt;Dm&gt;</text:p>
          </table:table-cell>
          <table:table-cell table:formula="of:=CALCULATEBITS(QUOTIENT(HEX2DEC([.D88]); 16); MOD(HEX2DEC([.D8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ul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F32 &lt;Qd&gt;, &lt;Qn&gt;, &lt;Qm&gt; VMUL&lt;c&gt;.F32 &lt;Dd&gt;, &lt;Dn&gt;, &lt;Dm&gt;</text:p>
          </table:table-cell>
          <table:table-cell table:formula="of:=CALCULATEBITS(QUOTIENT(HEX2DEC([.D89]); 16); MOD(HEX2DEC([.D8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a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AL&lt;c&gt;.&lt;dt&gt; &lt;Qd&gt;, &lt;Dn&gt;, &lt;Dm&gt;</text:p>
          </table:table-cell>
          <table:table-cell table:formula="of:=CALCULATEBITS(QUOTIENT(HEX2DEC([.D90]); 16); MOD(HEX2DEC([.D9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3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a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AL&lt;c&gt;.&lt;dt&gt; &lt;Qd&gt;, &lt;Dn&gt;, &lt;Dm[x]&gt;</text:p>
          </table:table-cell>
          <table:table-cell table:formula="of:=CALCULATEBITS(QUOTIENT(HEX2DEC([.D91]); 16); MOD(HEX2DEC([.D9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s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SL&lt;c&gt;.&lt;dt&gt; &lt;Qd&gt;, &lt;Dn&gt;, &lt;Dm&gt;</text:p>
          </table:table-cell>
          <table:table-cell table:formula="of:=CALCULATEBITS(QUOTIENT(HEX2DEC([.D92]); 16); MOD(HEX2DEC([.D9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7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s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SL&lt;c&gt;.&lt;dt&gt; &lt;Qd&gt;, &lt;Dn&gt;, &lt;Dm[x]&gt;</text:p>
          </table:table-cell>
          <table:table-cell table:formula="of:=CALCULATEBITS(QUOTIENT(HEX2DEC([.D93]); 16); MOD(HEX2DEC([.D9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ul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L&lt;c&gt;.&lt;dt&gt; &lt;Qd&gt;, &lt;Dn&gt;, &lt;Dm&gt;</text:p>
          </table:table-cell>
          <table:table-cell table:formula="of:=CALCULATEBITS(QUOTIENT(HEX2DEC([.D94]); 16); MOD(HEX2DEC([.D9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B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ul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L&lt;c&gt;.&lt;dt&gt; &lt;Qd&gt;, &lt;Dn&gt;, &lt;Dm[x]&gt;</text:p>
          </table:table-cell>
          <table:table-cell table:formula="of:=CALCULATEBITS(QUOTIENT(HEX2DEC([.D95]); 16); MOD(HEX2DEC([.D9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abd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&lt;c&gt;.F32 &lt;Qd&gt;, &lt;Qn&gt;, &lt;Qm&gt; VABD&lt;c&gt;.F32 &lt;Dd&gt;, &lt;Dn&gt;, &lt;Dm&gt;</text:p>
          </table:table-cell>
          <table:table-cell table:formula="of:=CALCULATEBITS(QUOTIENT(HEX2DEC([.D96]); 16); MOD(HEX2DEC([.D9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max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AX&lt;c&gt;.F32 &lt;Qd&gt;, &lt;Qn&gt;, &lt;Qm&gt; V&lt;op&gt;&lt;c&gt;.F32 &lt;Dd&gt;, &lt;Dn&gt;, &lt;Dm&gt;</text:p>
          </table:table-cell>
          <table:table-cell table:formula="of:=CALCULATEBITS(QUOTIENT(HEX2DEC([.D97]); 16); MOD(HEX2DEC([.D9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min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IN&lt;c&gt;.F32 &lt;Qd&gt;, &lt;Qn&gt;, &lt;Qm&gt; V&lt;op&gt;&lt;c&gt;.F32 &lt;Dd&gt;, &lt;Dn&gt;, &lt;Dm&gt;</text:p>
          </table:table-cell>
          <table:table-cell table:formula="of:=CALCULATEBITS(QUOTIENT(HEX2DEC([.D98]); 16); MOD(HEX2DEC([.D9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pmax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AX&lt;c&gt;.F32 &lt;Dd&gt;, &lt;Dn&gt;, &lt;Dm&gt;</text:p>
          </table:table-cell>
          <table:table-cell table:formula="of:=CALCULATEBITS(QUOTIENT(HEX2DEC([.D99]); 16); MOD(HEX2DEC([.D9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pmin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IN&lt;c&gt;.F32 &lt;Dd&gt;, &lt;Dn&gt;, &lt;Dm&gt;</text:p>
          </table:table-cell>
          <table:table-cell table:formula="of:=CALCULATEBITS(QUOTIENT(HEX2DEC([.D100]); 16); MOD(HEX2DEC([.D10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F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recps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CPS&lt;c&gt;.F32 &lt;Qd&gt;, &lt;Qn&gt;, &lt;Qm&gt; VRECPS&lt;c&gt;.F32 &lt;Dd&gt;, &lt;Dn&gt;, &lt;Dm&gt;</text:p>
          </table:table-cell>
          <table:table-cell table:formula="of:=CALCULATEBITS(QUOTIENT(HEX2DEC([.D101]); 16); MOD(HEX2DEC([.D10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F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rsqrts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QRTS&lt;c&gt;.F32 &lt;Qd&gt;, &lt;Qn&gt;, &lt;Qm&gt; VRSQRTS&lt;c&gt;.F32 &lt;Dd&gt;, &lt;Dn&gt;, &lt;Dm&gt;</text:p>
          </table:table-cell>
          <table:table-cell table:formula="of:=CALCULATEBITS(QUOTIENT(HEX2DEC([.D102]); 16); MOD(HEX2DEC([.D10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C50</text:p>
          </table:table-cell>
          <table:table-cell office:value-type="string" calcext:value-type="string">
            <text:p>arm_vmisc_vtbl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BL&lt;c&gt;.8 &lt;Dd&gt;, &lt;list&gt;, &lt;Dm&gt;</text:p>
          </table:table-cell>
          <table:table-cell table:formula="of:=CALCULATEBITS(QUOTIENT(HEX2DEC([.D103]); 16); MOD(HEX2DEC([.D10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8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C50</text:p>
          </table:table-cell>
          <table:table-cell office:value-type="string" calcext:value-type="string">
            <text:p>arm_vmisc_vtbx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BX&lt;c&gt;.8 &lt;Dd&gt;, &lt;list&gt;, &lt;Dm&gt;</text:p>
          </table:table-cell>
          <table:table-cell table:formula="of:=CALCULATEBITS(QUOTIENT(HEX2DEC([.D104]); 16); MOD(HEX2DEC([.D10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add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F32 &lt;Qd&gt;, &lt;Qn&gt;, &lt;Qm&gt; VADD&lt;c&gt;.F32 &lt;Dd&gt;, &lt;Dn&gt;, &lt;Dm&gt;</text:p>
          </table:table-cell>
          <table:table-cell table:formula="of:=CALCULATEBITS(QUOTIENT(HEX2DEC([.D105]); 16); MOD(HEX2DEC([.D10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add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HN&lt;c&gt;.&lt;dt&gt; &lt;Dd&gt;, &lt;Qn&gt;, &lt;Qm&gt;</text:p>
          </table:table-cell>
          <table:table-cell table:formula="of:=CALCULATEBITS(QUOTIENT(HEX2DEC([.D106]); 16); MOD(HEX2DEC([.D10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padd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&lt;c&gt;.F32 &lt;Dd&gt;, &lt;Dn&gt;, &lt;Dm&gt;</text:p>
          </table:table-cell>
          <table:table-cell table:formula="of:=CALCULATEBITS(QUOTIENT(HEX2DEC([.D107]); 16); MOD(HEX2DEC([.D10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radd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ADDHN&lt;c&gt;.&lt;dt&gt; &lt;Dd&gt;, &lt;Qn&gt;, &lt;Qm&gt;</text:p>
          </table:table-cell>
          <table:table-cell table:formula="of:=CALCULATEBITS(QUOTIENT(HEX2DEC([.D108]); 16); MOD(HEX2DEC([.D10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rsub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UBHN&lt;c&gt;.&lt;dt&gt; &lt;Dd&gt;, &lt;Qn&gt;, &lt;Qm&gt;</text:p>
          </table:table-cell>
          <table:table-cell table:formula="of:=CALCULATEBITS(QUOTIENT(HEX2DEC([.D109]); 16); MOD(HEX2DEC([.D10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sub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F32 &lt;Qd&gt;, &lt;Qn&gt;, &lt;Qm&gt; VSUB&lt;c&gt;.F32 &lt;Dd&gt;, &lt;Dn&gt;, &lt;Dm&gt;</text:p>
          </table:table-cell>
          <table:table-cell table:formula="of:=CALCULATEBITS(QUOTIENT(HEX2DEC([.D110]); 16); MOD(HEX2DEC([.D11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sub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HN&lt;c&gt;.&lt;dt&gt; &lt;Dd&gt;, &lt;Qn&gt;, &lt;Qm&gt;</text:p>
          </table:table-cell>
          <table:table-cell table:formula="of:=CALCULATEBITS(QUOTIENT(HEX2DEC([.D111]); 16); MOD(HEX2DEC([.D11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1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table:formula="of:=CALCULATEBITS(QUOTIENT(HEX2DEC([.D112]); 16); MOD(HEX2DEC([.D11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2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table:formula="of:=CALCULATEBITS(QUOTIENT(HEX2DEC([.D113]); 16); MOD(HEX2DEC([.D11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3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table:formula="of:=CALCULATEBITS(QUOTIENT(HEX2DEC([.D114]); 16); MOD(HEX2DEC([.D11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4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 :&lt;align&gt;}]{!} VLD4&lt;c&gt;.&lt;size&gt; &lt;list&gt;, [&lt;Rn&gt;{ :&lt;align&gt;}], &lt;Rm&gt;</text:p>
          </table:table-cell>
          <table:table-cell table:formula="of:=CALCULATEBITS(QUOTIENT(HEX2DEC([.D115]); 16); MOD(HEX2DEC([.D11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BD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op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OP &lt;list&gt;</text:p>
          </table:table-cell>
          <table:table-cell table:formula="of:=CALCULATEBITS(QUOTIENT(HEX2DEC([.D116]); 16); MOD(HEX2DEC([.D11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BD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op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OP &lt;list&gt;</text:p>
          </table:table-cell>
          <table:table-cell table:formula="of:=CALCULATEBITS(QUOTIENT(HEX2DEC([.D117]); 16); MOD(HEX2DEC([.D11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2D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ush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USH&lt;c&gt; &lt;list&gt;</text:p>
          </table:table-cell>
          <table:table-cell table:formula="of:=CALCULATEBITS(QUOTIENT(HEX2DEC([.D118]); 16); MOD(HEX2DEC([.D11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2D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ush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USH&lt;c&gt; &lt;list&gt;</text:p>
          </table:table-cell>
          <table:table-cell table:formula="of:=CALCULATEBITS(QUOTIENT(HEX2DEC([.D119]); 16); MOD(HEX2DEC([.D11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a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PC, &lt;Rm&gt;, #&lt;imm&gt;</text:p>
          </table:table-cell>
          <table:table-cell table:formula="of:=CALCULATEBITS(QUOTIENT(HEX2DEC([.D120]); 16); MOD(HEX2DEC([.D12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l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PC, &lt;Rm&gt;, #&lt;imm&gt;</text:p>
          </table:table-cell>
          <table:table-cell table:formula="of:=CALCULATEBITS(QUOTIENT(HEX2DEC([.D121]); 16); MOD(HEX2DEC([.D12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ro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PC, &lt;Rm&gt;, #&lt;imm&gt;</text:p>
          </table:table-cell>
          <table:table-cell table:formula="of:=CALCULATEBITS(QUOTIENT(HEX2DEC([.D122]); 16); MOD(HEX2DEC([.D12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F0000</text:p>
          </table:table-cell>
          <table:table-cell office:value-type="string" calcext:value-type="string">
            <text:p>arm_misc_pld_lbl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 &lt;label&gt; PLD [PC, #-0] Special case</text:p>
          </table:table-cell>
          <table:table-cell table:formula="of:=CALCULATEBITS(QUOTIENT(HEX2DEC([.D123]); 16); MOD(HEX2DEC([.D12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10020</text:p>
          </table:table-cell>
          <table:table-cell office:value-type="string" calcext:value-type="string">
            <text:p>arm_cstat_cps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PS&lt;effect&gt; &lt;iflags&gt;{, #&lt;mode&gt;} CPS #&lt;mode&gt;</text:p>
          </table:table-cell>
          <table:table-cell table:formula="of:=CALCULATEBITS(QUOTIENT(HEX2DEC([.D124]); 16); MOD(HEX2DEC([.D12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A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A0E50</text:p>
          </table:table-cell>
          <table:table-cell office:value-type="string" calcext:value-type="string">
            <text:p>arm_fp_vcvt_f6432_bc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F64 &lt;Dd&gt;, &lt;Dd&gt;, #&lt;fbits&gt; VCVT&lt;c&gt;.&lt;Td&gt;.F32 &lt;Sd&gt;, &lt;Sd&gt;, #&lt;fbits&gt; VCVT&lt;c&gt;.F64.&lt;Td&gt; &lt;Dd&gt;, &lt;Dd&gt;, #&lt;fbits&gt; VCVT&lt;c&gt;.F32.&lt;Td&gt; &lt;Sd&gt;, &lt;Sd&gt;, #&lt;fbits&gt;</text:p>
          </table:table-cell>
          <table:table-cell table:formula="of:=CALCULATEBITS(QUOTIENT(HEX2DEC([.D125]); 16); MOD(HEX2DEC([.D12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mux_lsl_i_mov_pc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PC, &lt;Rm&gt;, #&lt;imm5&gt;</text:p>
          </table:table-cell>
          <table:table-cell table:formula="of:=CALCULATEBITS(QUOTIENT(HEX2DEC([.D126]); 16); MOD(HEX2DEC([.D126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bic_vmvn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C&lt;c&gt;.&lt;dt&gt; &lt;Qd&gt;, #&lt;imm&gt; VBIC&lt;c&gt;.&lt;dt&gt; &lt;Dd&gt;, #&lt;imm&gt;</text:p>
          </table:table-cell>
          <table:table-cell table:formula="of:=CALCULATEBITS(QUOTIENT(HEX2DEC([.D127]); 16); MOD(HEX2DEC([.D127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bic_vmvn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VN&lt;c&gt;.&lt;dt&gt; &lt;Qd&gt;, #&lt;imm&gt; VMVN&lt;c&gt;.&lt;dt&gt; &lt;Dd&gt;, #&lt;imm&gt;</text:p>
          </table:table-cell>
          <table:table-cell table:formula="of:=CALCULATEBITS(QUOTIENT(HEX2DEC([.D128]); 16); MOD(HEX2DEC([.D128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R&lt;c&gt;.&lt;dt&gt; &lt;Qd&gt;, #&lt;imm&gt; VORR&lt;c&gt;.&lt;dt&gt; &lt;Dd&gt;, #&lt;imm&gt;</text:p>
          </table:table-cell>
          <table:table-cell table:formula="of:=CALCULATEBITS(QUOTIENT(HEX2DEC([.D129]); 16); MOD(HEX2DEC([.D129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D0</text:p>
          </table:table-cell>
          <table:table-cell office:value-type="string" calcext:value-type="string">
            <text:p>arm_mux_vr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SHR{U}N&lt;c&gt;.&lt;type&gt;&lt;size&gt; &lt;Dd&gt;, &lt;Qm&gt;, #&lt;imm&gt;</text:p>
          </table:table-cell>
          <table:table-cell table:formula="of:=CALCULATEBITS(QUOTIENT(HEX2DEC([.D130]); 16); MOD(HEX2DEC([.D13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D0</text:p>
          </table:table-cell>
          <table:table-cell office:value-type="string" calcext:value-type="string">
            <text:p>arm_mux_v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R{U}N&lt;c&gt;.&lt;type&gt;&lt;size&gt; &lt;Dd&gt;, &lt;Qm&gt;, #&lt;imm&gt;</text:p>
          </table:table-cell>
          <table:table-cell table:formula="of:=CALCULATEBITS(QUOTIENT(HEX2DEC([.D131]); 16); MOD(HEX2DEC([.D13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cmp_vceq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&lt;dt&gt; &lt;Qd&gt;, &lt;Qn&gt;, &lt;Qm&gt; VCEQ&lt;c&gt;.&lt;dt&gt; &lt;Dd&gt;, &lt;Dn&gt;, &lt;Dm&gt;</text:p>
          </table:table-cell>
          <table:table-cell table:formula="of:=CALCULATEBITS(QUOTIENT(HEX2DEC([.D132]); 16); MOD(HEX2DEC([.D13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cmp_vts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ST&lt;c&gt;.&lt;size&gt; &lt;Qd&gt;, &lt;Qn&gt;, &lt;Qm&gt; VTST&lt;c&gt;.&lt;size&gt; &lt;Dd&gt;, &lt;Dn&gt;, &lt;Dm&gt;</text:p>
          </table:table-cell>
          <table:table-cell table:formula="of:=CALCULATEBITS(QUOTIENT(HEX2DEC([.D133]); 16); MOD(HEX2DEC([.D13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C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fm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M&lt;y&gt;&lt;c&gt;.F32 &lt;Qd&gt;, &lt;Qn&gt;, &lt;Qm&gt; VFM&lt;y&gt;&lt;c&gt;.F32 &lt;Dd&gt;, &lt;Dn&gt;, &lt;Dm&gt;</text:p>
          </table:table-cell>
          <table:table-cell table:formula="of:=CALCULATEBITS(QUOTIENT(HEX2DEC([.D134]); 16); MOD(HEX2DEC([.D13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mla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&lt;dt&gt; &lt;Qd&gt;, &lt;Qn&gt;, &lt;Qm&gt; V&lt;op&gt;&lt;c&gt;.&lt;dt&gt; &lt;Dd&gt;, &lt;Dn&gt;, &lt;Dm&gt;</text:p>
          </table:table-cell>
          <table:table-cell table:formula="of:=CALCULATEBITS(QUOTIENT(HEX2DEC([.D135]); 16); MOD(HEX2DEC([.D13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a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L&lt;c&gt;.&lt;dt&gt; &lt;Qd&gt;, &lt;Dn&gt;, &lt;Dm&gt;</text:p>
          </table:table-cell>
          <table:table-cell table:formula="of:=CALCULATEBITS(QUOTIENT(HEX2DEC([.D136]); 16); MOD(HEX2DEC([.D136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a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L&lt;c&gt;.&lt;dt&gt; &lt;Qd&gt;, &lt;Dn&gt;, &lt;Dm[x]&gt;</text:p>
          </table:table-cell>
          <table:table-cell table:formula="of:=CALCULATEBITS(QUOTIENT(HEX2DEC([.D137]); 16); MOD(HEX2DEC([.D137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mls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&lt;dt&gt; &lt;Qd&gt;, &lt;Qn&gt;, &lt;Qm&gt; V&lt;op&gt;&lt;c&gt;.&lt;dt&gt; &lt;Dd&gt;, &lt;Dn&gt;, &lt;Dm&gt;</text:p>
          </table:table-cell>
          <table:table-cell table:formula="of:=CALCULATEBITS(QUOTIENT(HEX2DEC([.D138]); 16); MOD(HEX2DEC([.D138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s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L&lt;c&gt;.&lt;dt&gt; &lt;Qd&gt;, &lt;Dn&gt;, &lt;Dm&gt;</text:p>
          </table:table-cell>
          <table:table-cell table:formula="of:=CALCULATEBITS(QUOTIENT(HEX2DEC([.D139]); 16); MOD(HEX2DEC([.D139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s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L&lt;c&gt;.&lt;dt&gt; &lt;Qd&gt;, &lt;Dn&gt;, &lt;Dm[x]&gt;</text:p>
          </table:table-cell>
          <table:table-cell table:formula="of:=CALCULATEBITS(QUOTIENT(HEX2DEC([.D140]); 16); MOD(HEX2DEC([.D14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ul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L&lt;c&gt;.&lt;dt&gt; &lt;Qd&gt;, &lt;Dn&gt;, &lt;Dm[x]&gt;</text:p>
          </table:table-cell>
          <table:table-cell table:formula="of:=CALCULATEBITS(QUOTIENT(HEX2DEC([.D141]); 16); MOD(HEX2DEC([.D14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qdmulh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H&lt;c&gt;.&lt;dt&gt; &lt;Qd&gt;, &lt;Qn&gt;, &lt;Qm&gt; VQDMULH&lt;c&gt;.&lt;dt&gt; &lt;Dd&gt;, &lt;Dn&gt;, &lt;Dm&gt;</text:p>
          </table:table-cell>
          <table:table-cell table:formula="of:=CALCULATEBITS(QUOTIENT(HEX2DEC([.D142]); 16); MOD(HEX2DEC([.D14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C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qdmulh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H&lt;c&gt;.&lt;dt&gt; &lt;Qd&gt;, &lt;Qn&gt;, &lt;Dm[x]&gt; VQDMULH&lt;c&gt;.&lt;dt&gt; &lt;Dd&gt;, &lt;Dn&gt;, &lt;Dm[x]&gt;</text:p>
          </table:table-cell>
          <table:table-cell table:formula="of:=CALCULATEBITS(QUOTIENT(HEX2DEC([.D143]); 16); MOD(HEX2DEC([.D14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qrdmulh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DMULH&lt;c&gt;.&lt;dt&gt; &lt;Qd&gt;, &lt;Qn&gt;, &lt;Qm&gt; VQRDMULH&lt;c&gt;.&lt;dt&gt; &lt;Dd&gt;, &lt;Dn&gt;, &lt;Dm&gt;</text:p>
          </table:table-cell>
          <table:table-cell table:formula="of:=CALCULATEBITS(QUOTIENT(HEX2DEC([.D144]); 16); MOD(HEX2DEC([.D14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D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qrdmulh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DMULH&lt;c&gt;.&lt;dt&gt; &lt;Qd&gt;, &lt;Qn&gt;, &lt;Dm[x]&gt; VQRDMULH&lt;c&gt;.&lt;dt&gt; &lt;Dd&gt;, &lt;Dn&gt;, &lt;Dm[x]&gt;</text:p>
          </table:table-cell>
          <table:table-cell table:formula="of:=CALCULATEBITS(QUOTIENT(HEX2DEC([.D145]); 16); MOD(HEX2DEC([.D14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isc_vabal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AL&lt;c&gt;.&lt;dt&gt; &lt;Qd&gt;, &lt;Dn&gt;, &lt;Dm&gt;</text:p>
          </table:table-cell>
          <table:table-cell table:formula="of:=CALCULATEBITS(QUOTIENT(HEX2DEC([.D146]); 16); MOD(HEX2DEC([.D146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isc_vabdl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L&lt;c&gt;.&lt;dt&gt; &lt;Qd&gt;, &lt;Dn&gt;, &lt;Dm&gt;</text:p>
          </table:table-cell>
          <table:table-cell table:formula="of:=CALCULATEBITS(QUOTIENT(HEX2DEC([.D147]); 16); MOD(HEX2DEC([.D147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&lt;dt&gt; &lt;Qd&gt;, &lt;Qn&gt;, &lt;Qm&gt; VADD&lt;c&gt;.&lt;dt&gt; &lt;Dd&gt;, &lt;Dn&gt;, &lt;Dm&gt;</text:p>
          </table:table-cell>
          <table:table-cell table:formula="of:=CALCULATEBITS(QUOTIENT(HEX2DEC([.D148]); 16); MOD(HEX2DEC([.D148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p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&lt;c&gt;.&lt;dt&gt; &lt;Dd&gt;, &lt;Dn&gt;, &lt;Dm&gt;</text:p>
          </table:table-cell>
          <table:table-cell table:formula="of:=CALCULATEBITS(QUOTIENT(HEX2DEC([.D149]); 16); MOD(HEX2DEC([.D149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sub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&lt;dt&gt; &lt;Qd&gt;, &lt;Qn&gt;, &lt;Qm&gt; VSUB&lt;c&gt;.&lt;dt&gt; &lt;Dd&gt;, &lt;Dn&gt;, &lt;Dm&gt;</text:p>
          </table:table-cell>
          <table:table-cell table:formula="of:=CALCULATEBITS(QUOTIENT(HEX2DEC([.D150]); 16); MOD(HEX2DEC([.D15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hl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&lt;c&gt;.I&lt;size&gt; &lt;Qd&gt;, &lt;Qm&gt;, #&lt;imm&gt; VSHL&lt;c&gt;.I&lt;size&gt; &lt;Dd&gt;, &lt;Dm&gt;, #&lt;imm&gt;</text:p>
          </table:table-cell>
          <table:table-cell table:formula="of:=CALCULATEBITS(QUOTIENT(HEX2DEC([.D151]); 16); MOD(HEX2DEC([.D15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li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LI&lt;c&gt;.&lt;size&gt; &lt;Qd&gt;, &lt;Qm&gt;, #&lt;imm&gt; VSLI&lt;c&gt;.&lt;size&gt; &lt;Dd&gt;, &lt;Dm&gt;, #&lt;imm&gt;</text:p>
          </table:table-cell>
          <table:table-cell table:formula="of:=CALCULATEBITS(QUOTIENT(HEX2DEC([.D152]); 16); MOD(HEX2DEC([.D15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4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ri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RI&lt;c&gt;.&lt;size&gt; &lt;Qd&gt;, &lt;Qm&gt;, #&lt;imm&gt; VSRI&lt;c&gt;.&lt;size&gt; &lt;Dd&gt;, &lt;Dm&gt;, #&lt;imm&gt;</text:p>
          </table:table-cell>
          <table:table-cell table:formula="of:=CALCULATEBITS(QUOTIENT(HEX2DEC([.D153]); 16); MOD(HEX2DEC([.D15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D0</text:p>
          </table:table-cell>
          <table:table-cell office:value-type="string" calcext:value-type="string">
            <text:p>arm_vfpxfer_vmov_d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Dm&gt;, &lt;Rt&gt;, &lt;Rt2&gt; VMOV&lt;c&gt; &lt;Rt&gt;, &lt;Rt2&gt;, &lt;Dm&gt;</text:p>
          </table:table-cell>
          <table:table-cell table:formula="of:=CALCULATEBITS(QUOTIENT(HEX2DEC([.D154]); 16); MOD(HEX2DEC([.D15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D0</text:p>
          </table:table-cell>
          <table:table-cell office:value-type="string" calcext:value-type="string">
            <text:p>arm_vfpxfer_vmov_ss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Sm&gt;, &lt;Sm1&gt;, &lt;Rt&gt;, &lt;Rt2&gt; VMOV&lt;c&gt; &lt;Rt&gt;, &lt;Rt2&gt;, &lt;Sm&gt;, &lt;Sm1&gt;</text:p>
          </table:table-cell>
          <table:table-cell table:formula="of:=CALCULATEBITS(QUOTIENT(HEX2DEC([.D155]); 16); MOD(HEX2DEC([.D15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C0001E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E</text:p>
          </table:table-cell>
          <table:table-cell office:value-type="string" calcext:value-type="string">
            <text:p>arm_cmisc_bfc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FC&lt;c&gt; &lt;Rd&gt;, #&lt;lsb&gt;, #&lt;width&gt;</text:p>
          </table:table-cell>
          <table:table-cell table:formula="of:=CALCULATEBITS(QUOTIENT(HEX2DEC([.D156]); 16); MOD(HEX2DEC([.D15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F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d_lbl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&lt;label&gt; LDRD&lt;c&gt; &lt;Rt&gt;, &lt;Rt2&gt;, [PC, #-0] Special case</text:p>
          </table:table-cell>
          <table:table-cell table:formula="of:=CALCULATEBITS(QUOTIENT(HEX2DEC([.D157]); 16); MOD(HEX2DEC([.D15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h_lbl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&lt;label&gt; LDRH&lt;c&gt; &lt;Rt&gt;, [PC, #-0] Special case</text:p>
          </table:table-cell>
          <table:table-cell table:formula="of:=CALCULATEBITS(QUOTIENT(HEX2DEC([.D158]); 16); MOD(HEX2DEC([.D15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sb_lbl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&lt;label&gt; LDRSB&lt;c&gt; &lt;Rt&gt;, [PC, #-0] Special case</text:p>
          </table:table-cell>
          <table:table-cell table:formula="of:=CALCULATEBITS(QUOTIENT(HEX2DEC([.D159]); 16); MOD(HEX2DEC([.D15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sh_lbl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&lt;label&gt; LDRSH&lt;c&gt; &lt;Rt&gt;, [PC, #-0] Special case</text:p>
          </table:table-cell>
          <table:table-cell table:formula="of:=CALCULATEBITS(QUOTIENT(HEX2DEC([.D160]); 16); MOD(HEX2DEC([.D16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8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80E50</text:p>
          </table:table-cell>
          <table:table-cell office:value-type="string" calcext:value-type="string">
            <text:p>arm_fp_vcvt_sf6432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{R}&lt;c&gt;.S32.F64 &lt;Sd&gt;, &lt;Dm&gt; VCVT{R}&lt;c&gt;.S32.F32 &lt;Sd&gt;, &lt;Sm&gt; VCVT{R}&lt;c&gt;.U32.F64 &lt;Sd&gt;, &lt;Dm&gt; VCVT{R}&lt;c&gt;.U32.F32 &lt;Sd&gt;, &lt;Sm&gt; VCVT&lt;c&gt;.F64.&lt;Tm&gt; &lt;Dd&gt;, &lt;Sm&gt; VCVT&lt;c&gt;.F32.&lt;Tm&gt; &lt;Sd&gt;, &lt;Sm&gt;</text:p>
          </table:table-cell>
          <table:table-cell table:formula="of:=CALCULATEBITS(QUOTIENT(HEX2DEC([.D161]); 16); MOD(HEX2DEC([.D16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2F0</text:p>
          </table:table-cell>
          <table:table-cell office:value-type="string" calcext:value-type="string">
            <text:p>arm_mux_mrs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spec reg&gt;</text:p>
          </table:table-cell>
          <table:table-cell table:formula="of:=CALCULATEBITS(QUOTIENT(HEX2DEC([.D162]); 16); MOD(HEX2DEC([.D16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9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dt&gt; &lt;Qd&gt;, #&lt;imm&gt; VMOV&lt;c&gt;.&lt;dt&gt; &lt;Dd&gt;, #&lt;imm&gt;</text:p>
          </table:table-cell>
          <table:table-cell table:formula="of:=CALCULATEBITS(QUOTIENT(HEX2DEC([.D163]); 16); MOD(HEX2DEC([.D16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R&lt;c&gt;.&lt;type&gt;&lt;size&gt; &lt;Qd&gt;, &lt;Qm&gt;, #&lt;imm&gt; VSHR&lt;c&gt;.&lt;type&gt;&lt;size&gt; &lt;Dd&gt;, &lt;Dm&gt;, #&lt;imm&gt;</text:p>
          </table:table-cell>
          <table:table-cell table:formula="of:=CALCULATEBITS(QUOTIENT(HEX2DEC([.D164]); 16); MOD(HEX2DEC([.D16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3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cmp_v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&lt;dt&gt; &lt;Qd&gt;, &lt;Qn&gt;, &lt;Qm&gt; VCGE&lt;c&gt;.&lt;dt&gt; &lt;Dd&gt;, &lt;Dn&gt;, &lt;Dm&gt;</text:p>
          </table:table-cell>
          <table:table-cell table:formula="of:=CALCULATEBITS(QUOTIENT(HEX2DEC([.D165]); 16); MOD(HEX2DEC([.D16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cmp_vcgt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&lt;dt&gt; &lt;Qd&gt;, &lt;Qn&gt;, &lt;Qm&gt; VCGT&lt;c&gt;.&lt;dt&gt; &lt;Dd&gt;, &lt;Dn&gt;, &lt;Dm&gt;</text:p>
          </table:table-cell>
          <table:table-cell table:formula="of:=CALCULATEBITS(QUOTIENT(HEX2DEC([.D166]); 16); MOD(HEX2DEC([.D16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la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&lt;dt&gt; &lt;Qd&gt;, &lt;Qn&gt;, &lt;Dm[x]&gt; V&lt;op&gt;&lt;c&gt;.&lt;dt&gt; &lt;Dd&gt;, &lt;Dn&gt;, &lt;Dm[x]&gt;</text:p>
          </table:table-cell>
          <table:table-cell table:formula="of:=CALCULATEBITS(QUOTIENT(HEX2DEC([.D167]); 16); MOD(HEX2DEC([.D16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4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ls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&lt;dt&gt; &lt;Qd&gt;, &lt;Qn&gt;, &lt;Dm[x]&gt; V&lt;op&gt;&lt;c&gt;.&lt;dt&gt; &lt;Dd&gt;, &lt;Dn&gt;, &lt;Dm[x]&gt;</text:p>
          </table:table-cell>
          <table:table-cell table:formula="of:=CALCULATEBITS(QUOTIENT(HEX2DEC([.D168]); 16); MOD(HEX2DEC([.D16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9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ac_vmu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&lt;dt&gt; &lt;Qd&gt;, &lt;Qn&gt;, &lt;Qm&gt; VMUL&lt;c&gt;.&lt;dt&gt; &lt;Dd&gt;, &lt;Dn&gt;, &lt;Dm&gt;</text:p>
          </table:table-cell>
          <table:table-cell table:formula="of:=CALCULATEBITS(QUOTIENT(HEX2DEC([.D169]); 16); MOD(HEX2DEC([.D16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u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&lt;dt&gt; &lt;Qd&gt;, &lt;Qn&gt;, &lt;Dm[x]&gt; VMUL&lt;c&gt;.&lt;dt&gt; &lt;Dd&gt;, &lt;Dn&gt;, &lt;Dm[x]&gt;</text:p>
          </table:table-cell>
          <table:table-cell table:formula="of:=CALCULATEBITS(QUOTIENT(HEX2DEC([.D170]); 16); MOD(HEX2DEC([.D17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D50</text:p>
          </table:table-cell>
          <table:table-cell office:value-type="string" calcext:value-type="string">
            <text:p>arm_vmac_vmul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L&lt;c&gt;.&lt;dt&gt; &lt;Qd&gt;, &lt;Dn&gt;, &lt;Dm&gt;</text:p>
          </table:table-cell>
          <table:table-cell table:formula="of:=CALCULATEBITS(QUOTIENT(HEX2DEC([.D171]); 16); MOD(HEX2DEC([.D17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7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aba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A&lt;c&gt;.&lt;dt&gt; &lt;Qd&gt;, &lt;Qn&gt;, &lt;Qm&gt; VABA&lt;c&gt;.&lt;dt&gt; &lt;Dd&gt;, &lt;Dn&gt;, &lt;Dm&gt;</text:p>
          </table:table-cell>
          <table:table-cell table:formula="of:=CALCULATEBITS(QUOTIENT(HEX2DEC([.D172]); 16); MOD(HEX2DEC([.D17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abd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&lt;c&gt;.&lt;dt&gt; &lt;Qd&gt;, &lt;Qn&gt;, &lt;Qm&gt; VABD&lt;c&gt;.&lt;dt&gt; &lt;Dd&gt;, &lt;Dn&gt;, &lt;Dm&gt;</text:p>
          </table:table-cell>
          <table:table-cell table:formula="of:=CALCULATEBITS(QUOTIENT(HEX2DEC([.D173]); 16); MOD(HEX2DEC([.D17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90</text:p>
          </table:table-cell>
          <table:table-cell office:value-type="string" calcext:value-type="string">
            <text:p>arm_vmisc_vcvt_tdtmb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&lt;Tm&gt; &lt;Qd&gt;, &lt;Qm&gt;, #&lt;fbits&gt; VCVT&lt;c&gt;.&lt;Td&gt;.&lt;Tm&gt; &lt;Dd&gt;, &lt;Dm&gt;, #&lt;fbits&gt;</text:p>
          </table:table-cell>
          <table:table-cell table:formula="of:=CALCULATEBITS(QUOTIENT(HEX2DEC([.D174]); 16); MOD(HEX2DEC([.D17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max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AX&lt;c&gt;.&lt;dt&gt; &lt;Qd&gt;, &lt;Qn&gt;, &lt;Qm&gt; V&lt;op&gt;&lt;c&gt;.&lt;dt&gt; &lt;Dd&gt;, &lt;Dn&gt;, &lt;Dm&gt;</text:p>
          </table:table-cell>
          <table:table-cell table:formula="of:=CALCULATEBITS(QUOTIENT(HEX2DEC([.D175]); 16); MOD(HEX2DEC([.D17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6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min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IN&lt;c&gt;.&lt;dt&gt; &lt;Qd&gt;, &lt;Qn&gt;, &lt;Qm&gt; V&lt;op&gt;&lt;c&gt;.&lt;dt&gt; &lt;Dd&gt;, &lt;Dn&gt;, &lt;Dm&gt;</text:p>
          </table:table-cell>
          <table:table-cell table:formula="of:=CALCULATEBITS(QUOTIENT(HEX2DEC([.D176]); 16); MOD(HEX2DEC([.D17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pmax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AX&lt;c&gt;.&lt;dt&gt; &lt;Dd&gt;, &lt;Dn&gt;, &lt;Dm&gt;</text:p>
          </table:table-cell>
          <table:table-cell table:formula="of:=CALCULATEBITS(QUOTIENT(HEX2DEC([.D177]); 16); MOD(HEX2DEC([.D17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pmin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IN&lt;c&gt;.&lt;dt&gt; &lt;Dd&gt;, &lt;Dn&gt;, &lt;Dm&gt;</text:p>
          </table:table-cell>
          <table:table-cell table:formula="of:=CALCULATEBITS(QUOTIENT(HEX2DEC([.D178]); 16); MOD(HEX2DEC([.D17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par_vadd_lw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L&lt;c&gt;.&lt;dt&gt; &lt;Qd&gt;, &lt;Dn&gt;, &lt;Dm&gt; VADDW&lt;c&gt;.&lt;dt&gt; &lt;Qd&gt;, &lt;Qn&gt;, &lt;Dm&gt;</text:p>
          </table:table-cell>
          <table:table-cell table:formula="of:=CALCULATEBITS(QUOTIENT(HEX2DEC([.D179]); 16); MOD(HEX2DEC([.D17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hadd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HADD&lt;c&gt; &lt;Qd&gt;, &lt;Qn&gt;, &lt;Qm&gt; VH&lt;op&gt;&lt;c&gt; &lt;Dd&gt;, &lt;Dn&gt;, &lt;Dm&gt;</text:p>
          </table:table-cell>
          <table:table-cell table:formula="of:=CALCULATEBITS(QUOTIENT(HEX2DEC([.D180]); 16); MOD(HEX2DEC([.D18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hsub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HSUB&lt;c&gt; &lt;Qd&gt;, &lt;Qn&gt;, &lt;Qm&gt; VH&lt;op&gt;&lt;c&gt; &lt;Dd&gt;, &lt;Dn&gt;, &lt;Dm&gt;</text:p>
          </table:table-cell>
          <table:table-cell table:formula="of:=CALCULATEBITS(QUOTIENT(HEX2DEC([.D181]); 16); MOD(HEX2DEC([.D18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q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ADD&lt;c&gt;.&lt;dt&gt; &lt;Qd&gt;, &lt;Qn&gt;, &lt;Qm&gt; VQADD&lt;c&gt;.&lt;dt&gt; &lt;Dd&gt;, &lt;Dn&gt;, &lt;Dm&gt;</text:p>
          </table:table-cell>
          <table:table-cell table:formula="of:=CALCULATEBITS(QUOTIENT(HEX2DEC([.D182]); 16); MOD(HEX2DEC([.D18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2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qsub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UB&lt;c&gt;.&lt;type&gt;&lt;size&gt; &lt;Qd&gt;, &lt;Qn&gt;, &lt;Qm&gt; VQSUB&lt;c&gt;.&lt;type&gt;&lt;size&gt; &lt;Dd&gt;, &lt;Dn&gt;, &lt;Dm&gt;</text:p>
          </table:table-cell>
          <table:table-cell table:formula="of:=CALCULATEBITS(QUOTIENT(HEX2DEC([.D183]); 16); MOD(HEX2DEC([.D18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rhadd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HADD&lt;c&gt; &lt;Qd&gt;, &lt;Qn&gt;, &lt;Qm&gt; VRHADD&lt;c&gt; &lt;Dd&gt;, &lt;Dn&gt;, &lt;Dm&gt;</text:p>
          </table:table-cell>
          <table:table-cell table:formula="of:=CALCULATEBITS(QUOTIENT(HEX2DEC([.D184]); 16); MOD(HEX2DEC([.D18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par_vsub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L&lt;c&gt;.&lt;dt&gt; &lt;Qd&gt;, &lt;Dn&gt;, &lt;Dm&gt; VSUBW&lt;c&gt;.&lt;dt&gt; &lt;Qd&gt;, &lt;Qn&gt;, &lt;Dm&gt;</text:p>
          </table:table-cell>
          <table:table-cell table:formula="of:=CALCULATEBITS(QUOTIENT(HEX2DEC([.D185]); 16); MOD(HEX2DEC([.D18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qr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SHL&lt;c&gt;.&lt;type&gt;&lt;size&gt; &lt;Qd&gt;, &lt;Qm&gt;, &lt;Qn&gt; VQRSHL&lt;c&gt;.&lt;type&gt;&lt;size&gt; &lt;Dd&gt;, &lt;Dm&gt;, &lt;Dn&gt;</text:p>
          </table:table-cell>
          <table:table-cell table:formula="of:=CALCULATEBITS(QUOTIENT(HEX2DEC([.D186]); 16); MOD(HEX2DEC([.D18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4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q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L&lt;c&gt;.&lt;type&gt;&lt;size&gt; &lt;Qd&gt;, &lt;Qm&gt;, &lt;Qn&gt; VQSHL&lt;c&gt;.&lt;type&gt;&lt;size&gt; &lt;Dd&gt;, &lt;Dm&gt;, &lt;Dn&gt;</text:p>
          </table:table-cell>
          <table:table-cell table:formula="of:=CALCULATEBITS(QUOTIENT(HEX2DEC([.D187]); 16); MOD(HEX2DEC([.D18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L&lt;c&gt;.&lt;type&gt;&lt;size&gt; &lt;Qd&gt;, &lt;Qm&gt;, &lt;Qn&gt; VRSHL&lt;c&gt;.&lt;type&gt;&lt;size&gt; &lt;Dd&gt;, &lt;Dm&gt;, &lt;Dn&gt;</text:p>
          </table:table-cell>
          <table:table-cell table:formula="of:=CALCULATEBITS(QUOTIENT(HEX2DEC([.D188]); 16); MOD(HEX2DEC([.D18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hr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R&lt;c&gt;.&lt;type&gt;&lt;size&gt; &lt;Qd&gt;, &lt;Qm&gt;, #&lt;imm&gt; VRSHR&lt;c&gt;.&lt;type&gt;&lt;size&gt; &lt;Dd&gt;, &lt;Dm&gt;, #&lt;imm&gt;</text:p>
          </table:table-cell>
          <table:table-cell table:formula="of:=CALCULATEBITS(QUOTIENT(HEX2DEC([.D189]); 16); MOD(HEX2DEC([.D18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3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ra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RA&lt;c&gt;.&lt;type&gt;&lt;size&gt; &lt;Qd&gt;, &lt;Qm&gt;, #&lt;imm&gt; VRSRA&lt;c&gt;.&lt;type&gt;&lt;size&gt; &lt;Dd&gt;, &lt;Dm&gt;, #&lt;imm&gt;</text:p>
          </table:table-cell>
          <table:table-cell table:formula="of:=CALCULATEBITS(QUOTIENT(HEX2DEC([.D190]); 16); MOD(HEX2DEC([.D19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&lt;c&gt;.&lt;type&gt;&lt;size&gt; &lt;Qd&gt;, &lt;Qm&gt;, &lt;Qn&gt; VSHL&lt;c&gt;.&lt;type&gt;&lt;size&gt; &lt;Dd&gt;, &lt;Dm&gt;, &lt;Dn&gt;</text:p>
          </table:table-cell>
          <table:table-cell table:formula="of:=CALCULATEBITS(QUOTIENT(HEX2DEC([.D191]); 16); MOD(HEX2DEC([.D19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sra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RA&lt;c&gt;.&lt;type&gt;&lt;size&gt; &lt;Qd&gt;, &lt;Qm&gt;, #&lt;imm&gt; VSRA&lt;c&gt;.&lt;type&gt;&lt;size&gt; &lt;Dd&gt;, &lt;Dm&gt;, #&lt;imm&gt;</text:p>
          </table:table-cell>
          <table:table-cell table:formula="of:=CALCULATEBITS(QUOTIENT(HEX2DEC([.D192]); 16); MOD(HEX2DEC([.D19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1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table:formula="of:=CALCULATEBITS(QUOTIENT(HEX2DEC([.D193]); 16); MOD(HEX2DEC([.D19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2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table:formula="of:=CALCULATEBITS(QUOTIENT(HEX2DEC([.D194]); 16); MOD(HEX2DEC([.D19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3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table:formula="of:=CALCULATEBITS(QUOTIENT(HEX2DEC([.D195]); 16); MOD(HEX2DEC([.D19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4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table:formula="of:=CALCULATEBITS(QUOTIENT(HEX2DEC([.D196]); 16); MOD(HEX2DEC([.D19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1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table:formula="of:=CALCULATEBITS(QUOTIENT(HEX2DEC([.D197]); 16); MOD(HEX2DEC([.D19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2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table:formula="of:=CALCULATEBITS(QUOTIENT(HEX2DEC([.D198]); 16); MOD(HEX2DEC([.D19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3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3&lt;c&gt;.&lt;size&gt; &lt;list&gt;, [&lt;Rn&gt;]{!} VST3&lt;c&gt;.&lt;size&gt; &lt;list&gt;, [&lt;Rn&gt;], &lt;Rm&gt;</text:p>
          </table:table-cell>
          <table:table-cell table:formula="of:=CALCULATEBITS(QUOTIENT(HEX2DEC([.D199]); 16); MOD(HEX2DEC([.D19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4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table:formula="of:=CALCULATEBITS(QUOTIENT(HEX2DEC([.D200]); 16); MOD(HEX2DEC([.D20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F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F10</text:p>
          </table:table-cell>
          <table:table-cell office:value-type="string" calcext:value-type="string">
            <text:p>arm_vfpxfer_vmrs_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RS&lt;c&gt; &lt;Rt&gt;, &lt;spec reg&gt;</text:p>
          </table:table-cell>
          <table:table-cell table:formula="of:=CALCULATEBITS(QUOTIENT(HEX2DEC([.D201]); 16); MOD(HEX2DEC([.D20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E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F10</text:p>
          </table:table-cell>
          <table:table-cell office:value-type="string" calcext:value-type="string">
            <text:p>arm_vfpxfer_vmsr_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SR&lt;c&gt; &lt;spec reg&gt;, &lt;Rt&gt;</text:p>
          </table:table-cell>
          <table:table-cell table:formula="of:=CALCULATEBITS(QUOTIENT(HEX2DEC([.D202]); 16); MOD(HEX2DEC([.D20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xj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XJ&lt;c&gt; &lt;Rm&gt;</text:p>
          </table:table-cell>
          <table:table-cell table:formula="of:=CALCULATEBITS(QUOTIENT(HEX2DEC([.D203]); 16); MOD(HEX2DEC([.D20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x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X&lt;c&gt; &lt;Rm&gt;</text:p>
          </table:table-cell>
          <table:table-cell table:formula="of:=CALCULATEBITS(QUOTIENT(HEX2DEC([.D204]); 16); MOD(HEX2DEC([.D20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lx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X&lt;c&gt; &lt;Rm&gt;</text:p>
          </table:table-cell>
          <table:table-cell table:formula="of:=CALCULATEBITS(QUOTIENT(HEX2DEC([.D205]); 16); MOD(HEX2DEC([.D20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00</text:p>
          </table:table-cell>
          <table:table-cell office:value-type="string" calcext:value-type="string">
            <text:p>arm_cop_mcr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R2&lt;c&gt; &lt;coproc&gt;, &lt;opc1&gt;, &lt;Rt&gt;, &lt;Rt2&gt;, &lt;CRm&gt;</text:p>
          </table:table-cell>
          <table:table-cell table:formula="of:=CALCULATEBITS(QUOTIENT(HEX2DEC([.D206]); 16); MOD(HEX2DEC([.D20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F0000</text:p>
          </table:table-cell>
          <table:table-cell office:value-type="string" calcext:value-type="string">
            <text:p>arm_cop_mcrr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2{L}&lt;c&gt; &lt;coproc&gt;, &lt;CRd&gt;, &lt;label&gt; LDC2{L}&lt;c&gt; &lt;coproc&gt;, &lt;CRd&gt;, [PC, #-0] Special case LDC2{L}&lt;c&gt; &lt;coproc&gt;, &lt;CRd&gt;, [PC], &lt;option&gt;</text:p>
          </table:table-cell>
          <table:table-cell table:formula="of:=CALCULATEBITS(QUOTIENT(HEX2DEC([.D207]); 16); MOD(HEX2DEC([.D20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00</text:p>
          </table:table-cell>
          <table:table-cell office:value-type="string" calcext:value-type="string">
            <text:p>arm_cop_mr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RC2&lt;c&gt; &lt;coproc&gt;, &lt;opc&gt;, &lt;Rt&gt;, &lt;Rt2&gt;, &lt;CRm&gt;</text:p>
          </table:table-cell>
          <table:table-cell table:formula="of:=CALCULATEBITS(QUOTIENT(HEX2DEC([.D208]); 16); MOD(HEX2DEC([.D20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div_sdiv</text:p>
          </table:table-cell>
          <table:table-cell office:value-type="string" calcext:value-type="string">
            <text:p>arm_core_data_div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DIV&lt;c&gt; &lt;Rd&gt;, &lt;Rn&gt;, &lt;Rm&gt;</text:p>
          </table:table-cell>
          <table:table-cell table:formula="of:=CALCULATEBITS(QUOTIENT(HEX2DEC([.D209]); 16); MOD(HEX2DEC([.D20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div_udiv</text:p>
          </table:table-cell>
          <table:table-cell office:value-type="string" calcext:value-type="string">
            <text:p>arm_core_data_div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DIV&lt;c&gt; &lt;Rd&gt;, &lt;Rn&gt;, &lt;Rm&gt;</text:p>
          </table:table-cell>
          <table:table-cell table:formula="of:=CALCULATEBITS(QUOTIENT(HEX2DEC([.D210]); 16); MOD(HEX2DEC([.D21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ac_mls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LS&lt;c&gt; &lt;Rd&gt;, &lt;Rn&gt;, &lt;Rm&gt;, &lt;Ra&gt;</text:p>
          </table:table-cell>
          <table:table-cell table:formula="of:=CALCULATEBITS(QUOTIENT(HEX2DEC([.D211]); 16); MOD(HEX2DEC([.D21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ac_uma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AAL&lt;c&gt; &lt;RdLo&gt;, &lt;RdHi&gt;, &lt;Rn&gt;, &lt;Rm&gt;</text:p>
          </table:table-cell>
          <table:table-cell table:formula="of:=CALCULATEBITS(QUOTIENT(HEX2DEC([.D212]); 16); MOD(HEX2DEC([.D21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clz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LZ&lt;c&gt; &lt;Rd&gt;, &lt;Rm&gt;</text:p>
          </table:table-cell>
          <table:table-cell table:formula="of:=CALCULATEBITS(QUOTIENT(HEX2DEC([.D213]); 16); MOD(HEX2DEC([.D21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bit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BIT&lt;c&gt; &lt;Rd&gt;, &lt;Rm&gt;</text:p>
          </table:table-cell>
          <table:table-cell table:formula="of:=CALCULATEBITS(QUOTIENT(HEX2DEC([.D214]); 16); MOD(HEX2DEC([.D21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&lt;c&gt; &lt;Rd&gt;, &lt;Rm&gt;</text:p>
          </table:table-cell>
          <table:table-cell table:formula="of:=CALCULATEBITS(QUOTIENT(HEX2DEC([.D215]); 16); MOD(HEX2DEC([.D21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16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16&lt;c&gt; &lt;Rd&gt;, &lt;Rm&gt;</text:p>
          </table:table-cell>
          <table:table-cell table:formula="of:=CALCULATEBITS(QUOTIENT(HEX2DEC([.D216]); 16); MOD(HEX2DEC([.D21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sh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SH&lt;c&gt; &lt;Rd&gt;, &lt;Rm&gt;</text:p>
          </table:table-cell>
          <table:table-cell table:formula="of:=CALCULATEBITS(QUOTIENT(HEX2DEC([.D217]); 16); MOD(HEX2DEC([.D21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sel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L&lt;c&gt; &lt;Rd&gt;, &lt;Rn&gt;, &lt;Rm&gt;</text:p>
          </table:table-cell>
          <table:table-cell table:formula="of:=CALCULATEBITS(QUOTIENT(HEX2DEC([.D218]); 16); MOD(HEX2DEC([.D21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usada8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DA8&lt;c&gt; &lt;Rd&gt;, &lt;Rn&gt;, &lt;Rm&gt;, &lt;Ra&gt;</text:p>
          </table:table-cell>
          <table:table-cell table:formula="of:=CALCULATEBITS(QUOTIENT(HEX2DEC([.D219]); 16); MOD(HEX2DEC([.D21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B&lt;c&gt; &lt;Rd&gt;, &lt;Rn&gt;, &lt;Rm&gt;{, &lt;rotation&gt;}</text:p>
          </table:table-cell>
          <table:table-cell table:formula="of:=CALCULATEBITS(QUOTIENT(HEX2DEC([.D220]); 16); MOD(HEX2DEC([.D22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B16&lt;c&gt; &lt;Rd&gt;, &lt;Rn&gt;, &lt;Rm&gt;{, &lt;rotation&gt;}</text:p>
          </table:table-cell>
          <table:table-cell table:formula="of:=CALCULATEBITS(QUOTIENT(HEX2DEC([.D221]); 16); MOD(HEX2DEC([.D22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H&lt;c&gt; &lt;Rd&gt;, &lt;Rn&gt;, &lt;Rm&gt;{, &lt;rotation&gt;}</text:p>
          </table:table-cell>
          <table:table-cell table:formula="of:=CALCULATEBITS(QUOTIENT(HEX2DEC([.D222]); 16); MOD(HEX2DEC([.D22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B&lt;c&gt; &lt;Rd&gt;, &lt;Rn&gt;, &lt;Rm&gt;{, &lt;rotation&gt;}</text:p>
          </table:table-cell>
          <table:table-cell table:formula="of:=CALCULATEBITS(QUOTIENT(HEX2DEC([.D223]); 16); MOD(HEX2DEC([.D22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C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B16&lt;c&gt; &lt;Rd&gt;, &lt;Rn&gt;, &lt;Rm&gt;{, &lt;rotation&gt;}</text:p>
          </table:table-cell>
          <table:table-cell table:formula="of:=CALCULATEBITS(QUOTIENT(HEX2DEC([.D224]); 16); MOD(HEX2DEC([.D22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H&lt;c&gt; &lt;Rd&gt;, &lt;Rn&gt;, &lt;Rm&gt;{, &lt;rotation&gt;}</text:p>
          </table:table-cell>
          <table:table-cell table:formula="of:=CALCULATEBITS(QUOTIENT(HEX2DEC([.D225]); 16); MOD(HEX2DEC([.D22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16&lt;c&gt; &lt;Rd&gt;, &lt;Rn&gt;, &lt;Rm&gt;</text:p>
          </table:table-cell>
          <table:table-cell table:formula="of:=CALCULATEBITS(QUOTIENT(HEX2DEC([.D226]); 16); MOD(HEX2DEC([.D22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8&lt;c&gt; &lt;Rd&gt;, &lt;Rn&gt;, &lt;Rm&gt;</text:p>
          </table:table-cell>
          <table:table-cell table:formula="of:=CALCULATEBITS(QUOTIENT(HEX2DEC([.D227]); 16); MOD(HEX2DEC([.D22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SX&lt;c&gt; &lt;Rd&gt;, &lt;Rn&gt;, &lt;Rm&gt;</text:p>
          </table:table-cell>
          <table:table-cell table:formula="of:=CALCULATEBITS(QUOTIENT(HEX2DEC([.D228]); 16); MOD(HEX2DEC([.D22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AX&lt;c&gt; &lt;Rd&gt;, &lt;Rn&gt;, &lt;Rm&gt;</text:p>
          </table:table-cell>
          <table:table-cell table:formula="of:=CALCULATEBITS(QUOTIENT(HEX2DEC([.D229]); 16); MOD(HEX2DEC([.D22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16&lt;c&gt; &lt;Rd&gt;, &lt;Rn&gt;, &lt;Rm&gt;</text:p>
          </table:table-cell>
          <table:table-cell table:formula="of:=CALCULATEBITS(QUOTIENT(HEX2DEC([.D230]); 16); MOD(HEX2DEC([.D23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8&lt;c&gt; &lt;Rd&gt;, &lt;Rn&gt;, &lt;Rm&gt;</text:p>
          </table:table-cell>
          <table:table-cell table:formula="of:=CALCULATEBITS(QUOTIENT(HEX2DEC([.D231]); 16); MOD(HEX2DEC([.D23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DD16&lt;c&gt; &lt;Rd&gt;, &lt;Rn&gt;, &lt;Rm&gt;</text:p>
          </table:table-cell>
          <table:table-cell table:formula="of:=CALCULATEBITS(QUOTIENT(HEX2DEC([.D232]); 16); MOD(HEX2DEC([.D23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DD8&lt;c&gt; &lt;Rd&gt;, &lt;Rn&gt;, &lt;Rm&gt;</text:p>
          </table:table-cell>
          <table:table-cell table:formula="of:=CALCULATEBITS(QUOTIENT(HEX2DEC([.D233]); 16); MOD(HEX2DEC([.D23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SX&lt;c&gt; &lt;Rd&gt;, &lt;Rn&gt;, &lt;Rm&gt;</text:p>
          </table:table-cell>
          <table:table-cell table:formula="of:=CALCULATEBITS(QUOTIENT(HEX2DEC([.D234]); 16); MOD(HEX2DEC([.D23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DD16&lt;c&gt; &lt;Rd&gt;, &lt;Rn&gt;, &lt;Rm&gt;</text:p>
          </table:table-cell>
          <table:table-cell table:formula="of:=CALCULATEBITS(QUOTIENT(HEX2DEC([.D235]); 16); MOD(HEX2DEC([.D23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DD8&lt;c&gt; &lt;Rd&gt;, &lt;Rn&gt;, &lt;Rm&gt;</text:p>
          </table:table-cell>
          <table:table-cell table:formula="of:=CALCULATEBITS(QUOTIENT(HEX2DEC([.D236]); 16); MOD(HEX2DEC([.D23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SX&lt;c&gt; &lt;Rd&gt;, &lt;Rn&gt;, &lt;Rm&gt;</text:p>
          </table:table-cell>
          <table:table-cell table:formula="of:=CALCULATEBITS(QUOTIENT(HEX2DEC([.D237]); 16); MOD(HEX2DEC([.D23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AX&lt;c&gt; &lt;Rd&gt;, &lt;Rn&gt;, &lt;Rm&gt;</text:p>
          </table:table-cell>
          <table:table-cell table:formula="of:=CALCULATEBITS(QUOTIENT(HEX2DEC([.D238]); 16); MOD(HEX2DEC([.D23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UB16&lt;c&gt; &lt;Rd&gt;, &lt;Rn&gt;, &lt;Rm&gt;</text:p>
          </table:table-cell>
          <table:table-cell table:formula="of:=CALCULATEBITS(QUOTIENT(HEX2DEC([.D239]); 16); MOD(HEX2DEC([.D23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UB8&lt;c&gt; &lt;Rd&gt;, &lt;Rn&gt;, &lt;Rm&gt;</text:p>
          </table:table-cell>
          <table:table-cell table:formula="of:=CALCULATEBITS(QUOTIENT(HEX2DEC([.D240]); 16); MOD(HEX2DEC([.D24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X&lt;c&gt; &lt;Rd&gt;, &lt;Rn&gt;, &lt;Rm&gt;</text:p>
          </table:table-cell>
          <table:table-cell table:formula="of:=CALCULATEBITS(QUOTIENT(HEX2DEC([.D241]); 16); MOD(HEX2DEC([.D24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UB16&lt;c&gt; &lt;Rd&gt;, &lt;Rn&gt;, &lt;Rm&gt;</text:p>
          </table:table-cell>
          <table:table-cell table:formula="of:=CALCULATEBITS(QUOTIENT(HEX2DEC([.D242]); 16); MOD(HEX2DEC([.D24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UB8&lt;c&gt; &lt;Rd&gt;, &lt;Rn&gt;, &lt;Rm&gt;</text:p>
          </table:table-cell>
          <table:table-cell table:formula="of:=CALCULATEBITS(QUOTIENT(HEX2DEC([.D243]); 16); MOD(HEX2DEC([.D24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DD16&lt;c&gt; &lt;Rd&gt;, &lt;Rn&gt;, &lt;Rm&gt;</text:p>
          </table:table-cell>
          <table:table-cell table:formula="of:=CALCULATEBITS(QUOTIENT(HEX2DEC([.D244]); 16); MOD(HEX2DEC([.D24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DD8&lt;c&gt; &lt;Rd&gt;, &lt;Rn&gt;, &lt;Rm&gt;</text:p>
          </table:table-cell>
          <table:table-cell table:formula="of:=CALCULATEBITS(QUOTIENT(HEX2DEC([.D245]); 16); MOD(HEX2DEC([.D24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SX&lt;c&gt; &lt;Rd&gt;, &lt;Rn&gt;, &lt;Rm&gt;</text:p>
          </table:table-cell>
          <table:table-cell table:formula="of:=CALCULATEBITS(QUOTIENT(HEX2DEC([.D246]); 16); MOD(HEX2DEC([.D24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DD16&lt;c&gt; &lt;Rd&gt;, &lt;Rn&gt;, &lt;Rm&gt;</text:p>
          </table:table-cell>
          <table:table-cell table:formula="of:=CALCULATEBITS(QUOTIENT(HEX2DEC([.D247]); 16); MOD(HEX2DEC([.D24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DD8&lt;c&gt; &lt;Rd&gt;, &lt;Rn&gt;, &lt;Rm&gt;</text:p>
          </table:table-cell>
          <table:table-cell table:formula="of:=CALCULATEBITS(QUOTIENT(HEX2DEC([.D248]); 16); MOD(HEX2DEC([.D24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SX&lt;c&gt; &lt;Rd&gt;, &lt;Rn&gt;, &lt;Rm&gt;</text:p>
          </table:table-cell>
          <table:table-cell table:formula="of:=CALCULATEBITS(QUOTIENT(HEX2DEC([.D249]); 16); MOD(HEX2DEC([.D24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AX&lt;c&gt; &lt;Rd&gt;, &lt;Rn&gt;, &lt;Rm&gt;</text:p>
          </table:table-cell>
          <table:table-cell table:formula="of:=CALCULATEBITS(QUOTIENT(HEX2DEC([.D250]); 16); MOD(HEX2DEC([.D25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UB16&lt;c&gt; &lt;Rd&gt;, &lt;Rn&gt;, &lt;Rm&gt;</text:p>
          </table:table-cell>
          <table:table-cell table:formula="of:=CALCULATEBITS(QUOTIENT(HEX2DEC([.D251]); 16); MOD(HEX2DEC([.D25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UB8&lt;c&gt; &lt;Rd&gt;, &lt;Rn&gt;, &lt;Rm&gt;</text:p>
          </table:table-cell>
          <table:table-cell table:formula="of:=CALCULATEBITS(QUOTIENT(HEX2DEC([.D252]); 16); MOD(HEX2DEC([.D25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DD16&lt;c&gt; &lt;Rd&gt;, &lt;Rn&gt;, &lt;Rm&gt;</text:p>
          </table:table-cell>
          <table:table-cell table:formula="of:=CALCULATEBITS(QUOTIENT(HEX2DEC([.D253]); 16); MOD(HEX2DEC([.D25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DD8&lt;c&gt; &lt;Rd&gt;, &lt;Rn&gt;, &lt;Rm&gt;</text:p>
          </table:table-cell>
          <table:table-cell table:formula="of:=CALCULATEBITS(QUOTIENT(HEX2DEC([.D254]); 16); MOD(HEX2DEC([.D25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SX&lt;c&gt; &lt;Rd&gt;, &lt;Rn&gt;, &lt;Rm&gt;</text:p>
          </table:table-cell>
          <table:table-cell table:formula="of:=CALCULATEBITS(QUOTIENT(HEX2DEC([.D255]); 16); MOD(HEX2DEC([.D25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AX&lt;c&gt; &lt;Rd&gt;, &lt;Rn&gt;, &lt;Rm&gt;</text:p>
          </table:table-cell>
          <table:table-cell table:formula="of:=CALCULATEBITS(QUOTIENT(HEX2DEC([.D256]); 16); MOD(HEX2DEC([.D25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UB16&lt;c&gt; &lt;Rd&gt;, &lt;Rn&gt;, &lt;Rm&gt;</text:p>
          </table:table-cell>
          <table:table-cell table:formula="of:=CALCULATEBITS(QUOTIENT(HEX2DEC([.D257]); 16); MOD(HEX2DEC([.D25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UB8&lt;c&gt; &lt;Rd&gt;, &lt;Rn&gt;, &lt;Rm&gt;</text:p>
          </table:table-cell>
          <table:table-cell table:formula="of:=CALCULATEBITS(QUOTIENT(HEX2DEC([.D258]); 16); MOD(HEX2DEC([.D25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X&lt;c&gt; &lt;Rd&gt;, &lt;Rn&gt;, &lt;Rm&gt;</text:p>
          </table:table-cell>
          <table:table-cell table:formula="of:=CALCULATEBITS(QUOTIENT(HEX2DEC([.D259]); 16); MOD(HEX2DEC([.D25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UB16&lt;c&gt; &lt;Rd&gt;, &lt;Rn&gt;, &lt;Rm&gt;</text:p>
          </table:table-cell>
          <table:table-cell table:formula="of:=CALCULATEBITS(QUOTIENT(HEX2DEC([.D260]); 16); MOD(HEX2DEC([.D26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UB8&lt;c&gt; &lt;Rd&gt;, &lt;Rn&gt;, &lt;Rm&gt;</text:p>
          </table:table-cell>
          <table:table-cell table:formula="of:=CALCULATEBITS(QUOTIENT(HEX2DEC([.D261]); 16); MOD(HEX2DEC([.D26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add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&lt;c&gt; &lt;Rd&gt;, &lt;Rm&gt;, &lt;Rn&gt;</text:p>
          </table:table-cell>
          <table:table-cell table:formula="of:=CALCULATEBITS(QUOTIENT(HEX2DEC([.D262]); 16); MOD(HEX2DEC([.D26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dadd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DADD&lt;c&gt; &lt;Rd&gt;, &lt;Rm&gt;, &lt;Rn&gt;</text:p>
          </table:table-cell>
          <table:table-cell table:formula="of:=CALCULATEBITS(QUOTIENT(HEX2DEC([.D263]); 16); MOD(HEX2DEC([.D26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dsub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DSUB&lt;c&gt; &lt;Rd&gt;, &lt;Rm&gt;, &lt;Rn&gt;</text:p>
          </table:table-cell>
          <table:table-cell table:formula="of:=CALCULATEBITS(QUOTIENT(HEX2DEC([.D264]); 16); MOD(HEX2DEC([.D26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sub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&lt;c&gt; &lt;Rd&gt;, &lt;Rm&gt;, &lt;Rn&gt;</text:p>
          </table:table-cell>
          <table:table-cell table:formula="of:=CALCULATEBITS(QUOTIENT(HEX2DEC([.D265]); 16); MOD(HEX2DEC([.D26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ssat16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T16&lt;c&gt; &lt;Rd&gt;, #&lt;imm&gt;, &lt;Rn&gt;</text:p>
          </table:table-cell>
          <table:table-cell table:formula="of:=CALCULATEBITS(QUOTIENT(HEX2DEC([.D266]); 16); MOD(HEX2DEC([.D26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usat16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T16&lt;c&gt; &lt;Rd&gt;, #&lt;imm4&gt;, &lt;Rn&gt;</text:p>
          </table:table-cell>
          <table:table-cell table:formula="of:=CALCULATEBITS(QUOTIENT(HEX2DEC([.D267]); 16); MOD(HEX2DEC([.D26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data_adr_lbla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R&lt;c&gt; &lt;Rd&gt;, &lt;label&gt; &lt;label&gt; after current instruction</text:p>
          </table:table-cell>
          <table:table-cell table:formula="of:=CALCULATEBITS(QUOTIENT(HEX2DEC([.D268]); 16); MOD(HEX2DEC([.D26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data_adr_lblb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R&lt;c&gt; &lt;Rd&gt;, &lt;label&gt; &lt;label&gt; before current instruction SUB &lt;Rd&gt;, PC, #0 Special case for subtraction of zero</text:p>
          </table:table-cell>
          <table:table-cell table:formula="of:=CALCULATEBITS(QUOTIENT(HEX2DEC([.D269]); 16); MOD(HEX2DEC([.D26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d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PC, &lt;Rn&gt;, &lt;Rm&gt;{, &lt;sift&gt;}</text:p>
          </table:table-cell>
          <table:table-cell table:formula="of:=CALCULATEBITS(QUOTIENT(HEX2DEC([.D270]); 16); MOD(HEX2DEC([.D27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d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PC, &lt;Rn&gt;, &lt;Rm&gt;{, &lt;sift&gt;}</text:p>
          </table:table-cell>
          <table:table-cell table:formula="of:=CALCULATEBITS(QUOTIENT(HEX2DEC([.D271]); 16); MOD(HEX2DEC([.D27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n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PC, &lt;Rn&gt;, &lt;Rm&gt;{, &lt;sift&gt;}</text:p>
          </table:table-cell>
          <table:table-cell table:formula="of:=CALCULATEBITS(QUOTIENT(HEX2DEC([.D272]); 16); MOD(HEX2DEC([.D27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bi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PC, &lt;Rn&gt;, &lt;Rm&gt;{, &lt;sift&gt;}</text:p>
          </table:table-cell>
          <table:table-cell table:formula="of:=CALCULATEBITS(QUOTIENT(HEX2DEC([.D273]); 16); MOD(HEX2DEC([.D27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eo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PC, &lt;Rn&gt;, &lt;Rm&gt;{, &lt;sift&gt;}</text:p>
          </table:table-cell>
          <table:table-cell table:formula="of:=CALCULATEBITS(QUOTIENT(HEX2DEC([.D274]); 16); MOD(HEX2DEC([.D27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mv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PC, &lt;Rm&gt;{, &lt;sift&gt;}</text:p>
          </table:table-cell>
          <table:table-cell table:formula="of:=CALCULATEBITS(QUOTIENT(HEX2DEC([.D275]); 16); MOD(HEX2DEC([.D27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or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PC, &lt;Rn&gt;, &lt;Rm&gt;{, &lt;sift&gt;}</text:p>
          </table:table-cell>
          <table:table-cell table:formula="of:=CALCULATEBITS(QUOTIENT(HEX2DEC([.D276]); 16); MOD(HEX2DEC([.D27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rs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PC, &lt;Rn&gt;, &lt;Rm&gt;{, &lt;sift&gt;}</text:p>
          </table:table-cell>
          <table:table-cell table:formula="of:=CALCULATEBITS(QUOTIENT(HEX2DEC([.D277]); 16); MOD(HEX2DEC([.D27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rs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PC, &lt;Rn&gt;, &lt;Rm&gt;{, &lt;sift&gt;}</text:p>
          </table:table-cell>
          <table:table-cell table:formula="of:=CALCULATEBITS(QUOTIENT(HEX2DEC([.D278]); 16); MOD(HEX2DEC([.D27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sb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PC, &lt;Rn&gt;, &lt;Rm&gt;{, &lt;sift&gt;}</text:p>
          </table:table-cell>
          <table:table-cell table:formula="of:=CALCULATEBITS(QUOTIENT(HEX2DEC([.D279]); 16); MOD(HEX2DEC([.D27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su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PC, &lt;Rn&gt;, &lt;Rm&gt;{, &lt;sift&gt;}</text:p>
          </table:table-cell>
          <table:table-cell table:formula="of:=CALCULATEBITS(QUOTIENT(HEX2DEC([.D280]); 16); MOD(HEX2DEC([.D28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10</text:p>
          </table:table-cell>
          <table:table-cell office:value-type="string" calcext:value-type="string">
            <text:p>arm_cdata_add_r_sp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SP, &lt;Rm&gt;{, &lt;shift&gt;}</text:p>
          </table:table-cell>
          <table:table-cell table:formula="of:=CALCULATEBITS(QUOTIENT(HEX2DEC([.D281]); 16); MOD(HEX2DEC([.D28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10</text:p>
          </table:table-cell>
          <table:table-cell office:value-type="string" calcext:value-type="string">
            <text:p>arm_cdata_sub_r_sp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SP, &lt;Rm&gt;{, &lt;shift&gt;}</text:p>
          </table:table-cell>
          <table:table-cell table:formula="of:=CALCULATEBITS(QUOTIENT(HEX2DEC([.D282]); 16); MOD(HEX2DEC([.D28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eret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RET&lt;c&gt;</text:p>
          </table:table-cell>
          <table:table-cell table:formula="of:=CALCULATEBITS(QUOTIENT(HEX2DEC([.D283]); 16); MOD(HEX2DEC([.D28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bkpt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KPT #&lt;imm12&gt;</text:p>
          </table:table-cell>
          <table:table-cell table:formula="of:=CALCULATEBITS(QUOTIENT(HEX2DEC([.D284]); 16); MOD(HEX2DEC([.D28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hv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HVC #&lt;imm&gt;</text:p>
          </table:table-cell>
          <table:table-cell table:formula="of:=CALCULATEBITS(QUOTIENT(HEX2DEC([.D285]); 16); MOD(HEX2DEC([.D28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sm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C&lt;c&gt; #&lt;imm4&gt;</text:p>
          </table:table-cell>
          <table:table-cell table:formula="of:=CALCULATEBITS(QUOTIENT(HEX2DEC([.D286]); 16); MOD(HEX2DEC([.D28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B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ldstm_pop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OP&lt;c&gt; &lt;registers&gt;</text:p>
          </table:table-cell>
          <table:table-cell table:formula="of:=CALCULATEBITS(QUOTIENT(HEX2DEC([.D287]); 16); MOD(HEX2DEC([.D28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2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ldstm_push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USH&lt;c&gt; &lt;registers&gt;</text:p>
          </table:table-cell>
          <table:table-cell table:formula="of:=CALCULATEBITS(QUOTIENT(HEX2DEC([.D288]); 16); MOD(HEX2DEC([.D28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9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&lt;c&gt; &lt;Rt&gt;, [&lt;Rn&gt;]</text:p>
          </table:table-cell>
          <table:table-cell table:formula="of:=CALCULATEBITS(QUOTIENT(HEX2DEC([.D289]); 16); MOD(HEX2DEC([.D28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D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b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B&lt;c&gt; &lt;Rt&gt;, [&lt;Rn&gt;]</text:p>
          </table:table-cell>
          <table:table-cell table:formula="of:=CALCULATEBITS(QUOTIENT(HEX2DEC([.D290]); 16); MOD(HEX2DEC([.D29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B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d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D&lt;c&gt; &lt;Rt&gt;, &lt;Rt2&gt;, [&lt;Rn&gt;]</text:p>
          </table:table-cell>
          <table:table-cell table:formula="of:=CALCULATEBITS(QUOTIENT(HEX2DEC([.D291]); 16); MOD(HEX2DEC([.D29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F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h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H&lt;c&gt; &lt;Rt&gt;, [&lt;Rn&gt;]</text:p>
          </table:table-cell>
          <table:table-cell table:formula="of:=CALCULATEBITS(QUOTIENT(HEX2DEC([.D292]); 16); MOD(HEX2DEC([.D29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&lt;c&gt; &lt;Rd&gt;, &lt;Rt&gt;, [&lt;Rn&gt;]</text:p>
          </table:table-cell>
          <table:table-cell table:formula="of:=CALCULATEBITS(QUOTIENT(HEX2DEC([.D293]); 16); MOD(HEX2DEC([.D29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b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B&lt;c&gt; &lt;Rd&gt;, &lt;Rt&gt;, [&lt;Rn&gt;]</text:p>
          </table:table-cell>
          <table:table-cell table:formula="of:=CALCULATEBITS(QUOTIENT(HEX2DEC([.D294]); 16); MOD(HEX2DEC([.D29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d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D&lt;c&gt; &lt;Rd&gt;, &lt;Rt&gt;, &lt;Rt2&gt;, [&lt;Rn&gt;]</text:p>
          </table:table-cell>
          <table:table-cell table:formula="of:=CALCULATEBITS(QUOTIENT(HEX2DEC([.D295]); 16); MOD(HEX2DEC([.D29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h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H&lt;c&gt; &lt;Rd&gt;, &lt;Rt&gt;, [&lt;Rn&gt;]</text:p>
          </table:table-cell>
          <table:table-cell table:formula="of:=CALCULATEBITS(QUOTIENT(HEX2DEC([.D296]); 16); MOD(HEX2DEC([.D29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6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700010</text:p>
          </table:table-cell>
          <table:table-cell office:value-type="string" calcext:value-type="string">
            <text:p>arm_misc_pli_r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I [&lt;Rn&gt;,+/-&lt;Rm&gt;{, &lt;shift&gt;}]</text:p>
          </table:table-cell>
          <table:table-cell table:formula="of:=CALCULATEBITS(QUOTIENT(HEX2DEC([.D297]); 16); MOD(HEX2DEC([.D29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cstat_mrs_b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banked reg&gt;</text:p>
          </table:table-cell>
          <table:table-cell table:formula="of:=CALCULATEBITS(QUOTIENT(HEX2DEC([.D298]); 16); MOD(HEX2DEC([.D29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cstat_msr_b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banked reg&gt;, &lt;Rn&gt;</text:p>
          </table:table-cell>
          <table:table-cell table:formula="of:=CALCULATEBITS(QUOTIENT(HEX2DEC([.D299]); 16); MOD(HEX2DEC([.D29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8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fp_vdiv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IV&lt;c&gt;.F64 &lt;Dd&gt;, &lt;Dn&gt;, &lt;Dm&gt; VDIV&lt;c&gt;.F32 &lt;Sd&gt;, &lt;Sn&gt;, &lt;Sm&gt;</text:p>
          </table:table-cell>
          <table:table-cell table:formula="of:=CALCULATEBITS(QUOTIENT(HEX2DEC([.D300]); 16); MOD(HEX2DEC([.D30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mux_mrs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spec reg&gt;</text:p>
          </table:table-cell>
          <table:table-cell table:formula="of:=CALCULATEBITS(QUOTIENT(HEX2DEC([.D301]); 16); MOD(HEX2DEC([.D30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mux_msr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&lt;Rn&gt;</text:p>
          </table:table-cell>
          <table:table-cell table:formula="of:=CALCULATEBITS(QUOTIENT(HEX2DEC([.D302]); 16); MOD(HEX2DEC([.D30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bits_vmov_6432_i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F64 &lt;Dd&gt;, #&lt;imm&gt; VMOV&lt;c&gt;.F32 &lt;Sd&gt;, #&lt;imm&gt;</text:p>
          </table:table-cell>
          <table:table-cell table:formula="of:=CALCULATEBITS(QUOTIENT(HEX2DEC([.D303]); 16); MOD(HEX2DEC([.D30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la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F64 &lt;Dd&gt;, &lt;Dn&gt;, &lt;Dm&gt; VMLA&lt;c&gt;.F32 &lt;Sd&gt;, &lt;Sn&gt;, &lt;Sm&gt;</text:p>
          </table:table-cell>
          <table:table-cell table:formula="of:=CALCULATEBITS(QUOTIENT(HEX2DEC([.D304]); 16); MOD(HEX2DEC([.D30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ls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F64 &lt;Dd&gt;, &lt;Dn&gt;, &lt;Dm&gt; VMLS&lt;c&gt;.F32 &lt;Sd&gt;, &lt;Sn&gt;, &lt;Sm&gt;</text:p>
          </table:table-cell>
          <table:table-cell table:formula="of:=CALCULATEBITS(QUOTIENT(HEX2DEC([.D305]); 16); MOD(HEX2DEC([.D30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2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ul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F64 &lt;Dd&gt;, &lt;Dn&gt;, &lt;Dm&gt; VMUL&lt;c&gt;.F32 &lt;Sd&gt;, &lt;Sn&gt;, &lt;Sm&gt;</text:p>
          </table:table-cell>
          <table:table-cell table:formula="of:=CALCULATEBITS(QUOTIENT(HEX2DEC([.D306]); 16); MOD(HEX2DEC([.D30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2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nmul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MUL&lt;c&gt;.F64 &lt;Dd&gt;, &lt;Dn&gt;, &lt;Dm&gt; VNMUL&lt;c&gt;.F32 &lt;Sd&gt;, &lt;Sn&gt;, &lt;Sm&gt;</text:p>
          </table:table-cell>
          <table:table-cell table:formula="of:=CALCULATEBITS(QUOTIENT(HEX2DEC([.D307]); 16); MOD(HEX2DEC([.D30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B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10</text:p>
          </table:table-cell>
          <table:table-cell office:value-type="string" calcext:value-type="string">
            <text:p>arm_vmisc_vext_imm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EXT&lt;c&gt;.8 &lt;Qd&gt;, &lt;Qn&gt;, &lt;Qm&gt;, #&lt;imm&gt; VEXT&lt;c&gt;.8 &lt;Dd&gt;, &lt;Dn&gt;, &lt;Dm&gt;, #&lt;imm&gt;</text:p>
          </table:table-cell>
          <table:table-cell table:formula="of:=CALCULATEBITS(QUOTIENT(HEX2DEC([.D308]); 16); MOD(HEX2DEC([.D30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3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par_vadd_f64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F64 &lt;Dd&gt;, &lt;Dn&gt;, &lt;Dm&gt; VADD&lt;c&gt;.F32 &lt;Sd&gt;, &lt;Sn&gt;, &lt;Sm&gt;</text:p>
          </table:table-cell>
          <table:table-cell table:formula="of:=CALCULATEBITS(QUOTIENT(HEX2DEC([.D309]); 16); MOD(HEX2DEC([.D30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3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par_vsub_f64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F64 &lt;Dd&gt;, &lt;Dn&gt;, &lt;Dm&gt; VSUB&lt;c&gt;.F32 &lt;Sd&gt;, &lt;Sn&gt;, &lt;Sm&gt;</text:p>
          </table:table-cell>
          <table:table-cell table:formula="of:=CALCULATEBITS(QUOTIENT(HEX2DEC([.D310]); 16); MOD(HEX2DEC([.D31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10</text:p>
          </table:table-cell>
          <table:table-cell office:value-type="string" calcext:value-type="string">
            <text:p>arm_vsh_vqshl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L{U}&lt;c&gt;.&lt;type&gt;&lt;size&gt; &lt;Qd&gt;, &lt;Qm&gt;, #&lt;imm&gt; VQSHL{U}&lt;c&gt;.&lt;type&gt;&lt;size&gt; &lt;Dd&gt;, &lt;Dm&gt;, #&lt;imm&gt;</text:p>
          </table:table-cell>
          <table:table-cell table:formula="of:=CALCULATEBITS(QUOTIENT(HEX2DEC([.D311]); 16); MOD(HEX2DEC([.D31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8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900F50</text:p>
          </table:table-cell>
          <table:table-cell office:value-type="string" calcext:value-type="string">
            <text:p>arm_vfpxfer_vdup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UP&lt;c&gt;.&lt;size&gt; &lt;Qd&gt;, &lt;Rt&gt; VDUP&lt;c&gt;.&lt;size&gt; &lt;Dd&gt;, &lt;Rt&gt;</text:p>
          </table:table-cell>
          <table:table-cell table:formula="of:=CALCULATEBITS(QUOTIENT(HEX2DEC([.D312]); 16); MOD(HEX2DEC([.D31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10</text:p>
          </table:table-cell>
          <table:table-cell office:value-type="string" calcext:value-type="string">
            <text:p>arm_vfpxfer_vmov_s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Sn&gt;, &lt;Rt&gt; VMOV&lt;c&gt; &lt;Rt&gt;, &lt;Sn&gt;</text:p>
          </table:table-cell>
          <table:table-cell table:formula="of:=CALCULATEBITS(QUOTIENT(HEX2DEC([.D313]); 16); MOD(HEX2DEC([.D31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as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&lt;Rd&gt;, &lt;Rn&gt;, &lt;Rm&gt;</text:p>
          </table:table-cell>
          <table:table-cell table:formula="of:=CALCULATEBITS(QUOTIENT(HEX2DEC([.D314]); 16); MOD(HEX2DEC([.D31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lsl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&lt;Rd&gt;, &lt;Rn&gt;, &lt;Rm&gt;</text:p>
          </table:table-cell>
          <table:table-cell table:formula="of:=CALCULATEBITS(QUOTIENT(HEX2DEC([.D315]); 16); MOD(HEX2DEC([.D31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ls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&lt;Rd&gt;, &lt;Rn&gt;, &lt;Rm&gt;</text:p>
          </table:table-cell>
          <table:table-cell table:formula="of:=CALCULATEBITS(QUOTIENT(HEX2DEC([.D316]); 16); MOD(HEX2DEC([.D31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ro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&lt;Rd&gt;, &lt;Rn&gt;, &lt;Rm&gt;</text:p>
          </table:table-cell>
          <table:table-cell table:formula="of:=CALCULATEBITS(QUOTIENT(HEX2DEC([.D317]); 16); MOD(HEX2DEC([.D31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A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B0</text:p>
          </table:table-cell>
          <table:table-cell office:value-type="string" calcext:value-type="string">
            <text:p>arm_cmac_smulw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W&lt;y&gt;&lt;c&gt; &lt;Rd&gt;, &lt;Rn&gt;, &lt;Rm&gt;</text:p>
          </table:table-cell>
          <table:table-cell table:formula="of:=CALCULATEBITS(QUOTIENT(HEX2DEC([.D318]); 16); MOD(HEX2DEC([.D31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UL{S}&lt;c&gt; &lt;Rd&gt;, &lt;Rn&gt;, &lt;Rm&gt;</text:p>
          </table:table-cell>
          <table:table-cell table:formula="of:=CALCULATEBITS(QUOTIENT(HEX2DEC([.D319]); 16); MOD(HEX2DEC([.D31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B0</text:p>
          </table:table-cell>
          <table:table-cell office:value-type="string" calcext:value-type="string">
            <text:p>arm_cmac_smlaw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W&lt;y&gt;&lt;c&gt; &lt;Rd&gt;, &lt;Rn&gt;, &lt;Rm&gt;, &lt;Ra&gt;</text:p>
          </table:table-cell>
          <table:table-cell table:formula="of:=CALCULATEBITS(QUOTIENT(HEX2DEC([.D320]); 16); MOD(HEX2DEC([.D32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LA{S}&lt;c&gt; &lt;Rd&gt;, &lt;Rn&gt;, &lt;Rm&gt;, &lt;Ra&gt;</text:p>
          </table:table-cell>
          <table:table-cell table:formula="of:=CALCULATEBITS(QUOTIENT(HEX2DEC([.D321]); 16); MOD(HEX2DEC([.D32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a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D{X}&lt;c&gt; &lt;Rd&gt;, &lt;Rn&gt;, &lt;Rm&gt;, &lt;Ra&gt;</text:p>
          </table:table-cell>
          <table:table-cell table:formula="of:=CALCULATEBITS(QUOTIENT(HEX2DEC([.D322]); 16); MOD(HEX2DEC([.D32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s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SD{X}&lt;c&gt; &lt;Rd&gt;, &lt;Rn&gt;, &lt;Rm&gt;, &lt;Ra&gt;</text:p>
          </table:table-cell>
          <table:table-cell table:formula="of:=CALCULATEBITS(QUOTIENT(HEX2DEC([.D323]); 16); MOD(HEX2DEC([.D32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LA{R}&lt;c&gt; &lt;Rd&gt;, &lt;Rn&gt;, &lt;Rm&gt;, &lt;Ra&gt;</text:p>
          </table:table-cell>
          <table:table-cell table:formula="of:=CALCULATEBITS(QUOTIENT(HEX2DEC([.D324]); 16); MOD(HEX2DEC([.D32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mls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LS{R}&lt;c&gt; &lt;Rd&gt;, &lt;Rn&gt;, &lt;Rm&gt;, &lt;Ra&gt;</text:p>
          </table:table-cell>
          <table:table-cell table:formula="of:=CALCULATEBITS(QUOTIENT(HEX2DEC([.D325]); 16); MOD(HEX2DEC([.D32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sml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{S}&lt;c&gt; &lt;RdLo&gt;, &lt;RdHi&gt;, &lt;Rn&gt;, &lt;Rm&gt;</text:p>
          </table:table-cell>
          <table:table-cell table:formula="of:=CALCULATEBITS(QUOTIENT(HEX2DEC([.D326]); 16); MOD(HEX2DEC([.D32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smul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L{S}&lt;c&gt; &lt;RdLo&gt;, &lt;RdHi&gt;, &lt;Rn&gt;, &lt;Rm&gt;</text:p>
          </table:table-cell>
          <table:table-cell table:formula="of:=CALCULATEBITS(QUOTIENT(HEX2DEC([.D327]); 16); MOD(HEX2DEC([.D32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uml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LAL{S}&lt;c&gt; &lt;RdLo&gt;, &lt;RdHi&gt;, &lt;Rn&gt;, &lt;Rm&gt;</text:p>
          </table:table-cell>
          <table:table-cell table:formula="of:=CALCULATEBITS(QUOTIENT(HEX2DEC([.D328]); 16); MOD(HEX2DEC([.D32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umul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ULL{S}&lt;c&gt; &lt;RdLo&gt;, &lt;RdHi&gt;, &lt;Rn&gt;, &lt;Rm&gt;</text:p>
          </table:table-cell>
          <table:table-cell table:formula="of:=CALCULATEBITS(QUOTIENT(HEX2DEC([.D329]); 16); MOD(HEX2DEC([.D32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4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ald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D{X}&lt;c&gt; &lt;RdLo&gt;, &lt;RdHi&gt;, &lt;Rn&gt;, &lt;Rm&gt;</text:p>
          </table:table-cell>
          <table:table-cell table:formula="of:=CALCULATEBITS(QUOTIENT(HEX2DEC([.D330]); 16); MOD(HEX2DEC([.D33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4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sld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SLD{X}&lt;c&gt; &lt;RdLo&gt;, &lt;RdHi&gt;, &lt;Rn&gt;, &lt;Rm&gt;</text:p>
          </table:table-cell>
          <table:table-cell table:formula="of:=CALCULATEBITS(QUOTIENT(HEX2DEC([.D331]); 16); MOD(HEX2DEC([.D33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00</text:p>
          </table:table-cell>
          <table:table-cell office:value-type="string" calcext:value-type="string">
            <text:p>arm_cdata_add_imm_sp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SP, #&lt;const&gt;</text:p>
          </table:table-cell>
          <table:table-cell table:formula="of:=CALCULATEBITS(QUOTIENT(HEX2DEC([.D332]); 16); MOD(HEX2DEC([.D33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00</text:p>
          </table:table-cell>
          <table:table-cell office:value-type="string" calcext:value-type="string">
            <text:p>arm_cdata_sub_imm_sp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SP, #&lt;const&gt;</text:p>
          </table:table-cell>
          <table:table-cell table:formula="of:=CALCULATEBITS(QUOTIENT(HEX2DEC([.D333]); 16); MOD(HEX2DEC([.D33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ad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PC, &lt;Rn&gt;, #&lt;const&gt;</text:p>
          </table:table-cell>
          <table:table-cell table:formula="of:=CALCULATEBITS(QUOTIENT(HEX2DEC([.D334]); 16); MOD(HEX2DEC([.D33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ad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PC, &lt;Rn&gt;, #&lt;const&gt;</text:p>
          </table:table-cell>
          <table:table-cell table:formula="of:=CALCULATEBITS(QUOTIENT(HEX2DEC([.D335]); 16); MOD(HEX2DEC([.D33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bi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PC, &lt;Rn&gt;, #&lt;const&gt;</text:p>
          </table:table-cell>
          <table:table-cell table:formula="of:=CALCULATEBITS(QUOTIENT(HEX2DEC([.D336]); 16); MOD(HEX2DEC([.D33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2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eo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PC, &lt;Rn&gt;, #&lt;const&gt;</text:p>
          </table:table-cell>
          <table:table-cell table:formula="of:=CALCULATEBITS(QUOTIENT(HEX2DEC([.D337]); 16); MOD(HEX2DEC([.D33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mov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PC, #&lt;const&gt;</text:p>
          </table:table-cell>
          <table:table-cell table:formula="of:=CALCULATEBITS(QUOTIENT(HEX2DEC([.D338]); 16); MOD(HEX2DEC([.D33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mv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PC, #&lt;const&gt;</text:p>
          </table:table-cell>
          <table:table-cell table:formula="of:=CALCULATEBITS(QUOTIENT(HEX2DEC([.D339]); 16); MOD(HEX2DEC([.D33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6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rs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PC, &lt;Rn&gt;, #&lt;const&gt;</text:p>
          </table:table-cell>
          <table:table-cell table:formula="of:=CALCULATEBITS(QUOTIENT(HEX2DEC([.D340]); 16); MOD(HEX2DEC([.D34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rs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PC, &lt;Rn&gt;, #&lt;const&gt;</text:p>
          </table:table-cell>
          <table:table-cell table:formula="of:=CALCULATEBITS(QUOTIENT(HEX2DEC([.D341]); 16); MOD(HEX2DEC([.D34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sb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PC, &lt;Rn&gt;, #&lt;const&gt;</text:p>
          </table:table-cell>
          <table:table-cell table:formula="of:=CALCULATEBITS(QUOTIENT(HEX2DEC([.D342]); 16); MOD(HEX2DEC([.D34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su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PC, &lt;Rn&gt;, #&lt;const&gt;</text:p>
          </table:table-cell>
          <table:table-cell table:formula="of:=CALCULATEBITS(QUOTIENT(HEX2DEC([.D343]); 16); MOD(HEX2DEC([.D34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ht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T&lt;c&gt; &lt;Rt&gt;, [&lt;Rn&gt;] {, #+/-&lt;imm8&gt;}</text:p>
          </table:table-cell>
          <table:table-cell table:formula="of:=CALCULATEBITS(QUOTIENT(HEX2DEC([.D344]); 16); MOD(HEX2DEC([.D34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ht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T&lt;c&gt; &lt;Rt&gt;, [&lt;Rn&gt;], +/-&lt;Rm&gt;</text:p>
          </table:table-cell>
          <table:table-cell table:formula="of:=CALCULATEBITS(QUOTIENT(HEX2DEC([.D345]); 16); MOD(HEX2DEC([.D34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strht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T&lt;c&gt; &lt;Rt&gt;, [&lt;Rn&gt;] {, #+/-&lt;imm8&gt;}</text:p>
          </table:table-cell>
          <table:table-cell table:formula="of:=CALCULATEBITS(QUOTIENT(HEX2DEC([.D346]); 16); MOD(HEX2DEC([.D34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strht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T&lt;c&gt; &lt;Rt&gt;, [&lt;Rn&gt;], +/-&lt;Rm&gt;</text:p>
          </table:table-cell>
          <table:table-cell table:formula="of:=CALCULATEBITS(QUOTIENT(HEX2DEC([.D347]); 16); MOD(HEX2DEC([.D34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bt_imm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T&lt;c&gt; &lt;Rt&gt;, [&lt;Rn&gt;] {, #+/-&lt;imm8&gt;}</text:p>
          </table:table-cell>
          <table:table-cell table:formula="of:=CALCULATEBITS(QUOTIENT(HEX2DEC([.D348]); 16); MOD(HEX2DEC([.D34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bt_r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T&lt;c&gt; &lt;Rt&gt;, [&lt;Rn&gt;], +/-&lt;Rm&gt;</text:p>
          </table:table-cell>
          <table:table-cell table:formula="of:=CALCULATEBITS(QUOTIENT(HEX2DEC([.D349]); 16); MOD(HEX2DEC([.D34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ht_imm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T&lt;c&gt; &lt;Rt&gt;, [&lt;Rn&gt;] {, #+/-&lt;imm8&gt;}</text:p>
          </table:table-cell>
          <table:table-cell table:formula="of:=CALCULATEBITS(QUOTIENT(HEX2DEC([.D350]); 16); MOD(HEX2DEC([.D35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ht_r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T&lt;c&gt; &lt;Rt&gt;, [&lt;Rn&gt;], +/-&lt;Rm&gt;</text:p>
          </table:table-cell>
          <table:table-cell table:formula="of:=CALCULATEBITS(QUOTIENT(HEX2DEC([.D351]); 16); MOD(HEX2DEC([.D35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0F0</text:p>
          </table:table-cell>
          <table:table-cell office:value-type="string" calcext:value-type="string">
            <text:p>arm_misc_swp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WP{B}&lt;c&gt; &lt;Rt&gt;, &lt;Rt2&gt;, [&lt;Rn&gt;]</text:p>
          </table:table-cell>
          <table:table-cell table:formula="of:=CALCULATEBITS(QUOTIENT(HEX2DEC([.D352]); 16); MOD(HEX2DEC([.D35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700000</text:p>
          </table:table-cell>
          <table:table-cell office:value-type="string" calcext:value-type="string">
            <text:p>arm_misc_pli_lbl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I [&lt;Rn&gt;, #+/-&lt;imm12&gt;] PLI &lt;label&gt; PLI [PC, #-0] Special case</text:p>
          </table:table-cell>
          <table:table-cell table:formula="of:=CALCULATEBITS(QUOTIENT(HEX2DEC([.D353]); 16); MOD(HEX2DEC([.D35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7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00010</text:p>
          </table:table-cell>
          <table:table-cell office:value-type="string" calcext:value-type="string">
            <text:p>arm_misc_pld_r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{W} [&lt;Rn&gt;,+/-&lt;Rm&gt;{, &lt;shift&gt;}]</text:p>
          </table:table-cell>
          <table:table-cell table:formula="of:=CALCULATEBITS(QUOTIENT(HEX2DEC([.D354]); 16); MOD(HEX2DEC([.D35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9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fp_vfnm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NM&lt;y&gt;&lt;c&gt;.F64 &lt;Dd&gt;, &lt;Dn&gt;, &lt;Dm&gt; VFNM&lt;y&gt;&lt;c&gt;.F32 &lt;Sd&gt;, &lt;Sn&gt;, &lt;Sm&gt;</text:p>
          </table:table-cell>
          <table:table-cell table:formula="of:=CALCULATEBITS(QUOTIENT(HEX2DEC([.D355]); 16); MOD(HEX2DEC([.D35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table:formula="of:=CALCULATEBITS(QUOTIENT(HEX2DEC([.D356]); 16); MOD(HEX2DEC([.D35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table:formula="of:=CALCULATEBITS(QUOTIENT(HEX2DEC([.D357]); 16); MOD(HEX2DEC([.D35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{:&lt;align&gt;}]{!} VLD3&lt;c&gt;.&lt;size&gt; &lt;list&gt;, [&lt;Rn&gt;{:&lt;align&gt;}], &lt;Rm&gt;</text:p>
          </table:table-cell>
          <table:table-cell table:formula="of:=CALCULATEBITS(QUOTIENT(HEX2DEC([.D358]); 16); MOD(HEX2DEC([.D35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table:formula="of:=CALCULATEBITS(QUOTIENT(HEX2DEC([.D359]); 16); MOD(HEX2DEC([.D35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table:formula="of:=CALCULATEBITS(QUOTIENT(HEX2DEC([.D360]); 16); MOD(HEX2DEC([.D36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table:formula="of:=CALCULATEBITS(QUOTIENT(HEX2DEC([.D361]); 16); MOD(HEX2DEC([.D36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3&lt;c&gt;.&lt;size&gt; &lt;list&gt;, [&lt;Rn&gt;{:&lt;align&gt;}]{!} VST3&lt;c&gt;.&lt;size&gt; &lt;list&gt;, [&lt;Rn&gt;{:&lt;align&gt;}], &lt;Rm&gt;</text:p>
          </table:table-cell>
          <table:table-cell table:formula="of:=CALCULATEBITS(QUOTIENT(HEX2DEC([.D362]); 16); MOD(HEX2DEC([.D36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table:formula="of:=CALCULATEBITS(QUOTIENT(HEX2DEC([.D363]); 16); MOD(HEX2DEC([.D36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A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vmac_vfm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M&lt;y&gt;&lt;c&gt;.F64 &lt;Dd&gt;, &lt;Dn&gt;, &lt;Dm&gt; VFM&lt;y&gt;&lt;c&gt;.F32 &lt;Sd&gt;, &lt;Sn&gt;, &lt;Sm&gt;</text:p>
          </table:table-cell>
          <table:table-cell table:formula="of:=CALCULATEBITS(QUOTIENT(HEX2DEC([.D364]); 16); MOD(HEX2DEC([.D36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vmac_vnmlas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MLA&lt;c&gt;.F64 &lt;Dd&gt;, &lt;Dn&gt;, &lt;Dm&gt; VNMLA&lt;c&gt;.F32 &lt;Sd&gt;, &lt;Sn&gt;, &lt;Sm&gt; VNMLS&lt;c&gt;.F64 &lt;Dd&gt;, &lt;Dn&gt;, &lt;Dm&gt; VNMLS&lt;c&gt;.F32 &lt;Sd&gt;, &lt;Sn&gt;, &lt;Sm&gt;</text:p>
          </table:table-cell>
          <table:table-cell table:formula="of:=CALCULATEBITS(QUOTIENT(HEX2DEC([.D365]); 16); MOD(HEX2DEC([.D36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900F10</text:p>
          </table:table-cell>
          <table:table-cell office:value-type="string" calcext:value-type="string">
            <text:p>arm_vfpxfer_vmov_dx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size&gt; &lt;Dd[x]&gt;, &lt;Rt&gt;</text:p>
          </table:table-cell>
          <table:table-cell table:formula="of:=CALCULATEBITS(QUOTIENT(HEX2DEC([.D366]); 16); MOD(HEX2DEC([.D36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100010</text:p>
          </table:table-cell>
          <table:table-cell office:value-type="string" calcext:value-type="string">
            <text:p>arm_cop_cdp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2&lt;c&gt; &lt;coproc&gt;, &lt;opc1&gt;, &lt;Rt&gt;, &lt;CRn&gt;, &lt;CRm&gt;{, &lt;opc2&gt;}</text:p>
          </table:table-cell>
          <table:table-cell table:formula="of:=CALCULATEBITS(QUOTIENT(HEX2DEC([.D367]); 16); MOD(HEX2DEC([.D367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100010</text:p>
          </table:table-cell>
          <table:table-cell office:value-type="string" calcext:value-type="string">
            <text:p>arm_cop_mcr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C2&lt;c&gt; &lt;coproc&gt;, &lt;opc1&gt;, &lt;Rt&gt;, &lt;CRn&gt;, &lt;CRm&gt;{, &lt;opc2&gt;}</text:p>
          </table:table-cell>
          <table:table-cell table:formula="of:=CALCULATEBITS(QUOTIENT(HEX2DEC([.D368]); 16); MOD(HEX2DEC([.D368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data_a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&lt;Rd&gt;, &lt;Rm&gt;, #&lt;imm&gt;</text:p>
          </table:table-cell>
          <table:table-cell table:formula="of:=CALCULATEBITS(QUOTIENT(HEX2DEC([.D369]); 16); MOD(HEX2DEC([.D369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data_l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&lt;Rd&gt;, &lt;Rm&gt;, #&lt;imm&gt;</text:p>
          </table:table-cell>
          <table:table-cell table:formula="of:=CALCULATEBITS(QUOTIENT(HEX2DEC([.D370]); 16); MOD(HEX2DEC([.D370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&lt;x&gt;&lt;y&gt;&lt;c&gt; &lt;Rd&gt;, &lt;Rn&gt;, &lt;Rm&gt;, &lt;Ra&gt;</text:p>
          </table:table-cell>
          <table:table-cell table:formula="of:=CALCULATEBITS(QUOTIENT(HEX2DEC([.D371]); 16); MOD(HEX2DEC([.D371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&lt;x&gt;&lt;y&gt;&lt;c&gt; &lt;Rd&gt;, &lt;Rn&gt;, &lt;Rm&gt;</text:p>
          </table:table-cell>
          <table:table-cell table:formula="of:=CALCULATEBITS(QUOTIENT(HEX2DEC([.D372]); 16); MOD(HEX2DEC([.D372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lal16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&lt;x&gt;&lt;y&gt;&lt;c&gt; &lt;RdLo&gt;, &lt;RdHi&gt;, &lt;Rn&gt;, &lt;Rm&gt;</text:p>
          </table:table-cell>
          <table:table-cell table:formula="of:=CALCULATEBITS(QUOTIENT(HEX2DEC([.D373]); 16); MOD(HEX2DEC([.D373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bfi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FI&lt;c&gt; &lt;Rd&gt;, &lt;Rn&gt;, #&lt;lsb&gt;, #&lt;width&gt;</text:p>
          </table:table-cell>
          <table:table-cell table:formula="of:=CALCULATEBITS(QUOTIENT(HEX2DEC([.D374]); 16); MOD(HEX2DEC([.D374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A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sbfx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FX&lt;c&gt; &lt;Rd&gt;, &lt;Rn&gt;, #&lt;lsb&gt;, #&lt;width&gt;</text:p>
          </table:table-cell>
          <table:table-cell table:formula="of:=CALCULATEBITS(QUOTIENT(HEX2DEC([.D375]); 16); MOD(HEX2DEC([.D375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E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ubfx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BFX&lt;c&gt; &lt;Rd&gt;, &lt;Rn&gt;, #&lt;lsb&gt;, #&lt;width&gt;</text:p>
          </table:table-cell>
          <table:table-cell table:formula="of:=CALCULATEBITS(QUOTIENT(HEX2DEC([.D376]); 16); MOD(HEX2DEC([.D376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30</text:p>
          </table:table-cell>
          <table:table-cell office:value-type="string" calcext:value-type="string">
            <text:p>arm_pack_pk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KHBT&lt;c&gt; &lt;Rd&gt;, &lt;Rn&gt;, &lt;Rm&gt;{, LSL #&lt;imm&gt;} PKHTB&lt;c&gt; &lt;Rd&gt;, &lt;Rn&gt;, &lt;Rm&gt;{, ASR #&lt;imm&gt;}</text:p>
          </table:table-cell>
          <table:table-cell table:formula="of:=CALCULATEBITS(QUOTIENT(HEX2DEC([.D377]); 16); MOD(HEX2DEC([.D377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cmn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&lt;Rm&gt;, &lt;type&gt; &lt;Rs&gt;</text:p>
          </table:table-cell>
          <table:table-cell table:formula="of:=CALCULATEBITS(QUOTIENT(HEX2DEC([.D378]); 16); MOD(HEX2DEC([.D378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cmp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&lt;Rm&gt;, &lt;type&gt; &lt;Rs&gt;</text:p>
          </table:table-cell>
          <table:table-cell table:formula="of:=CALCULATEBITS(QUOTIENT(HEX2DEC([.D379]); 16); MOD(HEX2DEC([.D379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teq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&lt;Rm&gt;, &lt;type&gt; &lt;Rs&gt;</text:p>
          </table:table-cell>
          <table:table-cell table:formula="of:=CALCULATEBITS(QUOTIENT(HEX2DEC([.D380]); 16); MOD(HEX2DEC([.D380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tst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&lt;Rm&gt;, &lt;type&gt; &lt;Rs&gt;</text:p>
          </table:table-cell>
          <table:table-cell table:formula="of:=CALCULATEBITS(QUOTIENT(HEX2DEC([.D381]); 16); MOD(HEX2DEC([.D381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00000</text:p>
          </table:table-cell>
          <table:table-cell office:value-type="string" calcext:value-type="string">
            <text:p>arm_misc_pld_imm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{W} [&lt;Rn&gt;, #+/-&lt;imm12&gt;]</text:p>
          </table:table-cell>
          <table:table-cell table:formula="of:=CALCULATEBITS(QUOTIENT(HEX2DEC([.D382]); 16); MOD(HEX2DEC([.D382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mux_lsl_i_mov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&lt;Rd&gt;, &lt;Rm&gt;, #&lt;imm5&gt;</text:p>
          </table:table-cell>
          <table:table-cell table:formula="of:=CALCULATEBITS(QUOTIENT(HEX2DEC([.D383]); 16); MOD(HEX2DEC([.D383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mux_ror_i_rrx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&lt;Rd&gt;, &lt;Rm&gt;, #&lt;imm&gt;</text:p>
          </table:table-cell>
          <table:table-cell table:formula="of:=CALCULATEBITS(QUOTIENT(HEX2DEC([.D384]); 16); MOD(HEX2DEC([.D384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30000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#&lt;const&gt;</text:p>
          </table:table-cell>
          <table:table-cell table:formula="of:=CALCULATEBITS(QUOTIENT(HEX2DEC([.D385]); 16); MOD(HEX2DEC([.D385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1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ldr_d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R&lt;c&gt; &lt;Dd&gt;, [&lt;Rn&gt;{, #+/-&lt;imm&gt;}] VLDR&lt;c&gt; &lt;Dd&gt;, &lt;label&gt; VLDR&lt;c&gt; &lt;Dd&gt;, [PC, #-0] Special case</text:p>
          </table:table-cell>
          <table:table-cell table:formula="of:=CALCULATEBITS(QUOTIENT(HEX2DEC([.D386]); 16); MOD(HEX2DEC([.D386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ldr_s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R&lt;c&gt; &lt;Sd&gt;, [&lt;Rn&gt;{, #+/-&lt;imm&gt;}] VLDR&lt;c&gt; &lt;Sd&gt;, &lt;label&gt; VLDR&lt;c&gt; &lt;Sd&gt;, [PC, #-0] Special case</text:p>
          </table:table-cell>
          <table:table-cell table:formula="of:=CALCULATEBITS(QUOTIENT(HEX2DEC([.D387]); 16); MOD(HEX2DEC([.D387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str_d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R&lt;c&gt; &lt;Dd&gt;, [&lt;Rn&gt;{, #+/-&lt;imm&gt;}]</text:p>
          </table:table-cell>
          <table:table-cell table:formula="of:=CALCULATEBITS(QUOTIENT(HEX2DEC([.D388]); 16); MOD(HEX2DEC([.D388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str_s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R&lt;c&gt; &lt;Sd&gt;, [&lt;Rn&gt;{, #+/-&lt;imm&gt;}]</text:p>
          </table:table-cell>
          <table:table-cell table:formula="of:=CALCULATEBITS(QUOTIENT(HEX2DEC([.D389]); 16); MOD(HEX2DEC([.D389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F10</text:p>
          </table:table-cell>
          <table:table-cell office:value-type="string" calcext:value-type="string">
            <text:p>arm_vfpxfer_vmov_dt_dx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dt&gt; &lt;Rt&gt;, &lt;Dn[x]&gt;</text:p>
          </table:table-cell>
          <table:table-cell table:formula="of:=CALCULATEBITS(QUOTIENT(HEX2DEC([.D390]); 16); MOD(HEX2DEC([.D390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000010</text:p>
          </table:table-cell>
          <table:table-cell office:value-type="string" calcext:value-type="string">
            <text:p>arm_cop_mr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DP2&lt;c&gt; &lt;coproc&gt;, &lt;opc1&gt;, &lt;CRd&gt;, &lt;CRn&gt;, &lt;CRm&gt;, &lt;opc2&gt;</text:p>
          </table:table-cell>
          <table:table-cell table:formula="of:=CALCULATEBITS(QUOTIENT(HEX2DEC([.D391]); 16); MOD(HEX2DEC([.D39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30</text:p>
          </table:table-cell>
          <table:table-cell office:value-type="string" calcext:value-type="string">
            <text:p>arm_sat_ssat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T&lt;c&gt; &lt;Rd&gt;, #&lt;imm&gt;, &lt;Rn&gt;{, &lt;shift&gt;}</text:p>
          </table:table-cell>
          <table:table-cell table:formula="of:=CALCULATEBITS(QUOTIENT(HEX2DEC([.D392]); 16); MOD(HEX2DEC([.D39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30</text:p>
          </table:table-cell>
          <table:table-cell office:value-type="string" calcext:value-type="string">
            <text:p>arm_sat_usat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T&lt;c&gt; &lt;Rd&gt;, #&lt;imm5&gt;, &lt;Rn&gt;{, &lt;shift&gt;}</text:p>
          </table:table-cell>
          <table:table-cell table:formula="of:=CALCULATEBITS(QUOTIENT(HEX2DEC([.D393]); 16); MOD(HEX2DEC([.D39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cm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&lt;Rm&gt;{, &lt;shift&gt;}</text:p>
          </table:table-cell>
          <table:table-cell table:formula="of:=CALCULATEBITS(QUOTIENT(HEX2DEC([.D394]); 16); MOD(HEX2DEC([.D39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cmp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&lt;Rm&gt;{, &lt;shift&gt;}</text:p>
          </table:table-cell>
          <table:table-cell table:formula="of:=CALCULATEBITS(QUOTIENT(HEX2DEC([.D395]); 16); MOD(HEX2DEC([.D395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teq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&lt;Rm&gt;{, &lt;shift&gt;}</text:p>
          </table:table-cell>
          <table:table-cell table:formula="of:=CALCULATEBITS(QUOTIENT(HEX2DEC([.D396]); 16); MOD(HEX2DEC([.D396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tst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&lt;Rm&gt;{, &lt;shift&gt;}</text:p>
          </table:table-cell>
          <table:table-cell table:formula="of:=CALCULATEBITS(QUOTIENT(HEX2DEC([.D397]); 16); MOD(HEX2DEC([.D397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d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&lt;Rm&gt;, &lt;type&gt; &lt;Rs&gt;</text:p>
          </table:table-cell>
          <table:table-cell table:formula="of:=CALCULATEBITS(QUOTIENT(HEX2DEC([.D398]); 16); MOD(HEX2DEC([.D398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dd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&lt;Rm&gt;, &lt;type&gt; &lt;Rs&gt;</text:p>
          </table:table-cell>
          <table:table-cell table:formula="of:=CALCULATEBITS(QUOTIENT(HEX2DEC([.D399]); 16); MOD(HEX2DEC([.D399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nd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&lt;Rm&gt;, &lt;type&gt; &lt;Rs&gt;</text:p>
          </table:table-cell>
          <table:table-cell table:formula="of:=CALCULATEBITS(QUOTIENT(HEX2DEC([.D400]); 16); MOD(HEX2DEC([.D400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bi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&lt;Rm&gt;, &lt;type&gt; &lt;Rs&gt;</text:p>
          </table:table-cell>
          <table:table-cell table:formula="of:=CALCULATEBITS(QUOTIENT(HEX2DEC([.D401]); 16); MOD(HEX2DEC([.D40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eor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&lt;Rm&gt;, &lt;type&gt; &lt;Rs&gt;</text:p>
          </table:table-cell>
          <table:table-cell table:formula="of:=CALCULATEBITS(QUOTIENT(HEX2DEC([.D402]); 16); MOD(HEX2DEC([.D40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mvn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&lt;Rm&gt;, &lt;type&gt; &lt;Rs&gt;</text:p>
          </table:table-cell>
          <table:table-cell table:formula="of:=CALCULATEBITS(QUOTIENT(HEX2DEC([.D403]); 16); MOD(HEX2DEC([.D40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orr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&lt;Rm&gt;, &lt;type&gt; &lt;Rs&gt;</text:p>
          </table:table-cell>
          <table:table-cell table:formula="of:=CALCULATEBITS(QUOTIENT(HEX2DEC([.D404]); 16); MOD(HEX2DEC([.D40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rsb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&lt;Rm&gt;, &lt;type&gt; &lt;Rs&gt;</text:p>
          </table:table-cell>
          <table:table-cell table:formula="of:=CALCULATEBITS(QUOTIENT(HEX2DEC([.D405]); 16); MOD(HEX2DEC([.D405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rs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&lt;Rm&gt;, &lt;type&gt; &lt;Rs&gt;</text:p>
          </table:table-cell>
          <table:table-cell table:formula="of:=CALCULATEBITS(QUOTIENT(HEX2DEC([.D406]); 16); MOD(HEX2DEC([.D406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sb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&lt;Rm&gt;, &lt;type&gt; &lt;Rs&gt;</text:p>
          </table:table-cell>
          <table:table-cell table:formula="of:=CALCULATEBITS(QUOTIENT(HEX2DEC([.D407]); 16); MOD(HEX2DEC([.D407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sub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&lt;Rm&gt;, &lt;type&gt; &lt;Rs&gt;</text:p>
          </table:table-cell>
          <table:table-cell table:formula="of:=CALCULATEBITS(QUOTIENT(HEX2DEC([.D408]); 16); MOD(HEX2DEC([.D408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8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500000</text:p>
          </table:table-cell>
          <table:table-cell office:value-type="string" calcext:value-type="string">
            <text:p>arm_exc_rfe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FE{&lt;amode&gt;} &lt;Rn&gt;{!}</text:p>
          </table:table-cell>
          <table:table-cell table:formula="of:=CALCULATEBITS(QUOTIENT(HEX2DEC([.D409]); 16); MOD(HEX2DEC([.D409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8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500000</text:p>
          </table:table-cell>
          <table:table-cell office:value-type="string" calcext:value-type="string">
            <text:p>arm_exc_srs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RS{&lt;amode&gt;} SP{!}, #&lt;mode&gt;</text:p>
          </table:table-cell>
          <table:table-cell table:formula="of:=CALCULATEBITS(QUOTIENT(HEX2DEC([.D410]); 16); MOD(HEX2DEC([.D410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00</text:p>
          </table:table-cell>
          <table:table-cell office:value-type="string" calcext:value-type="string">
            <text:p>arm_cldst_ldr_lbl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&lt;label&gt; LDR&lt;c&gt; &lt;Rt&gt;, [PC, #-0] Special case</text:p>
          </table:table-cell>
          <table:table-cell table:formula="of:=CALCULATEBITS(QUOTIENT(HEX2DEC([.D411]); 16); MOD(HEX2DEC([.D41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5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00</text:p>
          </table:table-cell>
          <table:table-cell office:value-type="string" calcext:value-type="string">
            <text:p>arm_cldst_ldrb_lbl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&lt;label&gt; LDRB&lt;c&gt; &lt;Rt&gt;, [PC, #-0] Special case</text:p>
          </table:table-cell>
          <table:table-cell table:formula="of:=CALCULATEBITS(QUOTIENT(HEX2DEC([.D412]); 16); MOD(HEX2DEC([.D41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d_imm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[&lt;Rn&gt;{, #+/-&lt;imm8&gt;}] LDRD&lt;c&gt; &lt;Rt&gt;, &lt;Rt2&gt;, [&lt;Rn&gt;], #+/-&lt;imm8&gt; LDRD&lt;c&gt; &lt;Rt&gt;, &lt;Rt2&gt;, [&lt;Rn&gt;, #+/-&lt;imm8&gt;]!</text:p>
          </table:table-cell>
          <table:table-cell table:formula="of:=CALCULATEBITS(QUOTIENT(HEX2DEC([.D413]); 16); MOD(HEX2DEC([.D41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d_r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[&lt;Rn&gt;,+/-&lt;Rm&gt;]{!} LDRD&lt;c&gt; &lt;Rt&gt;, &lt;Rt2&gt;, [&lt;Rn&gt;],+/-&lt;Rm&gt;</text:p>
          </table:table-cell>
          <table:table-cell table:formula="of:=CALCULATEBITS(QUOTIENT(HEX2DEC([.D414]); 16); MOD(HEX2DEC([.D41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d_imm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D&lt;c&gt; &lt;Rt&gt;, &lt;Rt2&gt;, [&lt;Rn&gt;{, #+/-&lt;imm8&gt;}] STRD&lt;c&gt; &lt;Rt&gt;, &lt;Rt2&gt;, [&lt;Rn&gt;], #+/-&lt;imm8&gt; STRD&lt;c&gt; &lt;Rt&gt;, &lt;Rt2&gt;, [&lt;Rn&gt;, #+/-&lt;imm8&gt;]!</text:p>
          </table:table-cell>
          <table:table-cell table:formula="of:=CALCULATEBITS(QUOTIENT(HEX2DEC([.D415]); 16); MOD(HEX2DEC([.D415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d_r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D&lt;c&gt; &lt;Rt&gt;, &lt;Rt2&gt;, [&lt;Rn&gt;,+/-&lt;Rm&gt;]{!} STRD&lt;c&gt; &lt;Rt&gt;, &lt;Rt2&gt;, [&lt;Rn&gt;],+/-&lt;Rm&gt;</text:p>
          </table:table-cell>
          <table:table-cell table:formula="of:=CALCULATEBITS(QUOTIENT(HEX2DEC([.D416]); 16); MOD(HEX2DEC([.D416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h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[&lt;Rn&gt;{, #+/-&lt;imm8&gt;}] LDRH&lt;c&gt; &lt;Rt&gt;, [&lt;Rn&gt;], #+/-&lt;imm8&gt; LDRH&lt;c&gt; &lt;Rt&gt;, [&lt;Rn&gt;, #+/-&lt;imm8&gt;]!</text:p>
          </table:table-cell>
          <table:table-cell table:formula="of:=CALCULATEBITS(QUOTIENT(HEX2DEC([.D417]); 16); MOD(HEX2DEC([.D417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h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[&lt;Rn&gt;,+/-&lt;Rm&gt;]{!} LDRH&lt;c&gt; &lt;Rt&gt;, [&lt;Rn&gt;],+/-&lt;Rm&gt;</text:p>
          </table:table-cell>
          <table:table-cell table:formula="of:=CALCULATEBITS(QUOTIENT(HEX2DEC([.D418]); 16); MOD(HEX2DEC([.D418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h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&lt;c&gt; &lt;Rt&gt;, [&lt;Rn&gt;{, #+/-&lt;imm8&gt;}] STRH&lt;c&gt; &lt;Rt&gt;, [&lt;Rn&gt;], #+/-&lt;imm8&gt; STRH&lt;c&gt; &lt;Rt&gt;, [&lt;Rn&gt;, #+/-&lt;imm8&gt;]!</text:p>
          </table:table-cell>
          <table:table-cell table:formula="of:=CALCULATEBITS(QUOTIENT(HEX2DEC([.D419]); 16); MOD(HEX2DEC([.D419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h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&lt;c&gt; &lt;Rt&gt;, [&lt;Rn&gt;,+/-&lt;Rm&gt;]{!} STRH&lt;c&gt; &lt;Rt&gt;, [&lt;Rn&gt;],+/-&lt;Rm&gt;</text:p>
          </table:table-cell>
          <table:table-cell table:formula="of:=CALCULATEBITS(QUOTIENT(HEX2DEC([.D420]); 16); MOD(HEX2DEC([.D420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b_imm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[&lt;Rn&gt;{, #+/-&lt;imm8&gt;}] LDRSB&lt;c&gt; &lt;Rt&gt;, [&lt;Rn&gt;], #+/-&lt;imm8&gt; LDRSB&lt;c&gt; &lt;Rt&gt;, [&lt;Rn&gt;, #+/-&lt;imm8&gt;]!</text:p>
          </table:table-cell>
          <table:table-cell table:formula="of:=CALCULATEBITS(QUOTIENT(HEX2DEC([.D421]); 16); MOD(HEX2DEC([.D42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b_r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[&lt;Rn&gt;,+/-&lt;Rm&gt;]{!} LDRSB&lt;c&gt; &lt;Rt&gt;, [&lt;Rn&gt;],+/-&lt;Rm&gt;</text:p>
          </table:table-cell>
          <table:table-cell table:formula="of:=CALCULATEBITS(QUOTIENT(HEX2DEC([.D422]); 16); MOD(HEX2DEC([.D42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h_imm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[&lt;Rn&gt;{, #+/-&lt;imm8&gt;}] LDRSH&lt;c&gt; &lt;Rt&gt;, [&lt;Rn&gt;], #+/-&lt;imm8&gt; LDRSH&lt;c&gt; &lt;Rt&gt;, [&lt;Rn&gt;, #+/-&lt;imm8&gt;]!</text:p>
          </table:table-cell>
          <table:table-cell table:formula="of:=CALCULATEBITS(QUOTIENT(HEX2DEC([.D423]); 16); MOD(HEX2DEC([.D42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h_r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[&lt;Rn&gt;,+/-&lt;Rm&gt;]{!} LDRSH&lt;c&gt; &lt;Rt&gt;, [&lt;Rn&gt;],+/-&lt;Rm&gt;</text:p>
          </table:table-cell>
          <table:table-cell table:formula="of:=CALCULATEBITS(QUOTIENT(HEX2DEC([.D424]); 16); MOD(HEX2DEC([.D42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op_mcrr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R&lt;c&gt; &lt;coproc&gt;, &lt;opc1&gt;, &lt;Rt&gt;, &lt;Rt2&gt;, &lt;CRm&gt;</text:p>
          </table:table-cell>
          <table:table-cell table:formula="of:=CALCULATEBITS(QUOTIENT(HEX2DEC([.D425]); 16); MOD(HEX2DEC([.D425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op_mrr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RC&lt;c&gt; &lt;coproc&gt;, &lt;opc&gt;, &lt;Rt&gt;, &lt;Rt2&gt;, &lt;CRm&gt;</text:p>
          </table:table-cell>
          <table:table-cell table:formula="of:=CALCULATEBITS(QUOTIENT(HEX2DEC([.D426]); 16); MOD(HEX2DEC([.D426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F0000</text:p>
          </table:table-cell>
          <table:table-cell office:value-type="string" calcext:value-type="string">
            <text:p>arm_cop_ldc2_p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{L}&lt;c&gt; &lt;coproc&gt;, &lt;CRd&gt;, &lt;label&gt; LDC{L}&lt;c&gt; &lt;coproc&gt;, &lt;CRd&gt;, [PC, #-0] Special case LDC{L}&lt;c&gt; &lt;coproc&gt;, &lt;CRd&gt;, [PC], &lt;option&gt;</text:p>
          </table:table-cell>
          <table:table-cell table:formula="of:=CALCULATEBITS(QUOTIENT(HEX2DEC([.D427]); 16); MOD(HEX2DEC([.D427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00000</text:p>
          </table:table-cell>
          <table:table-cell office:value-type="string" calcext:value-type="string">
            <text:p>arm_cop_cdp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C2{L}&lt;c&gt; &lt;coproc&gt;, &lt;CRd&gt;, [&lt;Rn&gt;, #+/-&lt;imm&gt;]{!} STC2{L}&lt;c&gt; &lt;coproc&gt;, &lt;CRd&gt;, [&lt;Rn&gt;], #+/-&lt;imm&gt; STC2{L}&lt;c&gt; &lt;coproc&gt;, &lt;CRd&gt;, [&lt;Rn&gt;], &lt;option&gt;</text:p>
          </table:table-cell>
          <table:table-cell table:formula="of:=CALCULATEBITS(QUOTIENT(HEX2DEC([.D428]); 16); MOD(HEX2DEC([.D428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00000</text:p>
          </table:table-cell>
          <table:table-cell office:value-type="string" calcext:value-type="string">
            <text:p>arm_cop_mrr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2{L}&lt;c&gt; &lt;coproc&gt;, &lt;CRd&gt;, [&lt;Rn&gt;, #+/-&lt;imm&gt;]{!} LDC2{L}&lt;c&gt; &lt;coproc&gt;, &lt;CRd&gt;, [&lt;Rn&gt;], #+/-&lt;imm&gt; LDC2{L}&lt;c&gt; &lt;coproc&gt;, &lt;CRd&gt;, [&lt;Rn&gt;], &lt;option&gt;</text:p>
          </table:table-cell>
          <table:table-cell table:formula="of:=CALCULATEBITS(QUOTIENT(HEX2DEC([.D429]); 16); MOD(HEX2DEC([.D429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misc_movw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W&lt;c&gt; &lt;Rd&gt;, #&lt;imm12&gt;</text:p>
          </table:table-cell>
          <table:table-cell table:formula="of:=CALCULATEBITS(QUOTIENT(HEX2DEC([.D430]); 16); MOD(HEX2DEC([.D430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misc_movt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T&lt;c&gt; &lt;Rd&gt;, #&lt;imm12&gt;</text:p>
          </table:table-cell>
          <table:table-cell table:formula="of:=CALCULATEBITS(QUOTIENT(HEX2DEC([.D431]); 16); MOD(HEX2DEC([.D431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cm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#&lt;const&gt;</text:p>
          </table:table-cell>
          <table:table-cell table:formula="of:=CALCULATEBITS(QUOTIENT(HEX2DEC([.D432]); 16); MOD(HEX2DEC([.D432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cmp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#&lt;const&gt;</text:p>
          </table:table-cell>
          <table:table-cell table:formula="of:=CALCULATEBITS(QUOTIENT(HEX2DEC([.D433]); 16); MOD(HEX2DEC([.D433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teq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#&lt;const&gt;</text:p>
          </table:table-cell>
          <table:table-cell table:formula="of:=CALCULATEBITS(QUOTIENT(HEX2DEC([.D434]); 16); MOD(HEX2DEC([.D434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tst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#&lt;const&gt;</text:p>
          </table:table-cell>
          <table:table-cell table:formula="of:=CALCULATEBITS(QUOTIENT(HEX2DEC([.D435]); 16); MOD(HEX2DEC([.D435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d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&lt;Rm&gt;{, &lt;shift&gt;}</text:p>
          </table:table-cell>
          <table:table-cell table:formula="of:=CALCULATEBITS(QUOTIENT(HEX2DEC([.D436]); 16); MOD(HEX2DEC([.D436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d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&lt;Rm&gt;{, &lt;shift&gt;}</text:p>
          </table:table-cell>
          <table:table-cell table:formula="of:=CALCULATEBITS(QUOTIENT(HEX2DEC([.D437]); 16); MOD(HEX2DEC([.D437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n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&lt;Rm&gt;{, &lt;shift&gt;}</text:p>
          </table:table-cell>
          <table:table-cell table:formula="of:=CALCULATEBITS(QUOTIENT(HEX2DEC([.D438]); 16); MOD(HEX2DEC([.D438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bi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&lt;Rm&gt;{, &lt;shift&gt;}</text:p>
          </table:table-cell>
          <table:table-cell table:formula="of:=CALCULATEBITS(QUOTIENT(HEX2DEC([.D439]); 16); MOD(HEX2DEC([.D439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eo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&lt;Rm&gt;{, &lt;shift&gt;}</text:p>
          </table:table-cell>
          <table:table-cell table:formula="of:=CALCULATEBITS(QUOTIENT(HEX2DEC([.D440]); 16); MOD(HEX2DEC([.D440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mv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&lt;Rm&gt;{, &lt;shift&gt;}</text:p>
          </table:table-cell>
          <table:table-cell table:formula="of:=CALCULATEBITS(QUOTIENT(HEX2DEC([.D441]); 16); MOD(HEX2DEC([.D441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or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&lt;Rm&gt;{, &lt;shift&gt;}</text:p>
          </table:table-cell>
          <table:table-cell table:formula="of:=CALCULATEBITS(QUOTIENT(HEX2DEC([.D442]); 16); MOD(HEX2DEC([.D442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rs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&lt;Rm&gt;{, &lt;shift&gt;}</text:p>
          </table:table-cell>
          <table:table-cell table:formula="of:=CALCULATEBITS(QUOTIENT(HEX2DEC([.D443]); 16); MOD(HEX2DEC([.D443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rs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&lt;Rm&gt;{, &lt;shift&gt;}</text:p>
          </table:table-cell>
          <table:table-cell table:formula="of:=CALCULATEBITS(QUOTIENT(HEX2DEC([.D444]); 16); MOD(HEX2DEC([.D444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sb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&lt;Rm&gt;{, &lt;shift&gt;}</text:p>
          </table:table-cell>
          <table:table-cell table:formula="of:=CALCULATEBITS(QUOTIENT(HEX2DEC([.D445]); 16); MOD(HEX2DEC([.D445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su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&lt;Rm&gt;{, &lt;shift&gt;}</text:p>
          </table:table-cell>
          <table:table-cell table:formula="of:=CALCULATEBITS(QUOTIENT(HEX2DEC([.D446]); 16); MOD(HEX2DEC([.D446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ldrb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T&lt;c&gt; &lt;Rt&gt;, [&lt;Rn&gt;],+/-&lt;Rm&gt;{, &lt;shift&gt;}</text:p>
          </table:table-cell>
          <table:table-cell table:formula="of:=CALCULATEBITS(QUOTIENT(HEX2DEC([.D447]); 16); MOD(HEX2DEC([.D447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ldr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T&lt;c&gt; &lt;Rt&gt;, [&lt;Rn&gt;],+/-&lt;Rm&gt;{, &lt;shift&gt;}</text:p>
          </table:table-cell>
          <table:table-cell table:formula="of:=CALCULATEBITS(QUOTIENT(HEX2DEC([.D448]); 16); MOD(HEX2DEC([.D448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strb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T&lt;c&gt; &lt;Rt&gt;, [&lt;Rn&gt;],+/-&lt;Rm&gt;{, &lt;shift&gt;}</text:p>
          </table:table-cell>
          <table:table-cell table:formula="of:=CALCULATEBITS(QUOTIENT(HEX2DEC([.D449]); 16); MOD(HEX2DEC([.D449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str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T&lt;c&gt; &lt;Rt&gt;, [&lt;Rn&gt;],+/-&lt;Rm&gt;{, &lt;shift&gt;}</text:p>
          </table:table-cell>
          <table:table-cell table:formula="of:=CALCULATEBITS(QUOTIENT(HEX2DEC([.D450]); 16); MOD(HEX2DEC([.D450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ldm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M{mode}&lt;c&gt; &lt;Rn&gt;{!}, &lt;list&gt;</text:p>
          </table:table-cell>
          <table:table-cell table:formula="of:=CALCULATEBITS(QUOTIENT(HEX2DEC([.D451]); 16); MOD(HEX2DEC([.D451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ldm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M{mode}&lt;c&gt; &lt;Rn&gt;{!}, &lt;list&gt;</text:p>
          </table:table-cell>
          <table:table-cell table:formula="of:=CALCULATEBITS(QUOTIENT(HEX2DEC([.D452]); 16); MOD(HEX2DEC([.D452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stm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M{mode}&lt;c&gt; &lt;Rn&gt;{!}, &lt;list&gt;</text:p>
          </table:table-cell>
          <table:table-cell table:formula="of:=CALCULATEBITS(QUOTIENT(HEX2DEC([.D453]); 16); MOD(HEX2DEC([.D453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stm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M{mode}&lt;c&gt; &lt;Rn&gt;{!}, &lt;list&gt;</text:p>
          </table:table-cell>
          <table:table-cell table:formula="of:=CALCULATEBITS(QUOTIENT(HEX2DEC([.D454]); 16); MOD(HEX2DEC([.D454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A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000000</text:p>
          </table:table-cell>
          <table:table-cell office:value-type="string" calcext:value-type="string">
            <text:p>arm_bra_blx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X &lt;label&gt;</text:p>
          </table:table-cell>
          <table:table-cell table:formula="of:=CALCULATEBITS(QUOTIENT(HEX2DEC([.D455]); 16); MOD(HEX2DEC([.D455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d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#&lt;const&gt;</text:p>
          </table:table-cell>
          <table:table-cell table:formula="of:=CALCULATEBITS(QUOTIENT(HEX2DEC([.D456]); 16); MOD(HEX2DEC([.D456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d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#&lt;const&gt;</text:p>
          </table:table-cell>
          <table:table-cell table:formula="of:=CALCULATEBITS(QUOTIENT(HEX2DEC([.D457]); 16); MOD(HEX2DEC([.D457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n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#&lt;const&gt;</text:p>
          </table:table-cell>
          <table:table-cell table:formula="of:=CALCULATEBITS(QUOTIENT(HEX2DEC([.D458]); 16); MOD(HEX2DEC([.D458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bi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#&lt;const&gt;</text:p>
          </table:table-cell>
          <table:table-cell table:formula="of:=CALCULATEBITS(QUOTIENT(HEX2DEC([.D459]); 16); MOD(HEX2DEC([.D459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eo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#&lt;const&gt;</text:p>
          </table:table-cell>
          <table:table-cell table:formula="of:=CALCULATEBITS(QUOTIENT(HEX2DEC([.D460]); 16); MOD(HEX2DEC([.D460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mov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&lt;Rd&gt;, #&lt;const&gt;</text:p>
          </table:table-cell>
          <table:table-cell table:formula="of:=CALCULATEBITS(QUOTIENT(HEX2DEC([.D461]); 16); MOD(HEX2DEC([.D461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mv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#&lt;const&gt;</text:p>
          </table:table-cell>
          <table:table-cell table:formula="of:=CALCULATEBITS(QUOTIENT(HEX2DEC([.D462]); 16); MOD(HEX2DEC([.D462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or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#&lt;const&gt;</text:p>
          </table:table-cell>
          <table:table-cell table:formula="of:=CALCULATEBITS(QUOTIENT(HEX2DEC([.D463]); 16); MOD(HEX2DEC([.D463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rs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#&lt;const&gt;</text:p>
          </table:table-cell>
          <table:table-cell table:formula="of:=CALCULATEBITS(QUOTIENT(HEX2DEC([.D464]); 16); MOD(HEX2DEC([.D464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rs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#&lt;const&gt;</text:p>
          </table:table-cell>
          <table:table-cell table:formula="of:=CALCULATEBITS(QUOTIENT(HEX2DEC([.D465]); 16); MOD(HEX2DEC([.D465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sb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#&lt;const&gt;</text:p>
          </table:table-cell>
          <table:table-cell table:formula="of:=CALCULATEBITS(QUOTIENT(HEX2DEC([.D466]); 16); MOD(HEX2DEC([.D466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su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#&lt;const&gt;</text:p>
          </table:table-cell>
          <table:table-cell table:formula="of:=CALCULATEBITS(QUOTIENT(HEX2DEC([.D467]); 16); MOD(HEX2DEC([.D467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ldrb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T&lt;c&gt; &lt;Rt&gt;, [&lt;Rn&gt;], #+/-&lt;imm12&gt;</text:p>
          </table:table-cell>
          <table:table-cell table:formula="of:=CALCULATEBITS(QUOTIENT(HEX2DEC([.D468]); 16); MOD(HEX2DEC([.D468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ldr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T&lt;c&gt; &lt;Rt&gt;, [&lt;Rn&gt;] {, #+/-&lt;imm12&gt;}</text:p>
          </table:table-cell>
          <table:table-cell table:formula="of:=CALCULATEBITS(QUOTIENT(HEX2DEC([.D469]); 16); MOD(HEX2DEC([.D469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strb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T&lt;c&gt; &lt;Rt&gt;, [&lt;Rn&gt;], #+/-&lt;imm12&gt;</text:p>
          </table:table-cell>
          <table:table-cell table:formula="of:=CALCULATEBITS(QUOTIENT(HEX2DEC([.D470]); 16); MOD(HEX2DEC([.D470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str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T&lt;c&gt; &lt;Rt&gt;, [&lt;Rn&gt;] {, +/-&lt;imm12&gt;}</text:p>
          </table:table-cell>
          <table:table-cell table:formula="of:=CALCULATEBITS(QUOTIENT(HEX2DEC([.D471]); 16); MOD(HEX2DEC([.D471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dlmda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DA&lt;c&gt; &lt;Rn&gt;{!}, &lt;registers&gt;</text:p>
          </table:table-cell>
          <table:table-cell table:formula="of:=CALCULATEBITS(QUOTIENT(HEX2DEC([.D472]); 16); MOD(HEX2DEC([.D472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9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&lt;c&gt; &lt;Rn&gt;{!}, &lt;registers&gt;</text:p>
          </table:table-cell>
          <table:table-cell table:formula="of:=CALCULATEBITS(QUOTIENT(HEX2DEC([.D473]); 16); MOD(HEX2DEC([.D473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d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DB&lt;c&gt; &lt;Rn&gt;{!}, &lt;registers&gt;</text:p>
          </table:table-cell>
          <table:table-cell table:formula="of:=CALCULATEBITS(QUOTIENT(HEX2DEC([.D474]); 16); MOD(HEX2DEC([.D474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9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i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IB&lt;c&gt; &lt;Rn&gt;{!}, &lt;registers&gt;</text:p>
          </table:table-cell>
          <table:table-cell table:formula="of:=CALCULATEBITS(QUOTIENT(HEX2DEC([.D475]); 16); MOD(HEX2DEC([.D475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&lt;c&gt; &lt;Rn&gt;{!}, &lt;registers&gt;</text:p>
          </table:table-cell>
          <table:table-cell table:formula="of:=CALCULATEBITS(QUOTIENT(HEX2DEC([.D476]); 16); MOD(HEX2DEC([.D476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da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DA&lt;c&gt; &lt;Rn&gt;{!}, &lt;registers&gt;</text:p>
          </table:table-cell>
          <table:table-cell table:formula="of:=CALCULATEBITS(QUOTIENT(HEX2DEC([.D477]); 16); MOD(HEX2DEC([.D477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d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DB&lt;c&gt; &lt;Rn&gt;{!}, &lt;registers&gt;</text:p>
          </table:table-cell>
          <table:table-cell table:formula="of:=CALCULATEBITS(QUOTIENT(HEX2DEC([.D478]); 16); MOD(HEX2DEC([.D478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i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IB&lt;c&gt; &lt;Rn&gt;{!}, &lt;registers&gt;</text:p>
          </table:table-cell>
          <table:table-cell table:formula="of:=CALCULATEBITS(QUOTIENT(HEX2DEC([.D479]); 16); MOD(HEX2DEC([.D479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000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#&lt;const&gt;</text:p>
          </table:table-cell>
          <table:table-cell table:formula="of:=CALCULATEBITS(QUOTIENT(HEX2DEC([.D480]); 16); MOD(HEX2DEC([.D480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010</text:p>
          </table:table-cell>
          <table:table-cell office:value-type="string" calcext:value-type="string">
            <text:p>arm_cop_ld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C&lt;c&gt; &lt;coproc&gt;, &lt;opc1&gt;, &lt;Rt&gt;, &lt;CRn&gt;, &lt;CRm&gt;{, &lt;opc2&gt;}</text:p>
          </table:table-cell>
          <table:table-cell table:formula="of:=CALCULATEBITS(QUOTIENT(HEX2DEC([.D481]); 16); MOD(HEX2DEC([.D481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010</text:p>
          </table:table-cell>
          <table:table-cell office:value-type="string" calcext:value-type="string">
            <text:p>arm_cop_ldc_p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&lt;c&gt; &lt;coproc&gt;, &lt;opc1&gt;, &lt;Rt&gt;, &lt;CRn&gt;, &lt;CRm&gt;{, &lt;opc2&gt;}</text:p>
          </table:table-cell>
          <table:table-cell table:formula="of:=CALCULATEBITS(QUOTIENT(HEX2DEC([.D482]); 16); MOD(HEX2DEC([.D482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ldr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[&lt;Rn&gt;,+/-&lt;Rm&gt;{, &lt;shift&gt;}]{!} LDR&lt;c&gt; &lt;Rt&gt;, [&lt;Rn&gt;],+/-&lt;Rm&gt;{, &lt;shift&gt;}</text:p>
          </table:table-cell>
          <table:table-cell table:formula="of:=CALCULATEBITS(QUOTIENT(HEX2DEC([.D483]); 16); MOD(HEX2DEC([.D483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ldrb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[&lt;Rn&gt;,+/-&lt;Rm&gt;{, &lt;shift&gt;}]{!} LDRB&lt;c&gt; &lt;Rt&gt;, [&lt;Rn&gt;],+/-&lt;Rm&gt;{, &lt;shift&gt;}</text:p>
          </table:table-cell>
          <table:table-cell table:formula="of:=CALCULATEBITS(QUOTIENT(HEX2DEC([.D484]); 16); MOD(HEX2DEC([.D484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str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&lt;c&gt; &lt;Rt&gt;, [&lt;Rn&gt;,+/-&lt;Rm&gt;{, &lt;shift&gt;}]{!} STR&lt;c&gt; &lt;Rt&gt;, [&lt;Rn&gt;],+/-&lt;Rm&gt;{, &lt;shift&gt;}</text:p>
          </table:table-cell>
          <table:table-cell table:formula="of:=CALCULATEBITS(QUOTIENT(HEX2DEC([.D485]); 16); MOD(HEX2DEC([.D485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strb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&lt;c&gt; &lt;Rt&gt;, [&lt;Rn&gt;,+/-&lt;Rm&gt;{, &lt;shift&gt;}]{!} STRB&lt;c&gt; &lt;Rt&gt;, [&lt;Rn&gt;],+/-&lt;Rm&gt;{, &lt;shift&gt;}</text:p>
          </table:table-cell>
          <table:table-cell table:formula="of:=CALCULATEBITS(QUOTIENT(HEX2DEC([.D486]); 16); MOD(HEX2DEC([.D486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508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8000</text:p>
          </table:table-cell>
          <table:table-cell office:value-type="string" calcext:value-type="string">
            <text:p>arm_cldstm_ldm_pc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{&lt;amode&gt;}&lt;c&gt; &lt;Rn&gt;{!}, &lt;registers with pc&gt;</text:p>
          </table:table-cell>
          <table:table-cell table:formula="of:=CALCULATEBITS(QUOTIENT(HEX2DEC([.D487]); 16); MOD(HEX2DEC([.D487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8000</text:p>
          </table:table-cell>
          <table:table-cell office:value-type="string" calcext:value-type="string">
            <text:p>arm_cldstm_ldm_us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{&lt;amode&gt;}&lt;c&gt; &lt;Rn&gt;, &lt;registers without pc&gt;</text:p>
          </table:table-cell>
          <table:table-cell table:formula="of:=CALCULATEBITS(QUOTIENT(HEX2DEC([.D488]); 16); MOD(HEX2DEC([.D488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10</text:p>
          </table:table-cell>
          <table:table-cell office:value-type="string" calcext:value-type="string">
            <text:p>arm_cop_st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DP&lt;c&gt; &lt;coproc&gt;, &lt;opc1&gt;, &lt;CRd&gt;, &lt;CRn&gt;, &lt;CRm&gt;, &lt;opc2&gt;</text:p>
          </table:table-cell>
          <table:table-cell table:formula="of:=CALCULATEBITS(QUOTIENT(HEX2DEC([.D489]); 16); MOD(HEX2DEC([.D489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ldr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[&lt;Rn&gt;{, #+/-&lt;imm12&gt;}] LDR&lt;c&gt; &lt;Rt&gt;, [&lt;Rn&gt;], #+/-&lt;imm12&gt; LDR&lt;c&gt; &lt;Rt&gt;, [&lt;Rn&gt;, #+/-&lt;imm12&gt;]!</text:p>
          </table:table-cell>
          <table:table-cell table:formula="of:=CALCULATEBITS(QUOTIENT(HEX2DEC([.D490]); 16); MOD(HEX2DEC([.D490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ldrb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[&lt;Rn&gt;{, #+/-&lt;imm12&gt;}] LDRB&lt;c&gt; &lt;Rt&gt;, [&lt;Rn&gt;], #+/-&lt;imm12&gt; LDRB&lt;c&gt; &lt;Rt&gt;, [&lt;Rn&gt;, #+/-&lt;imm12&gt;]!</text:p>
          </table:table-cell>
          <table:table-cell table:formula="of:=CALCULATEBITS(QUOTIENT(HEX2DEC([.D491]); 16); MOD(HEX2DEC([.D491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str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&lt;c&gt; &lt;Rt&gt;, [&lt;Rn&gt;{, #+/-&lt;imm12&gt;}] STR&lt;c&gt; &lt;Rt&gt;, [&lt;Rn&gt;], #+/-&lt;imm12&gt; STR&lt;c&gt; &lt;Rt&gt;, [&lt;Rn&gt;, #+/-&lt;imm12&gt;]!</text:p>
          </table:table-cell>
          <table:table-cell table:formula="of:=CALCULATEBITS(QUOTIENT(HEX2DEC([.D492]); 16); MOD(HEX2DEC([.D492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strb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&lt;c&gt; &lt;Rt&gt;, [&lt;Rn&gt;{, #+/-&lt;imm12&gt;}] STRB&lt;c&gt; &lt;Rt&gt;, [&lt;Rn&gt;], #+/-&lt;imm12&gt; STRB&lt;c&gt; &lt;Rt&gt;, [&lt;Rn&gt;, #+/-&lt;imm12&gt;]!</text:p>
          </table:table-cell>
          <table:table-cell table:formula="of:=CALCULATEBITS(QUOTIENT(HEX2DEC([.D493]); 16); MOD(HEX2DEC([.D493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m_stm_us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{&lt;amode&gt;}&lt;c&gt; &lt;Rn&gt;, &lt;registers&gt;</text:p>
          </table:table-cell>
          <table:table-cell table:formula="of:=CALCULATEBITS(QUOTIENT(HEX2DEC([.D494]); 16); MOD(HEX2DEC([.D494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B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bra_bl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&lt;c&gt; &lt;label&gt;</text:p>
          </table:table-cell>
          <table:table-cell table:formula="of:=CALCULATEBITS(QUOTIENT(HEX2DEC([.D495]); 16); MOD(HEX2DEC([.D495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A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bra_b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&lt;c&gt; &lt;label&gt;</text:p>
          </table:table-cell>
          <table:table-cell table:formula="of:=CALCULATEBITS(QUOTIENT(HEX2DEC([.D496]); 16); MOD(HEX2DEC([.D496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000</text:p>
          </table:table-cell>
          <table:table-cell office:value-type="string" calcext:value-type="string">
            <text:p>arm_cop_ld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{L}&lt;c&gt; &lt;coproc&gt;, &lt;CRd&gt;, [&lt;Rn&gt;, #+/-&lt;imm&gt;]{!} LDC{L}&lt;c&gt; &lt;coproc&gt;, &lt;CRd&gt;, [&lt;Rn&gt;], #+/-&lt;imm&gt; LDC{L}&lt;c&gt; &lt;coproc&gt;, &lt;CRd&gt;, [&lt;Rn&gt;], &lt;option&gt;</text:p>
          </table:table-cell>
          <table:table-cell table:formula="of:=CALCULATEBITS(QUOTIENT(HEX2DEC([.D497]); 16); MOD(HEX2DEC([.D497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000</text:p>
          </table:table-cell>
          <table:table-cell office:value-type="string" calcext:value-type="string">
            <text:p>arm_cop_st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C{L}&lt;c&gt; &lt;coproc&gt;, &lt;CRd&gt;, [&lt;Rn&gt;, #+/-&lt;imm&gt;]{!} STC{L}&lt;c&gt; &lt;coproc&gt;, &lt;CRd&gt;, [&lt;Rn&gt;], #+/-&lt;imm&gt; STC{L}&lt;c&gt; &lt;coproc&gt;, &lt;CRd&gt;, [&lt;Rn&gt;], &lt;option&gt;</text:p>
          </table:table-cell>
          <table:table-cell table:formula="of:=CALCULATEBITS(QUOTIENT(HEX2DEC([.D498]); 16); MOD(HEX2DEC([.D498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exc_sv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VC&lt;c&gt; #&lt;imm24&gt;</text:p>
          </table:table-cell>
          <table:table-cell table:formula="of:=CALCULATEBITS(QUOTIENT(HEX2DEC([.D499]); 16); MOD(HEX2DEC([.D499]); 16))" office:value-type="float" office:value="4" calcext:value-type="float">
            <text:p>4</text:p>
          </table:table-cell>
        </table:table-row>
      </table:table>
      <table:table table:name="extras" table:style-name="ta1">
        <table:table-column table:style-name="co9" table:default-cell-style-name="Default"/>
        <table:table-row table:style-name="ro1">
          <table:table-cell office:value-type="string" calcext:value-type="string">
            <text:p>extras</text:p>
          </table:table-cell>
        </table:table-row>
        <table:table-row table:style-name="ro1">
          <table:table-cell table:formula="of:=[decode_table.E2]" office:value-type="string" office:string-value="arm_cldstm_pop_r" calcext:value-type="string">
            <text:p>arm_cldstm_pop_r</text:p>
          </table:table-cell>
        </table:table-row>
        <table:table-row table:style-name="ro1">
          <table:table-cell table:formula="of:=[decode_table.E3]" office:value-type="string" office:string-value="arm_cldstm_push_r" calcext:value-type="string">
            <text:p>arm_cldstm_push_r</text:p>
          </table:table-cell>
        </table:table-row>
        <table:table-row table:style-name="ro1">
          <table:table-cell table:formula="of:=[decode_table.E4]" office:value-type="string" office:string-value="arm_ret_rrx_pc" calcext:value-type="string">
            <text:p>arm_ret_rrx_pc</text:p>
          </table:table-cell>
        </table:table-row>
        <table:table-row table:style-name="ro1">
          <table:table-cell table:formula="of:=[decode_table.E5]" office:value-type="string" office:string-value="arm_mux_vmovn_q" calcext:value-type="string">
            <text:p>arm_mux_vmovn_q</text:p>
          </table:table-cell>
        </table:table-row>
        <table:table-row table:style-name="ro1">
          <table:table-cell table:formula="of:=[decode_table.E6]" office:value-type="string" office:string-value="arm_vsh_vshll_imm" calcext:value-type="string">
            <text:p>arm_vsh_vshll_imm</text:p>
          </table:table-cell>
        </table:table-row>
        <table:table-row table:style-name="ro1">
          <table:table-cell table:formula="of:=[decode_table.E7]" office:value-type="string" office:string-value="arm_misc_sev" calcext:value-type="string">
            <text:p>arm_misc_sev</text:p>
          </table:table-cell>
        </table:table-row>
        <table:table-row table:style-name="ro1">
          <table:table-cell table:formula="of:=[decode_table.E8]" office:value-type="string" office:string-value="arm_mux_lsl_i_mov_pc" calcext:value-type="string">
            <text:p>arm_mux_lsl_i_mov_pc</text:p>
          </table:table-cell>
        </table:table-row>
        <table:table-row table:style-name="ro1">
          <table:table-cell table:formula="of:=[decode_table.E9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10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11]" office:value-type="string" office:string-value="arm_mux_wfe_wfi" calcext:value-type="string">
            <text:p>arm_mux_wfe_wfi</text:p>
          </table:table-cell>
        </table:table-row>
        <table:table-row table:style-name="ro1">
          <table:table-cell table:formula="of:=[decode_table.E12]" office:value-type="string" office:string-value="arm_mux_wfe_wfi" calcext:value-type="string">
            <text:p>arm_mux_wfe_wfi</text:p>
          </table:table-cell>
        </table:table-row>
        <table:table-row table:style-name="ro1">
          <table:table-cell table:formula="of:=[decode_table.E13]" office:value-type="string" office:string-value="arm_vbits_vmvn" calcext:value-type="string">
            <text:p>arm_vbits_vmvn</text:p>
          </table:table-cell>
        </table:table-row>
        <table:table-row table:style-name="ro1">
          <table:table-cell table:formula="of:=[decode_table.E14]" office:value-type="string" office:string-value="arm_vmisc_vcls_dt" calcext:value-type="string">
            <text:p>arm_vmisc_vcls_dt</text:p>
          </table:table-cell>
        </table:table-row>
        <table:table-row table:style-name="ro1">
          <table:table-cell table:formula="of:=[decode_table.E15]" office:value-type="string" office:string-value="arm_vmisc_vclz_dt" calcext:value-type="string">
            <text:p>arm_vmisc_vclz_dt</text:p>
          </table:table-cell>
        </table:table-row>
        <table:table-row table:style-name="ro1">
          <table:table-cell table:formula="of:=[decode_table.E16]" office:value-type="string" office:string-value="arm_vmisc_vcnt" calcext:value-type="string">
            <text:p>arm_vmisc_vcnt</text:p>
          </table:table-cell>
        </table:table-row>
        <table:table-row table:style-name="ro1">
          <table:table-cell table:formula="of:=[decode_table.E17]" office:value-type="string" office:string-value="arm_vmisc_vcvt_f3216" calcext:value-type="string">
            <text:p>arm_vmisc_vcvt_f3216</text:p>
          </table:table-cell>
        </table:table-row>
        <table:table-row table:style-name="ro1">
          <table:table-cell table:formula="of:=[decode_table.E18]" office:value-type="string" office:string-value="arm_vmisc_vqabs_dt" calcext:value-type="string">
            <text:p>arm_vmisc_vqabs_dt</text:p>
          </table:table-cell>
        </table:table-row>
        <table:table-row table:style-name="ro1">
          <table:table-cell table:formula="of:=[decode_table.E19]" office:value-type="string" office:string-value="arm_vmisc_vqneg_dt" calcext:value-type="string">
            <text:p>arm_vmisc_vqneg_dt</text:p>
          </table:table-cell>
        </table:table-row>
        <table:table-row table:style-name="ro1">
          <table:table-cell table:formula="of:=[decode_table.E20]" office:value-type="string" office:string-value="arm_vmisc_vswp" calcext:value-type="string">
            <text:p>arm_vmisc_vswp</text:p>
          </table:table-cell>
        </table:table-row>
        <table:table-row table:style-name="ro1">
          <table:table-cell table:formula="of:=[decode_table.E21]" office:value-type="string" office:string-value="arm_vmisc_vtrn" calcext:value-type="string">
            <text:p>arm_vmisc_vtrn</text:p>
          </table:table-cell>
        </table:table-row>
        <table:table-row table:style-name="ro1">
          <table:table-cell table:formula="of:=[decode_table.E22]" office:value-type="string" office:string-value="arm_vmisc_vuzp" calcext:value-type="string">
            <text:p>arm_vmisc_vuzp</text:p>
          </table:table-cell>
        </table:table-row>
        <table:table-row table:style-name="ro1">
          <table:table-cell table:formula="of:=[decode_table.E23]" office:value-type="string" office:string-value="arm_vmisc_vzip" calcext:value-type="string">
            <text:p>arm_vmisc_vzip</text:p>
          </table:table-cell>
        </table:table-row>
        <table:table-row table:style-name="ro1">
          <table:table-cell table:formula="of:=[decode_table.E24]" office:value-type="string" office:string-value="arm_mux_vmovn_q" calcext:value-type="string">
            <text:p>arm_mux_vmovn_q</text:p>
          </table:table-cell>
        </table:table-row>
        <table:table-row table:style-name="ro1">
          <table:table-cell table:formula="of:=[decode_table.E25]" office:value-type="string" office:string-value="arm_mux_vshll_i_vmovl" calcext:value-type="string">
            <text:p>arm_mux_vshll_i_vmovl</text:p>
          </table:table-cell>
        </table:table-row>
        <table:table-row table:style-name="ro1">
          <table:table-cell table:formula="of:=[decode_table.E26]" office:value-type="string" office:string-value="arm_vcmp_vceq_z" calcext:value-type="string">
            <text:p>arm_vcmp_vceq_z</text:p>
          </table:table-cell>
        </table:table-row>
        <table:table-row table:style-name="ro1">
          <table:table-cell table:formula="of:=[decode_table.E27]" office:value-type="string" office:string-value="arm_vcmp_vcge_z" calcext:value-type="string">
            <text:p>arm_vcmp_vcge_z</text:p>
          </table:table-cell>
        </table:table-row>
        <table:table-row table:style-name="ro1">
          <table:table-cell table:formula="of:=[decode_table.E28]" office:value-type="string" office:string-value="arm_vcmp_vcgt_z" calcext:value-type="string">
            <text:p>arm_vcmp_vcgt_z</text:p>
          </table:table-cell>
        </table:table-row>
        <table:table-row table:style-name="ro1">
          <table:table-cell table:formula="of:=[decode_table.E29]" office:value-type="string" office:string-value="arm_vcmp_vcle_z" calcext:value-type="string">
            <text:p>arm_vcmp_vcle_z</text:p>
          </table:table-cell>
        </table:table-row>
        <table:table-row table:style-name="ro1">
          <table:table-cell table:formula="of:=[decode_table.E30]" office:value-type="string" office:string-value="arm_vcmp_vclt_z" calcext:value-type="string">
            <text:p>arm_vcmp_vclt_z</text:p>
          </table:table-cell>
        </table:table-row>
        <table:table-row table:style-name="ro1">
          <table:table-cell table:formula="of:=[decode_table.E31]" office:value-type="string" office:string-value="arm_vmisc_vabs_dt" calcext:value-type="string">
            <text:p>arm_vmisc_vabs_dt</text:p>
          </table:table-cell>
        </table:table-row>
        <table:table-row table:style-name="ro1">
          <table:table-cell table:formula="of:=[decode_table.E32]" office:value-type="string" office:string-value="arm_vmisc_vneg_dt" calcext:value-type="string">
            <text:p>arm_vmisc_vneg_dt</text:p>
          </table:table-cell>
        </table:table-row>
        <table:table-row table:style-name="ro1">
          <table:table-cell table:formula="of:=[decode_table.E33]" office:value-type="string" office:string-value="arm_vmisc_vrecpe_dt" calcext:value-type="string">
            <text:p>arm_vmisc_vrecpe_dt</text:p>
          </table:table-cell>
        </table:table-row>
        <table:table-row table:style-name="ro1">
          <table:table-cell table:formula="of:=[decode_table.E34]" office:value-type="string" office:string-value="arm_vmisc_vrsqrte_dt" calcext:value-type="string">
            <text:p>arm_vmisc_vrsqrte_dt</text:p>
          </table:table-cell>
        </table:table-row>
        <table:table-row table:style-name="ro1">
          <table:table-cell table:formula="of:=[decode_table.E35]" office:value-type="string" office:string-value="arm_vpar_vpadal_dt" calcext:value-type="string">
            <text:p>arm_vpar_vpadal_dt</text:p>
          </table:table-cell>
        </table:table-row>
        <table:table-row table:style-name="ro1">
          <table:table-cell table:formula="of:=[decode_table.E36]" office:value-type="string" office:string-value="arm_vpar_vpaddl_dt" calcext:value-type="string">
            <text:p>arm_vpar_vpaddl_dt</text:p>
          </table:table-cell>
        </table:table-row>
        <table:table-row table:style-name="ro1">
          <table:table-cell table:formula="of:=[decode_table.E37]" office:value-type="string" office:string-value="arm_misc_setend" calcext:value-type="string">
            <text:p>arm_misc_setend</text:p>
          </table:table-cell>
        </table:table-row>
        <table:table-row table:style-name="ro1">
          <table:table-cell table:formula="of:=[decode_table.E38]" office:value-type="string" office:string-value="arm_fp_vcvt_f6432" calcext:value-type="string">
            <text:p>arm_fp_vcvt_f6432</text:p>
          </table:table-cell>
        </table:table-row>
        <table:table-row table:style-name="ro1">
          <table:table-cell table:formula="of:=[decode_table.E39]" office:value-type="string" office:string-value="arm_vbits_vmov_6432_r" calcext:value-type="string">
            <text:p>arm_vbits_vmov_6432_r</text:p>
          </table:table-cell>
        </table:table-row>
        <table:table-row table:style-name="ro1">
          <table:table-cell table:formula="of:=[decode_table.E40]" office:value-type="string" office:string-value="arm_vmisc_vabs_f64" calcext:value-type="string">
            <text:p>arm_vmisc_vabs_f64</text:p>
          </table:table-cell>
        </table:table-row>
        <table:table-row table:style-name="ro1">
          <table:table-cell table:formula="of:=[decode_table.E41]" office:value-type="string" office:string-value="arm_vmisc_vneg_f64" calcext:value-type="string">
            <text:p>arm_vmisc_vneg_f64</text:p>
          </table:table-cell>
        </table:table-row>
        <table:table-row table:style-name="ro1">
          <table:table-cell table:formula="of:=[decode_table.E42]" office:value-type="string" office:string-value="arm_vmisc_vsqrt_f64" calcext:value-type="string">
            <text:p>arm_vmisc_vsqrt_f64</text:p>
          </table:table-cell>
        </table:table-row>
        <table:table-row table:style-name="ro1">
          <table:table-cell table:formula="of:=[decode_table.E43]" office:value-type="string" office:string-value="arm_vmisc_vcvt_tdtm" calcext:value-type="string">
            <text:p>arm_vmisc_vcvt_tdtm</text:p>
          </table:table-cell>
        </table:table-row>
        <table:table-row table:style-name="ro1">
          <table:table-cell table:formula="of:=[decode_table.E44]" office:value-type="string" office:string-value="arm_vmisc_vdup_x" calcext:value-type="string">
            <text:p>arm_vmisc_vdup_x</text:p>
          </table:table-cell>
        </table:table-row>
        <table:table-row table:style-name="ro1">
          <table:table-cell table:formula="of:=[decode_table.E45]" office:value-type="string" office:string-value="arm_vmisc_vrev" calcext:value-type="string">
            <text:p>arm_vmisc_vrev</text:p>
          </table:table-cell>
        </table:table-row>
        <table:table-row table:style-name="ro1">
          <table:table-cell table:formula="of:=[decode_table.E46]" office:value-type="string" office:string-value="arm_vfpxfer_vmrs_fpscr" calcext:value-type="string">
            <text:p>arm_vfpxfer_vmrs_fpscr</text:p>
          </table:table-cell>
        </table:table-row>
        <table:table-row table:style-name="ro1">
          <table:table-cell table:formula="of:=[decode_table.E47]" office:value-type="string" office:string-value="arm_vfpxfer_vmsr_fpscr" calcext:value-type="string">
            <text:p>arm_vfpxfer_vmsr_fpscr</text:p>
          </table:table-cell>
        </table:table-row>
        <table:table-row table:style-name="ro1">
          <table:table-cell table:formula="of:=[decode_table.E48]" office:value-type="string" office:string-value="arm_cmisc_usad8" calcext:value-type="string">
            <text:p>arm_cmisc_usad8</text:p>
          </table:table-cell>
        </table:table-row>
        <table:table-row table:style-name="ro1">
          <table:table-cell table:formula="of:=[decode_table.E49]" office:value-type="string" office:string-value="arm_pack_sxtb" calcext:value-type="string">
            <text:p>arm_pack_sxtb</text:p>
          </table:table-cell>
        </table:table-row>
        <table:table-row table:style-name="ro1">
          <table:table-cell table:formula="of:=[decode_table.E50]" office:value-type="string" office:string-value="arm_pack_sxtb16" calcext:value-type="string">
            <text:p>arm_pack_sxtb16</text:p>
          </table:table-cell>
        </table:table-row>
        <table:table-row table:style-name="ro1">
          <table:table-cell table:formula="of:=[decode_table.E51]" office:value-type="string" office:string-value="arm_pack_sxth" calcext:value-type="string">
            <text:p>arm_pack_sxth</text:p>
          </table:table-cell>
        </table:table-row>
        <table:table-row table:style-name="ro1">
          <table:table-cell table:formula="of:=[decode_table.E52]" office:value-type="string" office:string-value="arm_pack_uxtb" calcext:value-type="string">
            <text:p>arm_pack_uxtb</text:p>
          </table:table-cell>
        </table:table-row>
        <table:table-row table:style-name="ro1">
          <table:table-cell table:formula="of:=[decode_table.E53]" office:value-type="string" office:string-value="arm_pack_uxtb16" calcext:value-type="string">
            <text:p>arm_pack_uxtb16</text:p>
          </table:table-cell>
        </table:table-row>
        <table:table-row table:style-name="ro1">
          <table:table-cell table:formula="of:=[decode_table.E54]" office:value-type="string" office:string-value="arm_pack_uxth" calcext:value-type="string">
            <text:p>arm_pack_uxth</text:p>
          </table:table-cell>
        </table:table-row>
        <table:table-row table:style-name="ro1">
          <table:table-cell table:formula="of:=[decode_table.E55]" office:value-type="string" office:string-value="arm_exc_udf" calcext:value-type="string">
            <text:p>arm_exc_udf</text:p>
          </table:table-cell>
        </table:table-row>
        <table:table-row table:style-name="ro1">
          <table:table-cell table:formula="of:=[decode_table.E56]" office:value-type="string" office:string-value="arm_misc_dbg" calcext:value-type="string">
            <text:p>arm_misc_dbg</text:p>
          </table:table-cell>
        </table:table-row>
        <table:table-row table:style-name="ro1">
          <table:table-cell table:formula="of:=[decode_table.E57]" office:value-type="string" office:string-value="arm_misc_clrex" calcext:value-type="string">
            <text:p>arm_misc_clrex</text:p>
          </table:table-cell>
        </table:table-row>
        <table:table-row table:style-name="ro1">
          <table:table-cell table:formula="of:=[decode_table.E58]" office:value-type="string" office:string-value="arm_misc_dmb" calcext:value-type="string">
            <text:p>arm_misc_dmb</text:p>
          </table:table-cell>
        </table:table-row>
        <table:table-row table:style-name="ro1">
          <table:table-cell table:formula="of:=[decode_table.E59]" office:value-type="string" office:string-value="arm_misc_dsb" calcext:value-type="string">
            <text:p>arm_misc_dsb</text:p>
          </table:table-cell>
        </table:table-row>
        <table:table-row table:style-name="ro1">
          <table:table-cell table:formula="of:=[decode_table.E60]" office:value-type="string" office:string-value="arm_misc_isb" calcext:value-type="string">
            <text:p>arm_misc_isb</text:p>
          </table:table-cell>
        </table:table-row>
        <table:table-row table:style-name="ro1">
          <table:table-cell table:formula="of:=[decode_table.E61]" office:value-type="string" office:string-value="arm_fp_vcmp_r" calcext:value-type="string">
            <text:p>arm_fp_vcmp_r</text:p>
          </table:table-cell>
        </table:table-row>
        <table:table-row table:style-name="ro1">
          <table:table-cell table:formula="of:=[decode_table.E62]" office:value-type="string" office:string-value="arm_fp_vcmp_z" calcext:value-type="string">
            <text:p>arm_fp_vcmp_z</text:p>
          </table:table-cell>
        </table:table-row>
        <table:table-row table:style-name="ro1">
          <table:table-cell table:formula="of:=[decode_table.E63]" office:value-type="string" office:string-value="arm_mux_vorr_vmov_nm" calcext:value-type="string">
            <text:p>arm_mux_vorr_vmov_nm</text:p>
          </table:table-cell>
        </table:table-row>
        <table:table-row table:style-name="ro1">
          <table:table-cell table:formula="of:=[decode_table.E64]" office:value-type="string" office:string-value="arm_mux_vorr_vmov_nm" calcext:value-type="string">
            <text:p>arm_mux_vorr_vmov_nm</text:p>
          </table:table-cell>
        </table:table-row>
        <table:table-row table:style-name="ro1">
          <table:table-cell table:formula="of:=[decode_table.E65]" office:value-type="string" office:string-value="arm_mux_vrshrn_q_imm" calcext:value-type="string">
            <text:p>arm_mux_vrshrn_q_imm</text:p>
          </table:table-cell>
        </table:table-row>
        <table:table-row table:style-name="ro1">
          <table:table-cell table:formula="of:=[decode_table.E66]" office:value-type="string" office:string-value="arm_mux_vshrn_q_imm" calcext:value-type="string">
            <text:p>arm_mux_vshrn_q_imm</text:p>
          </table:table-cell>
        </table:table-row>
        <table:table-row table:style-name="ro1">
          <table:table-cell table:formula="of:=[decode_table.E67]" office:value-type="string" office:string-value="arm_vbits_vand" calcext:value-type="string">
            <text:p>arm_vbits_vand</text:p>
          </table:table-cell>
        </table:table-row>
        <table:table-row table:style-name="ro1">
          <table:table-cell table:formula="of:=[decode_table.E68]" office:value-type="string" office:string-value="arm_vbits_vbic" calcext:value-type="string">
            <text:p>arm_vbits_vbic</text:p>
          </table:table-cell>
        </table:table-row>
        <table:table-row table:style-name="ro1">
          <table:table-cell table:formula="of:=[decode_table.E69]" office:value-type="string" office:string-value="arm_vbits_vbif" calcext:value-type="string">
            <text:p>arm_vbits_vbif</text:p>
          </table:table-cell>
        </table:table-row>
        <table:table-row table:style-name="ro1">
          <table:table-cell table:formula="of:=[decode_table.E70]" office:value-type="string" office:string-value="arm_vbits_vbit" calcext:value-type="string">
            <text:p>arm_vbits_vbit</text:p>
          </table:table-cell>
        </table:table-row>
        <table:table-row table:style-name="ro1">
          <table:table-cell table:formula="of:=[decode_table.E71]" office:value-type="string" office:string-value="arm_vbits_vbsl" calcext:value-type="string">
            <text:p>arm_vbits_vbsl</text:p>
          </table:table-cell>
        </table:table-row>
        <table:table-row table:style-name="ro1">
          <table:table-cell table:formula="of:=[decode_table.E72]" office:value-type="string" office:string-value="arm_vbits_veor" calcext:value-type="string">
            <text:p>arm_vbits_veor</text:p>
          </table:table-cell>
        </table:table-row>
        <table:table-row table:style-name="ro1">
          <table:table-cell table:formula="of:=[decode_table.E73]" office:value-type="string" office:string-value="arm_vbits_vorn" calcext:value-type="string">
            <text:p>arm_vbits_vorn</text:p>
          </table:table-cell>
        </table:table-row>
        <table:table-row table:style-name="ro1">
          <table:table-cell table:formula="of:=[decode_table.E74]" office:value-type="string" office:string-value="arm_cmac_smmul" calcext:value-type="string">
            <text:p>arm_cmac_smmul</text:p>
          </table:table-cell>
        </table:table-row>
        <table:table-row table:style-name="ro1">
          <table:table-cell table:formula="of:=[decode_table.E75]" office:value-type="string" office:string-value="arm_cmac_smuad" calcext:value-type="string">
            <text:p>arm_cmac_smuad</text:p>
          </table:table-cell>
        </table:table-row>
        <table:table-row table:style-name="ro1">
          <table:table-cell table:formula="of:=[decode_table.E76]" office:value-type="string" office:string-value="arm_cmac_smusd" calcext:value-type="string">
            <text:p>arm_cmac_smusd</text:p>
          </table:table-cell>
        </table:table-row>
        <table:table-row table:style-name="ro1">
          <table:table-cell table:formula="of:=[decode_table.E77]" office:value-type="string" office:string-value="arm_fp_vcvt_f3216" calcext:value-type="string">
            <text:p>arm_fp_vcvt_f3216</text:p>
          </table:table-cell>
        </table:table-row>
        <table:table-row table:style-name="ro1">
          <table:table-cell table:formula="of:=[decode_table.E78]" office:value-type="string" office:string-value="arm_mux_lsl_i_mov" calcext:value-type="string">
            <text:p>arm_mux_lsl_i_mov</text:p>
          </table:table-cell>
        </table:table-row>
        <table:table-row table:style-name="ro1">
          <table:table-cell table:formula="of:=[decode_table.E79]" office:value-type="string" office:string-value="arm_mux_msr_r_pr" calcext:value-type="string">
            <text:p>arm_mux_msr_r_pr</text:p>
          </table:table-cell>
        </table:table-row>
        <table:table-row table:style-name="ro1">
          <table:table-cell table:formula="of:=[decode_table.E80]" office:value-type="string" office:string-value="arm_mux_ror_i_rrx" calcext:value-type="string">
            <text:p>arm_mux_ror_i_rrx</text:p>
          </table:table-cell>
        </table:table-row>
        <table:table-row table:style-name="ro1">
          <table:table-cell table:formula="of:=[decode_table.E81]" office:value-type="string" office:string-value="arm_mux_vshll_i_vmovl" calcext:value-type="string">
            <text:p>arm_mux_vshll_i_vmovl</text:p>
          </table:table-cell>
        </table:table-row>
        <table:table-row table:style-name="ro1">
          <table:table-cell table:formula="of:=[decode_table.E82]" office:value-type="string" office:string-value="arm_vcmp_vacge" calcext:value-type="string">
            <text:p>arm_vcmp_vacge</text:p>
          </table:table-cell>
        </table:table-row>
        <table:table-row table:style-name="ro1">
          <table:table-cell table:formula="of:=[decode_table.E83]" office:value-type="string" office:string-value="arm_vcmp_vacgt" calcext:value-type="string">
            <text:p>arm_vcmp_vacgt</text:p>
          </table:table-cell>
        </table:table-row>
        <table:table-row table:style-name="ro1">
          <table:table-cell table:formula="of:=[decode_table.E84]" office:value-type="string" office:string-value="arm_vcmp_vceq" calcext:value-type="string">
            <text:p>arm_vcmp_vceq</text:p>
          </table:table-cell>
        </table:table-row>
        <table:table-row table:style-name="ro1">
          <table:table-cell table:formula="of:=[decode_table.E85]" office:value-type="string" office:string-value="arm_vcmp_vcge" calcext:value-type="string">
            <text:p>arm_vcmp_vcge</text:p>
          </table:table-cell>
        </table:table-row>
        <table:table-row table:style-name="ro1">
          <table:table-cell table:formula="of:=[decode_table.E86]" office:value-type="string" office:string-value="arm_vcmp_vcgt_dt" calcext:value-type="string">
            <text:p>arm_vcmp_vcgt_dt</text:p>
          </table:table-cell>
        </table:table-row>
        <table:table-row table:style-name="ro1">
          <table:table-cell table:formula="of:=[decode_table.E87]" office:value-type="string" office:string-value="arm_vmac_vmla_f" calcext:value-type="string">
            <text:p>arm_vmac_vmla_f</text:p>
          </table:table-cell>
        </table:table-row>
        <table:table-row table:style-name="ro1">
          <table:table-cell table:formula="of:=[decode_table.E88]" office:value-type="string" office:string-value="arm_vmac_vmls_f" calcext:value-type="string">
            <text:p>arm_vmac_vmls_f</text:p>
          </table:table-cell>
        </table:table-row>
        <table:table-row table:style-name="ro1">
          <table:table-cell table:formula="of:=[decode_table.E89]" office:value-type="string" office:string-value="arm_vmac_vmul_f" calcext:value-type="string">
            <text:p>arm_vmac_vmul_f</text:p>
          </table:table-cell>
        </table:table-row>
        <table:table-row table:style-name="ro1">
          <table:table-cell table:formula="of:=[decode_table.E90]" office:value-type="string" office:string-value="arm_vmac_vqdmlal_dt" calcext:value-type="string">
            <text:p>arm_vmac_vqdmlal_dt</text:p>
          </table:table-cell>
        </table:table-row>
        <table:table-row table:style-name="ro1">
          <table:table-cell table:formula="of:=[decode_table.E91]" office:value-type="string" office:string-value="arm_vmac_vqdmlal_dtx" calcext:value-type="string">
            <text:p>arm_vmac_vqdmlal_dtx</text:p>
          </table:table-cell>
        </table:table-row>
        <table:table-row table:style-name="ro1">
          <table:table-cell table:formula="of:=[decode_table.E92]" office:value-type="string" office:string-value="arm_vmac_vqdmlsl_dt" calcext:value-type="string">
            <text:p>arm_vmac_vqdmlsl_dt</text:p>
          </table:table-cell>
        </table:table-row>
        <table:table-row table:style-name="ro1">
          <table:table-cell table:formula="of:=[decode_table.E93]" office:value-type="string" office:string-value="arm_vmac_vqdmlsl_dtx" calcext:value-type="string">
            <text:p>arm_vmac_vqdmlsl_dtx</text:p>
          </table:table-cell>
        </table:table-row>
        <table:table-row table:style-name="ro1">
          <table:table-cell table:formula="of:=[decode_table.E94]" office:value-type="string" office:string-value="arm_vmac_vqdmull_dt" calcext:value-type="string">
            <text:p>arm_vmac_vqdmull_dt</text:p>
          </table:table-cell>
        </table:table-row>
        <table:table-row table:style-name="ro1">
          <table:table-cell table:formula="of:=[decode_table.E95]" office:value-type="string" office:string-value="arm_vmac_vqdmull_dtx" calcext:value-type="string">
            <text:p>arm_vmac_vqdmull_dtx</text:p>
          </table:table-cell>
        </table:table-row>
        <table:table-row table:style-name="ro1">
          <table:table-cell table:formula="of:=[decode_table.E96]" office:value-type="string" office:string-value="arm_vmisc_vabd_f" calcext:value-type="string">
            <text:p>arm_vmisc_vabd_f</text:p>
          </table:table-cell>
        </table:table-row>
        <table:table-row table:style-name="ro1">
          <table:table-cell table:formula="of:=[decode_table.E97]" office:value-type="string" office:string-value="arm_vmisc_vmax_f" calcext:value-type="string">
            <text:p>arm_vmisc_vmax_f</text:p>
          </table:table-cell>
        </table:table-row>
        <table:table-row table:style-name="ro1">
          <table:table-cell table:formula="of:=[decode_table.E98]" office:value-type="string" office:string-value="arm_vmisc_vmin_f" calcext:value-type="string">
            <text:p>arm_vmisc_vmin_f</text:p>
          </table:table-cell>
        </table:table-row>
        <table:table-row table:style-name="ro1">
          <table:table-cell table:formula="of:=[decode_table.E99]" office:value-type="string" office:string-value="arm_vmisc_vpmax_f" calcext:value-type="string">
            <text:p>arm_vmisc_vpmax_f</text:p>
          </table:table-cell>
        </table:table-row>
        <table:table-row table:style-name="ro1">
          <table:table-cell table:formula="of:=[decode_table.E100]" office:value-type="string" office:string-value="arm_vmisc_vpmin_f" calcext:value-type="string">
            <text:p>arm_vmisc_vpmin_f</text:p>
          </table:table-cell>
        </table:table-row>
        <table:table-row table:style-name="ro1">
          <table:table-cell table:formula="of:=[decode_table.E101]" office:value-type="string" office:string-value="arm_vmisc_vrecps_f" calcext:value-type="string">
            <text:p>arm_vmisc_vrecps_f</text:p>
          </table:table-cell>
        </table:table-row>
        <table:table-row table:style-name="ro1">
          <table:table-cell table:formula="of:=[decode_table.E102]" office:value-type="string" office:string-value="arm_vmisc_vrsqrts_f" calcext:value-type="string">
            <text:p>arm_vmisc_vrsqrts_f</text:p>
          </table:table-cell>
        </table:table-row>
        <table:table-row table:style-name="ro1">
          <table:table-cell table:formula="of:=[decode_table.E103]" office:value-type="string" office:string-value="arm_vmisc_vtbl" calcext:value-type="string">
            <text:p>arm_vmisc_vtbl</text:p>
          </table:table-cell>
        </table:table-row>
        <table:table-row table:style-name="ro1">
          <table:table-cell table:formula="of:=[decode_table.E104]" office:value-type="string" office:string-value="arm_vmisc_vtbx" calcext:value-type="string">
            <text:p>arm_vmisc_vtbx</text:p>
          </table:table-cell>
        </table:table-row>
        <table:table-row table:style-name="ro1">
          <table:table-cell table:formula="of:=[decode_table.E105]" office:value-type="string" office:string-value="arm_vpar_vadd_f" calcext:value-type="string">
            <text:p>arm_vpar_vadd_f</text:p>
          </table:table-cell>
        </table:table-row>
        <table:table-row table:style-name="ro1">
          <table:table-cell table:formula="of:=[decode_table.E106]" office:value-type="string" office:string-value="arm_vpar_vaddhn_dt" calcext:value-type="string">
            <text:p>arm_vpar_vaddhn_dt</text:p>
          </table:table-cell>
        </table:table-row>
        <table:table-row table:style-name="ro1">
          <table:table-cell table:formula="of:=[decode_table.E107]" office:value-type="string" office:string-value="arm_vpar_vpadd_f" calcext:value-type="string">
            <text:p>arm_vpar_vpadd_f</text:p>
          </table:table-cell>
        </table:table-row>
        <table:table-row table:style-name="ro1">
          <table:table-cell table:formula="of:=[decode_table.E108]" office:value-type="string" office:string-value="arm_vpar_vraddhn_dt" calcext:value-type="string">
            <text:p>arm_vpar_vraddhn_dt</text:p>
          </table:table-cell>
        </table:table-row>
        <table:table-row table:style-name="ro1">
          <table:table-cell table:formula="of:=[decode_table.E109]" office:value-type="string" office:string-value="arm_vpar_vrsubhn_dt" calcext:value-type="string">
            <text:p>arm_vpar_vrsubhn_dt</text:p>
          </table:table-cell>
        </table:table-row>
        <table:table-row table:style-name="ro1">
          <table:table-cell table:formula="of:=[decode_table.E110]" office:value-type="string" office:string-value="arm_vpar_vsub_f" calcext:value-type="string">
            <text:p>arm_vpar_vsub_f</text:p>
          </table:table-cell>
        </table:table-row>
        <table:table-row table:style-name="ro1">
          <table:table-cell table:formula="of:=[decode_table.E111]" office:value-type="string" office:string-value="arm_vpar_vsubhn_dt" calcext:value-type="string">
            <text:p>arm_vpar_vsubhn_dt</text:p>
          </table:table-cell>
        </table:table-row>
        <table:table-row table:style-name="ro1">
          <table:table-cell table:formula="of:=[decode_table.E112]" office:value-type="string" office:string-value="arm_vldste_vld1_all" calcext:value-type="string">
            <text:p>arm_vldste_vld1_all</text:p>
          </table:table-cell>
        </table:table-row>
        <table:table-row table:style-name="ro1">
          <table:table-cell table:formula="of:=[decode_table.E113]" office:value-type="string" office:string-value="arm_vldste_vld2_all" calcext:value-type="string">
            <text:p>arm_vldste_vld2_all</text:p>
          </table:table-cell>
        </table:table-row>
        <table:table-row table:style-name="ro1">
          <table:table-cell table:formula="of:=[decode_table.E114]" office:value-type="string" office:string-value="arm_vldste_vld3_all" calcext:value-type="string">
            <text:p>arm_vldste_vld3_all</text:p>
          </table:table-cell>
        </table:table-row>
        <table:table-row table:style-name="ro1">
          <table:table-cell table:formula="of:=[decode_table.E115]" office:value-type="string" office:string-value="arm_vldste_vld4_all" calcext:value-type="string">
            <text:p>arm_vldste_vld4_all</text:p>
          </table:table-cell>
        </table:table-row>
        <table:table-row table:style-name="ro1">
          <table:table-cell table:formula="of:=[decode_table.E116]" office:value-type="string" office:string-value="arm_vldstx_vpop32" calcext:value-type="string">
            <text:p>arm_vldstx_vpop32</text:p>
          </table:table-cell>
        </table:table-row>
        <table:table-row table:style-name="ro1">
          <table:table-cell table:formula="of:=[decode_table.E117]" office:value-type="string" office:string-value="arm_vldstx_vpop64" calcext:value-type="string">
            <text:p>arm_vldstx_vpop64</text:p>
          </table:table-cell>
        </table:table-row>
        <table:table-row table:style-name="ro1">
          <table:table-cell table:formula="of:=[decode_table.E118]" office:value-type="string" office:string-value="arm_vldstx_vpush32" calcext:value-type="string">
            <text:p>arm_vldstx_vpush32</text:p>
          </table:table-cell>
        </table:table-row>
        <table:table-row table:style-name="ro1">
          <table:table-cell table:formula="of:=[decode_table.E119]" office:value-type="string" office:string-value="arm_vldstx_vpush64" calcext:value-type="string">
            <text:p>arm_vldstx_vpush64</text:p>
          </table:table-cell>
        </table:table-row>
        <table:table-row table:style-name="ro1">
          <table:table-cell table:formula="of:=[decode_table.E120]" office:value-type="string" office:string-value="arm_ret_asr_imm" calcext:value-type="string">
            <text:p>arm_ret_asr_imm</text:p>
          </table:table-cell>
        </table:table-row>
        <table:table-row table:style-name="ro1">
          <table:table-cell table:formula="of:=[decode_table.E121]" office:value-type="string" office:string-value="arm_ret_lsr_imm" calcext:value-type="string">
            <text:p>arm_ret_lsr_imm</text:p>
          </table:table-cell>
        </table:table-row>
        <table:table-row table:style-name="ro1">
          <table:table-cell table:formula="of:=[decode_table.E122]" office:value-type="string" office:string-value="arm_ret_ror_imm" calcext:value-type="string">
            <text:p>arm_ret_ror_imm</text:p>
          </table:table-cell>
        </table:table-row>
        <table:table-row table:style-name="ro1">
          <table:table-cell table:formula="of:=[decode_table.E123]" office:value-type="string" office:string-value="arm_misc_pld_lbl" calcext:value-type="string">
            <text:p>arm_misc_pld_lbl</text:p>
          </table:table-cell>
        </table:table-row>
        <table:table-row table:style-name="ro1">
          <table:table-cell table:formula="of:=[decode_table.E124]" office:value-type="string" office:string-value="arm_cstat_cps" calcext:value-type="string">
            <text:p>arm_cstat_cps</text:p>
          </table:table-cell>
        </table:table-row>
        <table:table-row table:style-name="ro1">
          <table:table-cell table:formula="of:=[decode_table.E125]" office:value-type="string" office:string-value="arm_fp_vcvt_f6432_bc" calcext:value-type="string">
            <text:p>arm_fp_vcvt_f6432_bc</text:p>
          </table:table-cell>
        </table:table-row>
        <table:table-row table:style-name="ro1">
          <table:table-cell table:formula="of:=[decode_table.E126]" office:value-type="string" office:string-value="arm_mux_lsl_i_mov_pc" calcext:value-type="string">
            <text:p>arm_mux_lsl_i_mov_pc</text:p>
          </table:table-cell>
        </table:table-row>
        <table:table-row table:style-name="ro1">
          <table:table-cell table:formula="of:=[decode_table.E127]" office:value-type="string" office:string-value="arm_mux_vbic_vmvn" calcext:value-type="string">
            <text:p>arm_mux_vbic_vmvn</text:p>
          </table:table-cell>
        </table:table-row>
        <table:table-row table:style-name="ro1">
          <table:table-cell table:formula="of:=[decode_table.E128]" office:value-type="string" office:string-value="arm_mux_vbic_vmvn" calcext:value-type="string">
            <text:p>arm_mux_vbic_vmvn</text:p>
          </table:table-cell>
        </table:table-row>
        <table:table-row table:style-name="ro1">
          <table:table-cell table:formula="of:=[decode_table.E129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130]" office:value-type="string" office:string-value="arm_mux_vrshrn_q_imm" calcext:value-type="string">
            <text:p>arm_mux_vrshrn_q_imm</text:p>
          </table:table-cell>
        </table:table-row>
        <table:table-row table:style-name="ro1">
          <table:table-cell table:formula="of:=[decode_table.E131]" office:value-type="string" office:string-value="arm_mux_vshrn_q_imm" calcext:value-type="string">
            <text:p>arm_mux_vshrn_q_imm</text:p>
          </table:table-cell>
        </table:table-row>
        <table:table-row table:style-name="ro1">
          <table:table-cell table:formula="of:=[decode_table.E132]" office:value-type="string" office:string-value="arm_vcmp_vceq_dt" calcext:value-type="string">
            <text:p>arm_vcmp_vceq_dt</text:p>
          </table:table-cell>
        </table:table-row>
        <table:table-row table:style-name="ro1">
          <table:table-cell table:formula="of:=[decode_table.E133]" office:value-type="string" office:string-value="arm_vcmp_vtst" calcext:value-type="string">
            <text:p>arm_vcmp_vtst</text:p>
          </table:table-cell>
        </table:table-row>
        <table:table-row table:style-name="ro1">
          <table:table-cell table:formula="of:=[decode_table.E134]" office:value-type="string" office:string-value="arm_vmac_vfm" calcext:value-type="string">
            <text:p>arm_vmac_vfm</text:p>
          </table:table-cell>
        </table:table-row>
        <table:table-row table:style-name="ro1">
          <table:table-cell table:formula="of:=[decode_table.E135]" office:value-type="string" office:string-value="arm_vmac_vmla_dt" calcext:value-type="string">
            <text:p>arm_vmac_vmla_dt</text:p>
          </table:table-cell>
        </table:table-row>
        <table:table-row table:style-name="ro1">
          <table:table-cell table:formula="of:=[decode_table.E136]" office:value-type="string" office:string-value="arm_vmac_vmlal_dt" calcext:value-type="string">
            <text:p>arm_vmac_vmlal_dt</text:p>
          </table:table-cell>
        </table:table-row>
        <table:table-row table:style-name="ro1">
          <table:table-cell table:formula="of:=[decode_table.E137]" office:value-type="string" office:string-value="arm_vmac_vmlal_dtx" calcext:value-type="string">
            <text:p>arm_vmac_vmlal_dtx</text:p>
          </table:table-cell>
        </table:table-row>
        <table:table-row table:style-name="ro1">
          <table:table-cell table:formula="of:=[decode_table.E138]" office:value-type="string" office:string-value="arm_vmac_vmls_dt" calcext:value-type="string">
            <text:p>arm_vmac_vmls_dt</text:p>
          </table:table-cell>
        </table:table-row>
        <table:table-row table:style-name="ro1">
          <table:table-cell table:formula="of:=[decode_table.E139]" office:value-type="string" office:string-value="arm_vmac_vmlsl_dt" calcext:value-type="string">
            <text:p>arm_vmac_vmlsl_dt</text:p>
          </table:table-cell>
        </table:table-row>
        <table:table-row table:style-name="ro1">
          <table:table-cell table:formula="of:=[decode_table.E140]" office:value-type="string" office:string-value="arm_vmac_vmlsl_dtx" calcext:value-type="string">
            <text:p>arm_vmac_vmlsl_dtx</text:p>
          </table:table-cell>
        </table:table-row>
        <table:table-row table:style-name="ro1">
          <table:table-cell table:formula="of:=[decode_table.E141]" office:value-type="string" office:string-value="arm_vmac_vmull_dtx" calcext:value-type="string">
            <text:p>arm_vmac_vmull_dtx</text:p>
          </table:table-cell>
        </table:table-row>
        <table:table-row table:style-name="ro1">
          <table:table-cell table:formula="of:=[decode_table.E142]" office:value-type="string" office:string-value="arm_vmac_vqdmulh_dt" calcext:value-type="string">
            <text:p>arm_vmac_vqdmulh_dt</text:p>
          </table:table-cell>
        </table:table-row>
        <table:table-row table:style-name="ro1">
          <table:table-cell table:formula="of:=[decode_table.E143]" office:value-type="string" office:string-value="arm_vmac_vqdmulh_dtx" calcext:value-type="string">
            <text:p>arm_vmac_vqdmulh_dtx</text:p>
          </table:table-cell>
        </table:table-row>
        <table:table-row table:style-name="ro1">
          <table:table-cell table:formula="of:=[decode_table.E144]" office:value-type="string" office:string-value="arm_vmac_vqrdmulh_dt" calcext:value-type="string">
            <text:p>arm_vmac_vqrdmulh_dt</text:p>
          </table:table-cell>
        </table:table-row>
        <table:table-row table:style-name="ro1">
          <table:table-cell table:formula="of:=[decode_table.E145]" office:value-type="string" office:string-value="arm_vmac_vqrdmulh_dtx" calcext:value-type="string">
            <text:p>arm_vmac_vqrdmulh_dtx</text:p>
          </table:table-cell>
        </table:table-row>
        <table:table-row table:style-name="ro1">
          <table:table-cell table:formula="of:=[decode_table.E146]" office:value-type="string" office:string-value="arm_vmisc_vabal_dt" calcext:value-type="string">
            <text:p>arm_vmisc_vabal_dt</text:p>
          </table:table-cell>
        </table:table-row>
        <table:table-row table:style-name="ro1">
          <table:table-cell table:formula="of:=[decode_table.E147]" office:value-type="string" office:string-value="arm_vmisc_vabdl_dt" calcext:value-type="string">
            <text:p>arm_vmisc_vabdl_dt</text:p>
          </table:table-cell>
        </table:table-row>
        <table:table-row table:style-name="ro1">
          <table:table-cell table:formula="of:=[decode_table.E148]" office:value-type="string" office:string-value="arm_vpar_vadd_dt" calcext:value-type="string">
            <text:p>arm_vpar_vadd_dt</text:p>
          </table:table-cell>
        </table:table-row>
        <table:table-row table:style-name="ro1">
          <table:table-cell table:formula="of:=[decode_table.E149]" office:value-type="string" office:string-value="arm_vpar_vpadd_dt" calcext:value-type="string">
            <text:p>arm_vpar_vpadd_dt</text:p>
          </table:table-cell>
        </table:table-row>
        <table:table-row table:style-name="ro1">
          <table:table-cell table:formula="of:=[decode_table.E150]" office:value-type="string" office:string-value="arm_vpar_vsub_dt" calcext:value-type="string">
            <text:p>arm_vpar_vsub_dt</text:p>
          </table:table-cell>
        </table:table-row>
        <table:table-row table:style-name="ro1">
          <table:table-cell table:formula="of:=[decode_table.E151]" office:value-type="string" office:string-value="arm_vsh_vshl_imm" calcext:value-type="string">
            <text:p>arm_vsh_vshl_imm</text:p>
          </table:table-cell>
        </table:table-row>
        <table:table-row table:style-name="ro1">
          <table:table-cell table:formula="of:=[decode_table.E152]" office:value-type="string" office:string-value="arm_vsh_vsli_imm" calcext:value-type="string">
            <text:p>arm_vsh_vsli_imm</text:p>
          </table:table-cell>
        </table:table-row>
        <table:table-row table:style-name="ro1">
          <table:table-cell table:formula="of:=[decode_table.E153]" office:value-type="string" office:string-value="arm_vsh_vsri_imm" calcext:value-type="string">
            <text:p>arm_vsh_vsri_imm</text:p>
          </table:table-cell>
        </table:table-row>
        <table:table-row table:style-name="ro1">
          <table:table-cell table:formula="of:=[decode_table.E154]" office:value-type="string" office:string-value="arm_vfpxfer_vmov_d" calcext:value-type="string">
            <text:p>arm_vfpxfer_vmov_d</text:p>
          </table:table-cell>
        </table:table-row>
        <table:table-row table:style-name="ro1">
          <table:table-cell table:formula="of:=[decode_table.E155]" office:value-type="string" office:string-value="arm_vfpxfer_vmov_ss" calcext:value-type="string">
            <text:p>arm_vfpxfer_vmov_ss</text:p>
          </table:table-cell>
        </table:table-row>
        <table:table-row table:style-name="ro1">
          <table:table-cell table:formula="of:=[decode_table.E156]" office:value-type="string" office:string-value="arm_cmisc_bfc" calcext:value-type="string">
            <text:p>arm_cmisc_bfc</text:p>
          </table:table-cell>
        </table:table-row>
        <table:table-row table:style-name="ro1">
          <table:table-cell table:formula="of:=[decode_table.E157]" office:value-type="string" office:string-value="arm_cldstx_ldrd_lbl" calcext:value-type="string">
            <text:p>arm_cldstx_ldrd_lbl</text:p>
          </table:table-cell>
        </table:table-row>
        <table:table-row table:style-name="ro1">
          <table:table-cell table:formula="of:=[decode_table.E158]" office:value-type="string" office:string-value="arm_cldstx_ldrh_lbl" calcext:value-type="string">
            <text:p>arm_cldstx_ldrh_lbl</text:p>
          </table:table-cell>
        </table:table-row>
        <table:table-row table:style-name="ro1">
          <table:table-cell table:formula="of:=[decode_table.E159]" office:value-type="string" office:string-value="arm_cldstx_ldrsb_lbl" calcext:value-type="string">
            <text:p>arm_cldstx_ldrsb_lbl</text:p>
          </table:table-cell>
        </table:table-row>
        <table:table-row table:style-name="ro1">
          <table:table-cell table:formula="of:=[decode_table.E160]" office:value-type="string" office:string-value="arm_cldstx_ldrsh_lbl" calcext:value-type="string">
            <text:p>arm_cldstx_ldrsh_lbl</text:p>
          </table:table-cell>
        </table:table-row>
        <table:table-row table:style-name="ro1">
          <table:table-cell table:formula="of:=[decode_table.E161]" office:value-type="string" office:string-value="arm_fp_vcvt_sf6432" calcext:value-type="string">
            <text:p>arm_fp_vcvt_sf6432</text:p>
          </table:table-cell>
        </table:table-row>
        <table:table-row table:style-name="ro1">
          <table:table-cell table:formula="of:=[decode_table.E162]" office:value-type="string" office:string-value="arm_mux_mrs_r_pr" calcext:value-type="string">
            <text:p>arm_mux_mrs_r_pr</text:p>
          </table:table-cell>
        </table:table-row>
        <table:table-row table:style-name="ro1">
          <table:table-cell table:formula="of:=[decode_table.E163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164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165]" office:value-type="string" office:string-value="arm_vcmp_vcge" calcext:value-type="string">
            <text:p>arm_vcmp_vcge</text:p>
          </table:table-cell>
        </table:table-row>
        <table:table-row table:style-name="ro1">
          <table:table-cell table:formula="of:=[decode_table.E166]" office:value-type="string" office:string-value="arm_vcmp_vcgt_dt" calcext:value-type="string">
            <text:p>arm_vcmp_vcgt_dt</text:p>
          </table:table-cell>
        </table:table-row>
        <table:table-row table:style-name="ro1">
          <table:table-cell table:formula="of:=[decode_table.E167]" office:value-type="string" office:string-value="arm_vmac_vmla_dtx" calcext:value-type="string">
            <text:p>arm_vmac_vmla_dtx</text:p>
          </table:table-cell>
        </table:table-row>
        <table:table-row table:style-name="ro1">
          <table:table-cell table:formula="of:=[decode_table.E168]" office:value-type="string" office:string-value="arm_vmac_vmls_dtx" calcext:value-type="string">
            <text:p>arm_vmac_vmls_dtx</text:p>
          </table:table-cell>
        </table:table-row>
        <table:table-row table:style-name="ro1">
          <table:table-cell table:formula="of:=[decode_table.E169]" office:value-type="string" office:string-value="arm_vmac_vmul_dt" calcext:value-type="string">
            <text:p>arm_vmac_vmul_dt</text:p>
          </table:table-cell>
        </table:table-row>
        <table:table-row table:style-name="ro1">
          <table:table-cell table:formula="of:=[decode_table.E170]" office:value-type="string" office:string-value="arm_vmac_vmul_dtx" calcext:value-type="string">
            <text:p>arm_vmac_vmul_dtx</text:p>
          </table:table-cell>
        </table:table-row>
        <table:table-row table:style-name="ro1">
          <table:table-cell table:formula="of:=[decode_table.E171]" office:value-type="string" office:string-value="arm_vmac_vmull_dt" calcext:value-type="string">
            <text:p>arm_vmac_vmull_dt</text:p>
          </table:table-cell>
        </table:table-row>
        <table:table-row table:style-name="ro1">
          <table:table-cell table:formula="of:=[decode_table.E172]" office:value-type="string" office:string-value="arm_vmisc_vaba_dt" calcext:value-type="string">
            <text:p>arm_vmisc_vaba_dt</text:p>
          </table:table-cell>
        </table:table-row>
        <table:table-row table:style-name="ro1">
          <table:table-cell table:formula="of:=[decode_table.E173]" office:value-type="string" office:string-value="arm_vmisc_vabd_dt" calcext:value-type="string">
            <text:p>arm_vmisc_vabd_dt</text:p>
          </table:table-cell>
        </table:table-row>
        <table:table-row table:style-name="ro1">
          <table:table-cell table:formula="of:=[decode_table.E174]" office:value-type="string" office:string-value="arm_vmisc_vcvt_tdtmb" calcext:value-type="string">
            <text:p>arm_vmisc_vcvt_tdtmb</text:p>
          </table:table-cell>
        </table:table-row>
        <table:table-row table:style-name="ro1">
          <table:table-cell table:formula="of:=[decode_table.E175]" office:value-type="string" office:string-value="arm_vmisc_vmax_dt" calcext:value-type="string">
            <text:p>arm_vmisc_vmax_dt</text:p>
          </table:table-cell>
        </table:table-row>
        <table:table-row table:style-name="ro1">
          <table:table-cell table:formula="of:=[decode_table.E176]" office:value-type="string" office:string-value="arm_vmisc_vmin_dt" calcext:value-type="string">
            <text:p>arm_vmisc_vmin_dt</text:p>
          </table:table-cell>
        </table:table-row>
        <table:table-row table:style-name="ro1">
          <table:table-cell table:formula="of:=[decode_table.E177]" office:value-type="string" office:string-value="arm_vmisc_vpmax_dt" calcext:value-type="string">
            <text:p>arm_vmisc_vpmax_dt</text:p>
          </table:table-cell>
        </table:table-row>
        <table:table-row table:style-name="ro1">
          <table:table-cell table:formula="of:=[decode_table.E178]" office:value-type="string" office:string-value="arm_vmisc_vpmin_dt" calcext:value-type="string">
            <text:p>arm_vmisc_vpmin_dt</text:p>
          </table:table-cell>
        </table:table-row>
        <table:table-row table:style-name="ro1">
          <table:table-cell table:formula="of:=[decode_table.E179]" office:value-type="string" office:string-value="arm_vpar_vadd_lw_dt" calcext:value-type="string">
            <text:p>arm_vpar_vadd_lw_dt</text:p>
          </table:table-cell>
        </table:table-row>
        <table:table-row table:style-name="ro1">
          <table:table-cell table:formula="of:=[decode_table.E180]" office:value-type="string" office:string-value="arm_vpar_vhadd" calcext:value-type="string">
            <text:p>arm_vpar_vhadd</text:p>
          </table:table-cell>
        </table:table-row>
        <table:table-row table:style-name="ro1">
          <table:table-cell table:formula="of:=[decode_table.E181]" office:value-type="string" office:string-value="arm_vpar_vhsub" calcext:value-type="string">
            <text:p>arm_vpar_vhsub</text:p>
          </table:table-cell>
        </table:table-row>
        <table:table-row table:style-name="ro1">
          <table:table-cell table:formula="of:=[decode_table.E182]" office:value-type="string" office:string-value="arm_vpar_vqadd_dt" calcext:value-type="string">
            <text:p>arm_vpar_vqadd_dt</text:p>
          </table:table-cell>
        </table:table-row>
        <table:table-row table:style-name="ro1">
          <table:table-cell table:formula="of:=[decode_table.E183]" office:value-type="string" office:string-value="arm_vpar_vqsub_dt" calcext:value-type="string">
            <text:p>arm_vpar_vqsub_dt</text:p>
          </table:table-cell>
        </table:table-row>
        <table:table-row table:style-name="ro1">
          <table:table-cell table:formula="of:=[decode_table.E184]" office:value-type="string" office:string-value="arm_vpar_vrhadd" calcext:value-type="string">
            <text:p>arm_vpar_vrhadd</text:p>
          </table:table-cell>
        </table:table-row>
        <table:table-row table:style-name="ro1">
          <table:table-cell table:formula="of:=[decode_table.E185]" office:value-type="string" office:string-value="arm_vpar_vsubl_dt" calcext:value-type="string">
            <text:p>arm_vpar_vsubl_dt</text:p>
          </table:table-cell>
        </table:table-row>
        <table:table-row table:style-name="ro1">
          <table:table-cell table:formula="of:=[decode_table.E186]" office:value-type="string" office:string-value="arm_vsh_vqrshl_dt" calcext:value-type="string">
            <text:p>arm_vsh_vqrshl_dt</text:p>
          </table:table-cell>
        </table:table-row>
        <table:table-row table:style-name="ro1">
          <table:table-cell table:formula="of:=[decode_table.E187]" office:value-type="string" office:string-value="arm_vsh_vqshl_dt" calcext:value-type="string">
            <text:p>arm_vsh_vqshl_dt</text:p>
          </table:table-cell>
        </table:table-row>
        <table:table-row table:style-name="ro1">
          <table:table-cell table:formula="of:=[decode_table.E188]" office:value-type="string" office:string-value="arm_vsh_vrshl_dt" calcext:value-type="string">
            <text:p>arm_vsh_vrshl_dt</text:p>
          </table:table-cell>
        </table:table-row>
        <table:table-row table:style-name="ro1">
          <table:table-cell table:formula="of:=[decode_table.E189]" office:value-type="string" office:string-value="arm_vsh_vrshr_dt_imm" calcext:value-type="string">
            <text:p>arm_vsh_vrshr_dt_imm</text:p>
          </table:table-cell>
        </table:table-row>
        <table:table-row table:style-name="ro1">
          <table:table-cell table:formula="of:=[decode_table.E190]" office:value-type="string" office:string-value="arm_vsh_vrsra_dt_imm" calcext:value-type="string">
            <text:p>arm_vsh_vrsra_dt_imm</text:p>
          </table:table-cell>
        </table:table-row>
        <table:table-row table:style-name="ro1">
          <table:table-cell table:formula="of:=[decode_table.E191]" office:value-type="string" office:string-value="arm_vsh_vshl_dt" calcext:value-type="string">
            <text:p>arm_vsh_vshl_dt</text:p>
          </table:table-cell>
        </table:table-row>
        <table:table-row table:style-name="ro1">
          <table:table-cell table:formula="of:=[decode_table.E192]" office:value-type="string" office:string-value="arm_vsh_vsra_dt_imm" calcext:value-type="string">
            <text:p>arm_vsh_vsra_dt_imm</text:p>
          </table:table-cell>
        </table:table-row>
        <table:table-row table:style-name="ro1">
          <table:table-cell table:formula="of:=[decode_table.E193]" office:value-type="string" office:string-value="arm_vldste_vld1_one" calcext:value-type="string">
            <text:p>arm_vldste_vld1_one</text:p>
          </table:table-cell>
        </table:table-row>
        <table:table-row table:style-name="ro1">
          <table:table-cell table:formula="of:=[decode_table.E194]" office:value-type="string" office:string-value="arm_vldste_vld2_one" calcext:value-type="string">
            <text:p>arm_vldste_vld2_one</text:p>
          </table:table-cell>
        </table:table-row>
        <table:table-row table:style-name="ro1">
          <table:table-cell table:formula="of:=[decode_table.E195]" office:value-type="string" office:string-value="arm_vldste_vld3_one" calcext:value-type="string">
            <text:p>arm_vldste_vld3_one</text:p>
          </table:table-cell>
        </table:table-row>
        <table:table-row table:style-name="ro1">
          <table:table-cell table:formula="of:=[decode_table.E196]" office:value-type="string" office:string-value="arm_vldste_vld4_one" calcext:value-type="string">
            <text:p>arm_vldste_vld4_one</text:p>
          </table:table-cell>
        </table:table-row>
        <table:table-row table:style-name="ro1">
          <table:table-cell table:formula="of:=[decode_table.E197]" office:value-type="string" office:string-value="arm_vldste_vst1_one" calcext:value-type="string">
            <text:p>arm_vldste_vst1_one</text:p>
          </table:table-cell>
        </table:table-row>
        <table:table-row table:style-name="ro1">
          <table:table-cell table:formula="of:=[decode_table.E198]" office:value-type="string" office:string-value="arm_vldste_vst2_one" calcext:value-type="string">
            <text:p>arm_vldste_vst2_one</text:p>
          </table:table-cell>
        </table:table-row>
        <table:table-row table:style-name="ro1">
          <table:table-cell table:formula="of:=[decode_table.E199]" office:value-type="string" office:string-value="arm_vldste_vst3_one" calcext:value-type="string">
            <text:p>arm_vldste_vst3_one</text:p>
          </table:table-cell>
        </table:table-row>
        <table:table-row table:style-name="ro1">
          <table:table-cell table:formula="of:=[decode_table.E200]" office:value-type="string" office:string-value="arm_vldste_vst4_one" calcext:value-type="string">
            <text:p>arm_vldste_vst4_one</text:p>
          </table:table-cell>
        </table:table-row>
        <table:table-row table:style-name="ro1">
          <table:table-cell table:formula="of:=[decode_table.E201]" office:value-type="string" office:string-value="arm_vfpxfer_vmrs_r" calcext:value-type="string">
            <text:p>arm_vfpxfer_vmrs_r</text:p>
          </table:table-cell>
        </table:table-row>
        <table:table-row table:style-name="ro1">
          <table:table-cell table:formula="of:=[decode_table.E202]" office:value-type="string" office:string-value="arm_vfpxfer_vmsr_r" calcext:value-type="string">
            <text:p>arm_vfpxfer_vmsr_r</text:p>
          </table:table-cell>
        </table:table-row>
        <table:table-row table:style-name="ro1">
          <table:table-cell table:formula="of:=[decode_table.E203]" office:value-type="string" office:string-value="arm_bra_bxj_r" calcext:value-type="string">
            <text:p>arm_bra_bxj_r</text:p>
          </table:table-cell>
        </table:table-row>
        <table:table-row table:style-name="ro1">
          <table:table-cell table:formula="of:=[decode_table.E204]" office:value-type="string" office:string-value="arm_bra_bx_r" calcext:value-type="string">
            <text:p>arm_bra_bx_r</text:p>
          </table:table-cell>
        </table:table-row>
        <table:table-row table:style-name="ro1">
          <table:table-cell table:formula="of:=[decode_table.E205]" office:value-type="string" office:string-value="arm_bra_blx_r" calcext:value-type="string">
            <text:p>arm_bra_blx_r</text:p>
          </table:table-cell>
        </table:table-row>
        <table:table-row table:style-name="ro1">
          <table:table-cell table:formula="of:=[decode_table.E206]" office:value-type="string" office:string-value="arm_cop_mcr2" calcext:value-type="string">
            <text:p>arm_cop_mcr2</text:p>
          </table:table-cell>
        </table:table-row>
        <table:table-row table:style-name="ro1">
          <table:table-cell table:formula="of:=[decode_table.E207]" office:value-type="string" office:string-value="arm_cop_mcrr" calcext:value-type="string">
            <text:p>arm_cop_mcrr</text:p>
          </table:table-cell>
        </table:table-row>
        <table:table-row table:style-name="ro1">
          <table:table-cell table:formula="of:=[decode_table.E208]" office:value-type="string" office:string-value="arm_cop_mrc2" calcext:value-type="string">
            <text:p>arm_cop_mrc2</text:p>
          </table:table-cell>
        </table:table-row>
        <table:table-row table:style-name="ro1">
          <table:table-cell table:formula="of:=[decode_table.E209]" office:value-type="string" office:string-value="arm_div_sdiv" calcext:value-type="string">
            <text:p>arm_div_sdiv</text:p>
          </table:table-cell>
        </table:table-row>
        <table:table-row table:style-name="ro1">
          <table:table-cell table:formula="of:=[decode_table.E210]" office:value-type="string" office:string-value="arm_div_udiv" calcext:value-type="string">
            <text:p>arm_div_udiv</text:p>
          </table:table-cell>
        </table:table-row>
        <table:table-row table:style-name="ro1">
          <table:table-cell table:formula="of:=[decode_table.E211]" office:value-type="string" office:string-value="arm_cmac_mls" calcext:value-type="string">
            <text:p>arm_cmac_mls</text:p>
          </table:table-cell>
        </table:table-row>
        <table:table-row table:style-name="ro1">
          <table:table-cell table:formula="of:=[decode_table.E212]" office:value-type="string" office:string-value="arm_cmac_umaal" calcext:value-type="string">
            <text:p>arm_cmac_umaal</text:p>
          </table:table-cell>
        </table:table-row>
        <table:table-row table:style-name="ro1">
          <table:table-cell table:formula="of:=[decode_table.E213]" office:value-type="string" office:string-value="arm_cmisc_clz" calcext:value-type="string">
            <text:p>arm_cmisc_clz</text:p>
          </table:table-cell>
        </table:table-row>
        <table:table-row table:style-name="ro1">
          <table:table-cell table:formula="of:=[decode_table.E214]" office:value-type="string" office:string-value="arm_cmisc_rbit" calcext:value-type="string">
            <text:p>arm_cmisc_rbit</text:p>
          </table:table-cell>
        </table:table-row>
        <table:table-row table:style-name="ro1">
          <table:table-cell table:formula="of:=[decode_table.E215]" office:value-type="string" office:string-value="arm_cmisc_rev" calcext:value-type="string">
            <text:p>arm_cmisc_rev</text:p>
          </table:table-cell>
        </table:table-row>
        <table:table-row table:style-name="ro1">
          <table:table-cell table:formula="of:=[decode_table.E216]" office:value-type="string" office:string-value="arm_cmisc_rev16" calcext:value-type="string">
            <text:p>arm_cmisc_rev16</text:p>
          </table:table-cell>
        </table:table-row>
        <table:table-row table:style-name="ro1">
          <table:table-cell table:formula="of:=[decode_table.E217]" office:value-type="string" office:string-value="arm_cmisc_revsh" calcext:value-type="string">
            <text:p>arm_cmisc_revsh</text:p>
          </table:table-cell>
        </table:table-row>
        <table:table-row table:style-name="ro1">
          <table:table-cell table:formula="of:=[decode_table.E218]" office:value-type="string" office:string-value="arm_cmisc_sel" calcext:value-type="string">
            <text:p>arm_cmisc_sel</text:p>
          </table:table-cell>
        </table:table-row>
        <table:table-row table:style-name="ro1">
          <table:table-cell table:formula="of:=[decode_table.E219]" office:value-type="string" office:string-value="arm_cmisc_usada8" calcext:value-type="string">
            <text:p>arm_cmisc_usada8</text:p>
          </table:table-cell>
        </table:table-row>
        <table:table-row table:style-name="ro1">
          <table:table-cell table:formula="of:=[decode_table.E220]" office:value-type="string" office:string-value="arm_pack_sxtab" calcext:value-type="string">
            <text:p>arm_pack_sxtab</text:p>
          </table:table-cell>
        </table:table-row>
        <table:table-row table:style-name="ro1">
          <table:table-cell table:formula="of:=[decode_table.E221]" office:value-type="string" office:string-value="arm_pack_sxtab16" calcext:value-type="string">
            <text:p>arm_pack_sxtab16</text:p>
          </table:table-cell>
        </table:table-row>
        <table:table-row table:style-name="ro1">
          <table:table-cell table:formula="of:=[decode_table.E222]" office:value-type="string" office:string-value="arm_pack_sxtah" calcext:value-type="string">
            <text:p>arm_pack_sxtah</text:p>
          </table:table-cell>
        </table:table-row>
        <table:table-row table:style-name="ro1">
          <table:table-cell table:formula="of:=[decode_table.E223]" office:value-type="string" office:string-value="arm_pack_uxtab" calcext:value-type="string">
            <text:p>arm_pack_uxtab</text:p>
          </table:table-cell>
        </table:table-row>
        <table:table-row table:style-name="ro1">
          <table:table-cell table:formula="of:=[decode_table.E224]" office:value-type="string" office:string-value="arm_pack_uxtab16" calcext:value-type="string">
            <text:p>arm_pack_uxtab16</text:p>
          </table:table-cell>
        </table:table-row>
        <table:table-row table:style-name="ro1">
          <table:table-cell table:formula="of:=[decode_table.E225]" office:value-type="string" office:string-value="arm_pack_uxtah" calcext:value-type="string">
            <text:p>arm_pack_uxtah</text:p>
          </table:table-cell>
        </table:table-row>
        <table:table-row table:style-name="ro1">
          <table:table-cell table:formula="of:=[decode_table.E226]" office:value-type="string" office:string-value="arm_par_qadd16" calcext:value-type="string">
            <text:p>arm_par_qadd16</text:p>
          </table:table-cell>
        </table:table-row>
        <table:table-row table:style-name="ro1">
          <table:table-cell table:formula="of:=[decode_table.E227]" office:value-type="string" office:string-value="arm_par_qadd8" calcext:value-type="string">
            <text:p>arm_par_qadd8</text:p>
          </table:table-cell>
        </table:table-row>
        <table:table-row table:style-name="ro1">
          <table:table-cell table:formula="of:=[decode_table.E228]" office:value-type="string" office:string-value="arm_par_qasx" calcext:value-type="string">
            <text:p>arm_par_qasx</text:p>
          </table:table-cell>
        </table:table-row>
        <table:table-row table:style-name="ro1">
          <table:table-cell table:formula="of:=[decode_table.E229]" office:value-type="string" office:string-value="arm_par_qsax" calcext:value-type="string">
            <text:p>arm_par_qsax</text:p>
          </table:table-cell>
        </table:table-row>
        <table:table-row table:style-name="ro1">
          <table:table-cell table:formula="of:=[decode_table.E230]" office:value-type="string" office:string-value="arm_par_qsub16" calcext:value-type="string">
            <text:p>arm_par_qsub16</text:p>
          </table:table-cell>
        </table:table-row>
        <table:table-row table:style-name="ro1">
          <table:table-cell table:formula="of:=[decode_table.E231]" office:value-type="string" office:string-value="arm_par_qsub8" calcext:value-type="string">
            <text:p>arm_par_qsub8</text:p>
          </table:table-cell>
        </table:table-row>
        <table:table-row table:style-name="ro1">
          <table:table-cell table:formula="of:=[decode_table.E232]" office:value-type="string" office:string-value="arm_par_sadd16" calcext:value-type="string">
            <text:p>arm_par_sadd16</text:p>
          </table:table-cell>
        </table:table-row>
        <table:table-row table:style-name="ro1">
          <table:table-cell table:formula="of:=[decode_table.E233]" office:value-type="string" office:string-value="arm_par_sadd8" calcext:value-type="string">
            <text:p>arm_par_sadd8</text:p>
          </table:table-cell>
        </table:table-row>
        <table:table-row table:style-name="ro1">
          <table:table-cell table:formula="of:=[decode_table.E234]" office:value-type="string" office:string-value="arm_par_sasx" calcext:value-type="string">
            <text:p>arm_par_sasx</text:p>
          </table:table-cell>
        </table:table-row>
        <table:table-row table:style-name="ro1">
          <table:table-cell table:formula="of:=[decode_table.E235]" office:value-type="string" office:string-value="arm_par_shadd16" calcext:value-type="string">
            <text:p>arm_par_shadd16</text:p>
          </table:table-cell>
        </table:table-row>
        <table:table-row table:style-name="ro1">
          <table:table-cell table:formula="of:=[decode_table.E236]" office:value-type="string" office:string-value="arm_par_shadd8" calcext:value-type="string">
            <text:p>arm_par_shadd8</text:p>
          </table:table-cell>
        </table:table-row>
        <table:table-row table:style-name="ro1">
          <table:table-cell table:formula="of:=[decode_table.E237]" office:value-type="string" office:string-value="arm_par_shasx" calcext:value-type="string">
            <text:p>arm_par_shasx</text:p>
          </table:table-cell>
        </table:table-row>
        <table:table-row table:style-name="ro1">
          <table:table-cell table:formula="of:=[decode_table.E238]" office:value-type="string" office:string-value="arm_par_shsax" calcext:value-type="string">
            <text:p>arm_par_shsax</text:p>
          </table:table-cell>
        </table:table-row>
        <table:table-row table:style-name="ro1">
          <table:table-cell table:formula="of:=[decode_table.E239]" office:value-type="string" office:string-value="arm_par_shsub16" calcext:value-type="string">
            <text:p>arm_par_shsub16</text:p>
          </table:table-cell>
        </table:table-row>
        <table:table-row table:style-name="ro1">
          <table:table-cell table:formula="of:=[decode_table.E240]" office:value-type="string" office:string-value="arm_par_shsub8" calcext:value-type="string">
            <text:p>arm_par_shsub8</text:p>
          </table:table-cell>
        </table:table-row>
        <table:table-row table:style-name="ro1">
          <table:table-cell table:formula="of:=[decode_table.E241]" office:value-type="string" office:string-value="arm_par_ssax" calcext:value-type="string">
            <text:p>arm_par_ssax</text:p>
          </table:table-cell>
        </table:table-row>
        <table:table-row table:style-name="ro1">
          <table:table-cell table:formula="of:=[decode_table.E242]" office:value-type="string" office:string-value="arm_par_ssub16" calcext:value-type="string">
            <text:p>arm_par_ssub16</text:p>
          </table:table-cell>
        </table:table-row>
        <table:table-row table:style-name="ro1">
          <table:table-cell table:formula="of:=[decode_table.E243]" office:value-type="string" office:string-value="arm_par_ssub8" calcext:value-type="string">
            <text:p>arm_par_ssub8</text:p>
          </table:table-cell>
        </table:table-row>
        <table:table-row table:style-name="ro1">
          <table:table-cell table:formula="of:=[decode_table.E244]" office:value-type="string" office:string-value="arm_par_uadd16" calcext:value-type="string">
            <text:p>arm_par_uadd16</text:p>
          </table:table-cell>
        </table:table-row>
        <table:table-row table:style-name="ro1">
          <table:table-cell table:formula="of:=[decode_table.E245]" office:value-type="string" office:string-value="arm_par_uadd8" calcext:value-type="string">
            <text:p>arm_par_uadd8</text:p>
          </table:table-cell>
        </table:table-row>
        <table:table-row table:style-name="ro1">
          <table:table-cell table:formula="of:=[decode_table.E246]" office:value-type="string" office:string-value="arm_par_uasx" calcext:value-type="string">
            <text:p>arm_par_uasx</text:p>
          </table:table-cell>
        </table:table-row>
        <table:table-row table:style-name="ro1">
          <table:table-cell table:formula="of:=[decode_table.E247]" office:value-type="string" office:string-value="arm_par_uhadd16" calcext:value-type="string">
            <text:p>arm_par_uhadd16</text:p>
          </table:table-cell>
        </table:table-row>
        <table:table-row table:style-name="ro1">
          <table:table-cell table:formula="of:=[decode_table.E248]" office:value-type="string" office:string-value="arm_par_uhadd8" calcext:value-type="string">
            <text:p>arm_par_uhadd8</text:p>
          </table:table-cell>
        </table:table-row>
        <table:table-row table:style-name="ro1">
          <table:table-cell table:formula="of:=[decode_table.E249]" office:value-type="string" office:string-value="arm_par_uhasx" calcext:value-type="string">
            <text:p>arm_par_uhasx</text:p>
          </table:table-cell>
        </table:table-row>
        <table:table-row table:style-name="ro1">
          <table:table-cell table:formula="of:=[decode_table.E250]" office:value-type="string" office:string-value="arm_par_uhsax" calcext:value-type="string">
            <text:p>arm_par_uhsax</text:p>
          </table:table-cell>
        </table:table-row>
        <table:table-row table:style-name="ro1">
          <table:table-cell table:formula="of:=[decode_table.E251]" office:value-type="string" office:string-value="arm_par_uhsub16" calcext:value-type="string">
            <text:p>arm_par_uhsub16</text:p>
          </table:table-cell>
        </table:table-row>
        <table:table-row table:style-name="ro1">
          <table:table-cell table:formula="of:=[decode_table.E252]" office:value-type="string" office:string-value="arm_par_uhsub8" calcext:value-type="string">
            <text:p>arm_par_uhsub8</text:p>
          </table:table-cell>
        </table:table-row>
        <table:table-row table:style-name="ro1">
          <table:table-cell table:formula="of:=[decode_table.E253]" office:value-type="string" office:string-value="arm_par_uqadd16" calcext:value-type="string">
            <text:p>arm_par_uqadd16</text:p>
          </table:table-cell>
        </table:table-row>
        <table:table-row table:style-name="ro1">
          <table:table-cell table:formula="of:=[decode_table.E254]" office:value-type="string" office:string-value="arm_par_uqadd8" calcext:value-type="string">
            <text:p>arm_par_uqadd8</text:p>
          </table:table-cell>
        </table:table-row>
        <table:table-row table:style-name="ro1">
          <table:table-cell table:formula="of:=[decode_table.E255]" office:value-type="string" office:string-value="arm_par_uqasx" calcext:value-type="string">
            <text:p>arm_par_uqasx</text:p>
          </table:table-cell>
        </table:table-row>
        <table:table-row table:style-name="ro1">
          <table:table-cell table:formula="of:=[decode_table.E256]" office:value-type="string" office:string-value="arm_par_uqsax" calcext:value-type="string">
            <text:p>arm_par_uqsax</text:p>
          </table:table-cell>
        </table:table-row>
        <table:table-row table:style-name="ro1">
          <table:table-cell table:formula="of:=[decode_table.E257]" office:value-type="string" office:string-value="arm_par_uqsub16" calcext:value-type="string">
            <text:p>arm_par_uqsub16</text:p>
          </table:table-cell>
        </table:table-row>
        <table:table-row table:style-name="ro1">
          <table:table-cell table:formula="of:=[decode_table.E258]" office:value-type="string" office:string-value="arm_par_uqsub8" calcext:value-type="string">
            <text:p>arm_par_uqsub8</text:p>
          </table:table-cell>
        </table:table-row>
        <table:table-row table:style-name="ro1">
          <table:table-cell table:formula="of:=[decode_table.E259]" office:value-type="string" office:string-value="arm_par_usax" calcext:value-type="string">
            <text:p>arm_par_usax</text:p>
          </table:table-cell>
        </table:table-row>
        <table:table-row table:style-name="ro1">
          <table:table-cell table:formula="of:=[decode_table.E260]" office:value-type="string" office:string-value="arm_par_usub16" calcext:value-type="string">
            <text:p>arm_par_usub16</text:p>
          </table:table-cell>
        </table:table-row>
        <table:table-row table:style-name="ro1">
          <table:table-cell table:formula="of:=[decode_table.E261]" office:value-type="string" office:string-value="arm_par_usub8" calcext:value-type="string">
            <text:p>arm_par_usub8</text:p>
          </table:table-cell>
        </table:table-row>
        <table:table-row table:style-name="ro1">
          <table:table-cell table:formula="of:=[decode_table.E262]" office:value-type="string" office:string-value="arm_sat_qadd" calcext:value-type="string">
            <text:p>arm_sat_qadd</text:p>
          </table:table-cell>
        </table:table-row>
        <table:table-row table:style-name="ro1">
          <table:table-cell table:formula="of:=[decode_table.E263]" office:value-type="string" office:string-value="arm_sat_qdadd" calcext:value-type="string">
            <text:p>arm_sat_qdadd</text:p>
          </table:table-cell>
        </table:table-row>
        <table:table-row table:style-name="ro1">
          <table:table-cell table:formula="of:=[decode_table.E264]" office:value-type="string" office:string-value="arm_sat_qdsub" calcext:value-type="string">
            <text:p>arm_sat_qdsub</text:p>
          </table:table-cell>
        </table:table-row>
        <table:table-row table:style-name="ro1">
          <table:table-cell table:formula="of:=[decode_table.E265]" office:value-type="string" office:string-value="arm_sat_qsub" calcext:value-type="string">
            <text:p>arm_sat_qsub</text:p>
          </table:table-cell>
        </table:table-row>
        <table:table-row table:style-name="ro1">
          <table:table-cell table:formula="of:=[decode_table.E266]" office:value-type="string" office:string-value="arm_sat_ssat16" calcext:value-type="string">
            <text:p>arm_sat_ssat16</text:p>
          </table:table-cell>
        </table:table-row>
        <table:table-row table:style-name="ro1">
          <table:table-cell table:formula="of:=[decode_table.E267]" office:value-type="string" office:string-value="arm_sat_usat16" calcext:value-type="string">
            <text:p>arm_sat_usat16</text:p>
          </table:table-cell>
        </table:table-row>
        <table:table-row table:style-name="ro1">
          <table:table-cell table:formula="of:=[decode_table.E268]" office:value-type="string" office:string-value="arm_cdata_adr_lbla" calcext:value-type="string">
            <text:p>arm_cdata_adr_lbla</text:p>
          </table:table-cell>
        </table:table-row>
        <table:table-row table:style-name="ro1">
          <table:table-cell table:formula="of:=[decode_table.E269]" office:value-type="string" office:string-value="arm_cdata_adr_lblb" calcext:value-type="string">
            <text:p>arm_cdata_adr_lblb</text:p>
          </table:table-cell>
        </table:table-row>
        <table:table-row table:style-name="ro1">
          <table:table-cell table:formula="of:=[decode_table.E270]" office:value-type="string" office:string-value="arm_ret_adc_r" calcext:value-type="string">
            <text:p>arm_ret_adc_r</text:p>
          </table:table-cell>
        </table:table-row>
        <table:table-row table:style-name="ro1">
          <table:table-cell table:formula="of:=[decode_table.E271]" office:value-type="string" office:string-value="arm_ret_add_r" calcext:value-type="string">
            <text:p>arm_ret_add_r</text:p>
          </table:table-cell>
        </table:table-row>
        <table:table-row table:style-name="ro1">
          <table:table-cell table:formula="of:=[decode_table.E272]" office:value-type="string" office:string-value="arm_ret_and_r" calcext:value-type="string">
            <text:p>arm_ret_and_r</text:p>
          </table:table-cell>
        </table:table-row>
        <table:table-row table:style-name="ro1">
          <table:table-cell table:formula="of:=[decode_table.E273]" office:value-type="string" office:string-value="arm_ret_bic_r" calcext:value-type="string">
            <text:p>arm_ret_bic_r</text:p>
          </table:table-cell>
        </table:table-row>
        <table:table-row table:style-name="ro1">
          <table:table-cell table:formula="of:=[decode_table.E274]" office:value-type="string" office:string-value="arm_ret_eor_r" calcext:value-type="string">
            <text:p>arm_ret_eor_r</text:p>
          </table:table-cell>
        </table:table-row>
        <table:table-row table:style-name="ro1">
          <table:table-cell table:formula="of:=[decode_table.E275]" office:value-type="string" office:string-value="arm_ret_mvn_r" calcext:value-type="string">
            <text:p>arm_ret_mvn_r</text:p>
          </table:table-cell>
        </table:table-row>
        <table:table-row table:style-name="ro1">
          <table:table-cell table:formula="of:=[decode_table.E276]" office:value-type="string" office:string-value="arm_ret_orr_r" calcext:value-type="string">
            <text:p>arm_ret_orr_r</text:p>
          </table:table-cell>
        </table:table-row>
        <table:table-row table:style-name="ro1">
          <table:table-cell table:formula="of:=[decode_table.E277]" office:value-type="string" office:string-value="arm_ret_rsb_r" calcext:value-type="string">
            <text:p>arm_ret_rsb_r</text:p>
          </table:table-cell>
        </table:table-row>
        <table:table-row table:style-name="ro1">
          <table:table-cell table:formula="of:=[decode_table.E278]" office:value-type="string" office:string-value="arm_ret_rsc_r" calcext:value-type="string">
            <text:p>arm_ret_rsc_r</text:p>
          </table:table-cell>
        </table:table-row>
        <table:table-row table:style-name="ro1">
          <table:table-cell table:formula="of:=[decode_table.E279]" office:value-type="string" office:string-value="arm_ret_sbc_r" calcext:value-type="string">
            <text:p>arm_ret_sbc_r</text:p>
          </table:table-cell>
        </table:table-row>
        <table:table-row table:style-name="ro1">
          <table:table-cell table:formula="of:=[decode_table.E280]" office:value-type="string" office:string-value="arm_ret_sub_r" calcext:value-type="string">
            <text:p>arm_ret_sub_r</text:p>
          </table:table-cell>
        </table:table-row>
        <table:table-row table:style-name="ro1">
          <table:table-cell table:formula="of:=[decode_table.E281]" office:value-type="string" office:string-value="arm_cdata_add_r_sp" calcext:value-type="string">
            <text:p>arm_cdata_add_r_sp</text:p>
          </table:table-cell>
        </table:table-row>
        <table:table-row table:style-name="ro1">
          <table:table-cell table:formula="of:=[decode_table.E282]" office:value-type="string" office:string-value="arm_cdata_sub_r_sp" calcext:value-type="string">
            <text:p>arm_cdata_sub_r_sp</text:p>
          </table:table-cell>
        </table:table-row>
        <table:table-row table:style-name="ro1">
          <table:table-cell table:formula="of:=[decode_table.E283]" office:value-type="string" office:string-value="arm_exc_eret" calcext:value-type="string">
            <text:p>arm_exc_eret</text:p>
          </table:table-cell>
        </table:table-row>
        <table:table-row table:style-name="ro1">
          <table:table-cell table:formula="of:=[decode_table.E284]" office:value-type="string" office:string-value="arm_exc_bkpt" calcext:value-type="string">
            <text:p>arm_exc_bkpt</text:p>
          </table:table-cell>
        </table:table-row>
        <table:table-row table:style-name="ro1">
          <table:table-cell table:formula="of:=[decode_table.E285]" office:value-type="string" office:string-value="arm_exc_hvc" calcext:value-type="string">
            <text:p>arm_exc_hvc</text:p>
          </table:table-cell>
        </table:table-row>
        <table:table-row table:style-name="ro1">
          <table:table-cell table:formula="of:=[decode_table.E286]" office:value-type="string" office:string-value="arm_exc_smc" calcext:value-type="string">
            <text:p>arm_exc_smc</text:p>
          </table:table-cell>
        </table:table-row>
        <table:table-row table:style-name="ro1">
          <table:table-cell table:formula="of:=[decode_table.E287]" office:value-type="string" office:string-value="arm_cldstm_pop" calcext:value-type="string">
            <text:p>arm_cldstm_pop</text:p>
          </table:table-cell>
        </table:table-row>
        <table:table-row table:style-name="ro1">
          <table:table-cell table:formula="of:=[decode_table.E288]" office:value-type="string" office:string-value="arm_cldstm_push" calcext:value-type="string">
            <text:p>arm_cldstm_push</text:p>
          </table:table-cell>
        </table:table-row>
        <table:table-row table:style-name="ro1">
          <table:table-cell table:formula="of:=[decode_table.E289]" office:value-type="string" office:string-value="arm_sync_ldrex" calcext:value-type="string">
            <text:p>arm_sync_ldrex</text:p>
          </table:table-cell>
        </table:table-row>
        <table:table-row table:style-name="ro1">
          <table:table-cell table:formula="of:=[decode_table.E290]" office:value-type="string" office:string-value="arm_sync_ldrexb" calcext:value-type="string">
            <text:p>arm_sync_ldrexb</text:p>
          </table:table-cell>
        </table:table-row>
        <table:table-row table:style-name="ro1">
          <table:table-cell table:formula="of:=[decode_table.E291]" office:value-type="string" office:string-value="arm_sync_ldrexd" calcext:value-type="string">
            <text:p>arm_sync_ldrexd</text:p>
          </table:table-cell>
        </table:table-row>
        <table:table-row table:style-name="ro1">
          <table:table-cell table:formula="of:=[decode_table.E292]" office:value-type="string" office:string-value="arm_sync_ldrexh" calcext:value-type="string">
            <text:p>arm_sync_ldrexh</text:p>
          </table:table-cell>
        </table:table-row>
        <table:table-row table:style-name="ro1">
          <table:table-cell table:formula="of:=[decode_table.E293]" office:value-type="string" office:string-value="arm_sync_strex" calcext:value-type="string">
            <text:p>arm_sync_strex</text:p>
          </table:table-cell>
        </table:table-row>
        <table:table-row table:style-name="ro1">
          <table:table-cell table:formula="of:=[decode_table.E294]" office:value-type="string" office:string-value="arm_sync_strexb" calcext:value-type="string">
            <text:p>arm_sync_strexb</text:p>
          </table:table-cell>
        </table:table-row>
        <table:table-row table:style-name="ro1">
          <table:table-cell table:formula="of:=[decode_table.E295]" office:value-type="string" office:string-value="arm_sync_strexd" calcext:value-type="string">
            <text:p>arm_sync_strexd</text:p>
          </table:table-cell>
        </table:table-row>
        <table:table-row table:style-name="ro1">
          <table:table-cell table:formula="of:=[decode_table.E296]" office:value-type="string" office:string-value="arm_sync_strexh" calcext:value-type="string">
            <text:p>arm_sync_strexh</text:p>
          </table:table-cell>
        </table:table-row>
        <table:table-row table:style-name="ro1">
          <table:table-cell table:formula="of:=[decode_table.E297]" office:value-type="string" office:string-value="arm_misc_pli_r" calcext:value-type="string">
            <text:p>arm_misc_pli_r</text:p>
          </table:table-cell>
        </table:table-row>
        <table:table-row table:style-name="ro1">
          <table:table-cell table:formula="of:=[decode_table.E298]" office:value-type="string" office:string-value="arm_cstat_mrs_b" calcext:value-type="string">
            <text:p>arm_cstat_mrs_b</text:p>
          </table:table-cell>
        </table:table-row>
        <table:table-row table:style-name="ro1">
          <table:table-cell table:formula="of:=[decode_table.E299]" office:value-type="string" office:string-value="arm_cstat_msr_b" calcext:value-type="string">
            <text:p>arm_cstat_msr_b</text:p>
          </table:table-cell>
        </table:table-row>
        <table:table-row table:style-name="ro1">
          <table:table-cell table:formula="of:=[decode_table.E300]" office:value-type="string" office:string-value="arm_fp_vdiv" calcext:value-type="string">
            <text:p>arm_fp_vdiv</text:p>
          </table:table-cell>
        </table:table-row>
        <table:table-row table:style-name="ro1">
          <table:table-cell table:formula="of:=[decode_table.E301]" office:value-type="string" office:string-value="arm_mux_mrs_r_pr" calcext:value-type="string">
            <text:p>arm_mux_mrs_r_pr</text:p>
          </table:table-cell>
        </table:table-row>
        <table:table-row table:style-name="ro1">
          <table:table-cell table:formula="of:=[decode_table.E302]" office:value-type="string" office:string-value="arm_mux_msr_r_pr" calcext:value-type="string">
            <text:p>arm_mux_msr_r_pr</text:p>
          </table:table-cell>
        </table:table-row>
        <table:table-row table:style-name="ro1">
          <table:table-cell table:formula="of:=[decode_table.E303]" office:value-type="string" office:string-value="arm_vbits_vmov_6432_i" calcext:value-type="string">
            <text:p>arm_vbits_vmov_6432_i</text:p>
          </table:table-cell>
        </table:table-row>
        <table:table-row table:style-name="ro1">
          <table:table-cell table:formula="of:=[decode_table.E304]" office:value-type="string" office:string-value="arm_vmac_vmla_f64" calcext:value-type="string">
            <text:p>arm_vmac_vmla_f64</text:p>
          </table:table-cell>
        </table:table-row>
        <table:table-row table:style-name="ro1">
          <table:table-cell table:formula="of:=[decode_table.E305]" office:value-type="string" office:string-value="arm_vmac_vmls_f64" calcext:value-type="string">
            <text:p>arm_vmac_vmls_f64</text:p>
          </table:table-cell>
        </table:table-row>
        <table:table-row table:style-name="ro1">
          <table:table-cell table:formula="of:=[decode_table.E306]" office:value-type="string" office:string-value="arm_vmac_vmul_f64" calcext:value-type="string">
            <text:p>arm_vmac_vmul_f64</text:p>
          </table:table-cell>
        </table:table-row>
        <table:table-row table:style-name="ro1">
          <table:table-cell table:formula="of:=[decode_table.E307]" office:value-type="string" office:string-value="arm_vmac_vnmul_f64" calcext:value-type="string">
            <text:p>arm_vmac_vnmul_f64</text:p>
          </table:table-cell>
        </table:table-row>
        <table:table-row table:style-name="ro1">
          <table:table-cell table:formula="of:=[decode_table.E308]" office:value-type="string" office:string-value="arm_vmisc_vext_imm" calcext:value-type="string">
            <text:p>arm_vmisc_vext_imm</text:p>
          </table:table-cell>
        </table:table-row>
        <table:table-row table:style-name="ro1">
          <table:table-cell table:formula="of:=[decode_table.E309]" office:value-type="string" office:string-value="arm_vpar_vadd_f64" calcext:value-type="string">
            <text:p>arm_vpar_vadd_f64</text:p>
          </table:table-cell>
        </table:table-row>
        <table:table-row table:style-name="ro1">
          <table:table-cell table:formula="of:=[decode_table.E310]" office:value-type="string" office:string-value="arm_vpar_vsub_f64" calcext:value-type="string">
            <text:p>arm_vpar_vsub_f64</text:p>
          </table:table-cell>
        </table:table-row>
        <table:table-row table:style-name="ro1">
          <table:table-cell table:formula="of:=[decode_table.E311]" office:value-type="string" office:string-value="arm_vsh_vqshl_dt_imm" calcext:value-type="string">
            <text:p>arm_vsh_vqshl_dt_imm</text:p>
          </table:table-cell>
        </table:table-row>
        <table:table-row table:style-name="ro1">
          <table:table-cell table:formula="of:=[decode_table.E312]" office:value-type="string" office:string-value="arm_vfpxfer_vdup" calcext:value-type="string">
            <text:p>arm_vfpxfer_vdup</text:p>
          </table:table-cell>
        </table:table-row>
        <table:table-row table:style-name="ro1">
          <table:table-cell table:formula="of:=[decode_table.E313]" office:value-type="string" office:string-value="arm_vfpxfer_vmov_s" calcext:value-type="string">
            <text:p>arm_vfpxfer_vmov_s</text:p>
          </table:table-cell>
        </table:table-row>
        <table:table-row table:style-name="ro1">
          <table:table-cell table:formula="of:=[decode_table.E314]" office:value-type="string" office:string-value="arm_cdata_asr_r" calcext:value-type="string">
            <text:p>arm_cdata_asr_r</text:p>
          </table:table-cell>
        </table:table-row>
        <table:table-row table:style-name="ro1">
          <table:table-cell table:formula="of:=[decode_table.E315]" office:value-type="string" office:string-value="arm_cdata_lsl_r" calcext:value-type="string">
            <text:p>arm_cdata_lsl_r</text:p>
          </table:table-cell>
        </table:table-row>
        <table:table-row table:style-name="ro1">
          <table:table-cell table:formula="of:=[decode_table.E316]" office:value-type="string" office:string-value="arm_cdata_lsr_r" calcext:value-type="string">
            <text:p>arm_cdata_lsr_r</text:p>
          </table:table-cell>
        </table:table-row>
        <table:table-row table:style-name="ro1">
          <table:table-cell table:formula="of:=[decode_table.E317]" office:value-type="string" office:string-value="arm_cdata_ror_r" calcext:value-type="string">
            <text:p>arm_cdata_ror_r</text:p>
          </table:table-cell>
        </table:table-row>
        <table:table-row table:style-name="ro1">
          <table:table-cell table:formula="of:=[decode_table.E318]" office:value-type="string" office:string-value="arm_cmac_smulw" calcext:value-type="string">
            <text:p>arm_cmac_smulw</text:p>
          </table:table-cell>
        </table:table-row>
        <table:table-row table:style-name="ro1">
          <table:table-cell table:formula="of:=[decode_table.E319]" office:value-type="string" office:string-value="arm_cmac_mul" calcext:value-type="string">
            <text:p>arm_cmac_mul</text:p>
          </table:table-cell>
        </table:table-row>
        <table:table-row table:style-name="ro1">
          <table:table-cell table:formula="of:=[decode_table.E320]" office:value-type="string" office:string-value="arm_cmac_smlaw" calcext:value-type="string">
            <text:p>arm_cmac_smlaw</text:p>
          </table:table-cell>
        </table:table-row>
        <table:table-row table:style-name="ro1">
          <table:table-cell table:formula="of:=[decode_table.E321]" office:value-type="string" office:string-value="arm_cmac_mla" calcext:value-type="string">
            <text:p>arm_cmac_mla</text:p>
          </table:table-cell>
        </table:table-row>
        <table:table-row table:style-name="ro1">
          <table:table-cell table:formula="of:=[decode_table.E322]" office:value-type="string" office:string-value="arm_cmac_smlad" calcext:value-type="string">
            <text:p>arm_cmac_smlad</text:p>
          </table:table-cell>
        </table:table-row>
        <table:table-row table:style-name="ro1">
          <table:table-cell table:formula="of:=[decode_table.E323]" office:value-type="string" office:string-value="arm_cmac_smlsd" calcext:value-type="string">
            <text:p>arm_cmac_smlsd</text:p>
          </table:table-cell>
        </table:table-row>
        <table:table-row table:style-name="ro1">
          <table:table-cell table:formula="of:=[decode_table.E324]" office:value-type="string" office:string-value="arm_cmac_smmla" calcext:value-type="string">
            <text:p>arm_cmac_smmla</text:p>
          </table:table-cell>
        </table:table-row>
        <table:table-row table:style-name="ro1">
          <table:table-cell table:formula="of:=[decode_table.E325]" office:value-type="string" office:string-value="arm_cmac_smmls" calcext:value-type="string">
            <text:p>arm_cmac_smmls</text:p>
          </table:table-cell>
        </table:table-row>
        <table:table-row table:style-name="ro1">
          <table:table-cell table:formula="of:=[decode_table.E326]" office:value-type="string" office:string-value="arm_cmac_smlal" calcext:value-type="string">
            <text:p>arm_cmac_smlal</text:p>
          </table:table-cell>
        </table:table-row>
        <table:table-row table:style-name="ro1">
          <table:table-cell table:formula="of:=[decode_table.E327]" office:value-type="string" office:string-value="arm_cmac_smull" calcext:value-type="string">
            <text:p>arm_cmac_smull</text:p>
          </table:table-cell>
        </table:table-row>
        <table:table-row table:style-name="ro1">
          <table:table-cell table:formula="of:=[decode_table.E328]" office:value-type="string" office:string-value="arm_cmac_umlal" calcext:value-type="string">
            <text:p>arm_cmac_umlal</text:p>
          </table:table-cell>
        </table:table-row>
        <table:table-row table:style-name="ro1">
          <table:table-cell table:formula="of:=[decode_table.E329]" office:value-type="string" office:string-value="arm_cmac_umull" calcext:value-type="string">
            <text:p>arm_cmac_umull</text:p>
          </table:table-cell>
        </table:table-row>
        <table:table-row table:style-name="ro1">
          <table:table-cell table:formula="of:=[decode_table.E330]" office:value-type="string" office:string-value="arm_cmac_smlald" calcext:value-type="string">
            <text:p>arm_cmac_smlald</text:p>
          </table:table-cell>
        </table:table-row>
        <table:table-row table:style-name="ro1">
          <table:table-cell table:formula="of:=[decode_table.E331]" office:value-type="string" office:string-value="arm_cmac_smlsld" calcext:value-type="string">
            <text:p>arm_cmac_smlsld</text:p>
          </table:table-cell>
        </table:table-row>
        <table:table-row table:style-name="ro1">
          <table:table-cell table:formula="of:=[decode_table.E332]" office:value-type="string" office:string-value="arm_cdata_add_imm_sp" calcext:value-type="string">
            <text:p>arm_cdata_add_imm_sp</text:p>
          </table:table-cell>
        </table:table-row>
        <table:table-row table:style-name="ro1">
          <table:table-cell table:formula="of:=[decode_table.E333]" office:value-type="string" office:string-value="arm_cdata_sub_imm_sp" calcext:value-type="string">
            <text:p>arm_cdata_sub_imm_sp</text:p>
          </table:table-cell>
        </table:table-row>
        <table:table-row table:style-name="ro1">
          <table:table-cell table:formula="of:=[decode_table.E334]" office:value-type="string" office:string-value="arm_ret_adc_imm" calcext:value-type="string">
            <text:p>arm_ret_adc_imm</text:p>
          </table:table-cell>
        </table:table-row>
        <table:table-row table:style-name="ro1">
          <table:table-cell table:formula="of:=[decode_table.E335]" office:value-type="string" office:string-value="arm_ret_add_imm" calcext:value-type="string">
            <text:p>arm_ret_add_imm</text:p>
          </table:table-cell>
        </table:table-row>
        <table:table-row table:style-name="ro1">
          <table:table-cell table:formula="of:=[decode_table.E336]" office:value-type="string" office:string-value="arm_ret_bic_imm" calcext:value-type="string">
            <text:p>arm_ret_bic_imm</text:p>
          </table:table-cell>
        </table:table-row>
        <table:table-row table:style-name="ro1">
          <table:table-cell table:formula="of:=[decode_table.E337]" office:value-type="string" office:string-value="arm_ret_eor_imm" calcext:value-type="string">
            <text:p>arm_ret_eor_imm</text:p>
          </table:table-cell>
        </table:table-row>
        <table:table-row table:style-name="ro1">
          <table:table-cell table:formula="of:=[decode_table.E338]" office:value-type="string" office:string-value="arm_ret_mov_imm" calcext:value-type="string">
            <text:p>arm_ret_mov_imm</text:p>
          </table:table-cell>
        </table:table-row>
        <table:table-row table:style-name="ro1">
          <table:table-cell table:formula="of:=[decode_table.E339]" office:value-type="string" office:string-value="arm_ret_mvn_imm" calcext:value-type="string">
            <text:p>arm_ret_mvn_imm</text:p>
          </table:table-cell>
        </table:table-row>
        <table:table-row table:style-name="ro1">
          <table:table-cell table:formula="of:=[decode_table.E340]" office:value-type="string" office:string-value="arm_ret_rsb_imm" calcext:value-type="string">
            <text:p>arm_ret_rsb_imm</text:p>
          </table:table-cell>
        </table:table-row>
        <table:table-row table:style-name="ro1">
          <table:table-cell table:formula="of:=[decode_table.E341]" office:value-type="string" office:string-value="arm_ret_rsc_imm" calcext:value-type="string">
            <text:p>arm_ret_rsc_imm</text:p>
          </table:table-cell>
        </table:table-row>
        <table:table-row table:style-name="ro1">
          <table:table-cell table:formula="of:=[decode_table.E342]" office:value-type="string" office:string-value="arm_ret_sbc_imm" calcext:value-type="string">
            <text:p>arm_ret_sbc_imm</text:p>
          </table:table-cell>
        </table:table-row>
        <table:table-row table:style-name="ro1">
          <table:table-cell table:formula="of:=[decode_table.E343]" office:value-type="string" office:string-value="arm_ret_sub_imm" calcext:value-type="string">
            <text:p>arm_ret_sub_imm</text:p>
          </table:table-cell>
        </table:table-row>
        <table:table-row table:style-name="ro1">
          <table:table-cell table:formula="of:=[decode_table.E344]" office:value-type="string" office:string-value="arm_cldstx_ldrht_imm" calcext:value-type="string">
            <text:p>arm_cldstx_ldrht_imm</text:p>
          </table:table-cell>
        </table:table-row>
        <table:table-row table:style-name="ro1">
          <table:table-cell table:formula="of:=[decode_table.E345]" office:value-type="string" office:string-value="arm_cldstx_ldrht_r" calcext:value-type="string">
            <text:p>arm_cldstx_ldrht_r</text:p>
          </table:table-cell>
        </table:table-row>
        <table:table-row table:style-name="ro1">
          <table:table-cell table:formula="of:=[decode_table.E346]" office:value-type="string" office:string-value="arm_cldstx_strht_imm" calcext:value-type="string">
            <text:p>arm_cldstx_strht_imm</text:p>
          </table:table-cell>
        </table:table-row>
        <table:table-row table:style-name="ro1">
          <table:table-cell table:formula="of:=[decode_table.E347]" office:value-type="string" office:string-value="arm_cldstx_strht_r" calcext:value-type="string">
            <text:p>arm_cldstx_strht_r</text:p>
          </table:table-cell>
        </table:table-row>
        <table:table-row table:style-name="ro1">
          <table:table-cell table:formula="of:=[decode_table.E348]" office:value-type="string" office:string-value="arm_cldstx_ldrsbt_imm" calcext:value-type="string">
            <text:p>arm_cldstx_ldrsbt_imm</text:p>
          </table:table-cell>
        </table:table-row>
        <table:table-row table:style-name="ro1">
          <table:table-cell table:formula="of:=[decode_table.E349]" office:value-type="string" office:string-value="arm_cldstx_ldrsbt_r" calcext:value-type="string">
            <text:p>arm_cldstx_ldrsbt_r</text:p>
          </table:table-cell>
        </table:table-row>
        <table:table-row table:style-name="ro1">
          <table:table-cell table:formula="of:=[decode_table.E350]" office:value-type="string" office:string-value="arm_cldstx_ldrsht_imm" calcext:value-type="string">
            <text:p>arm_cldstx_ldrsht_imm</text:p>
          </table:table-cell>
        </table:table-row>
        <table:table-row table:style-name="ro1">
          <table:table-cell table:formula="of:=[decode_table.E351]" office:value-type="string" office:string-value="arm_cldstx_ldrsht_r" calcext:value-type="string">
            <text:p>arm_cldstx_ldrsht_r</text:p>
          </table:table-cell>
        </table:table-row>
        <table:table-row table:style-name="ro1">
          <table:table-cell table:formula="of:=[decode_table.E352]" office:value-type="string" office:string-value="arm_misc_swp" calcext:value-type="string">
            <text:p>arm_misc_swp</text:p>
          </table:table-cell>
        </table:table-row>
        <table:table-row table:style-name="ro1">
          <table:table-cell table:formula="of:=[decode_table.E353]" office:value-type="string" office:string-value="arm_misc_pli_lbl" calcext:value-type="string">
            <text:p>arm_misc_pli_lbl</text:p>
          </table:table-cell>
        </table:table-row>
        <table:table-row table:style-name="ro1">
          <table:table-cell table:formula="of:=[decode_table.E354]" office:value-type="string" office:string-value="arm_misc_pld_r" calcext:value-type="string">
            <text:p>arm_misc_pld_r</text:p>
          </table:table-cell>
        </table:table-row>
        <table:table-row table:style-name="ro1">
          <table:table-cell table:formula="of:=[decode_table.E355]" office:value-type="string" office:string-value="arm_fp_vfnm" calcext:value-type="string">
            <text:p>arm_fp_vfnm</text:p>
          </table:table-cell>
        </table:table-row>
        <table:table-row table:style-name="ro1">
          <table:table-cell table:formula="of:=[decode_table.E356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57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58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59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60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1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2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3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4]" office:value-type="string" office:string-value="arm_vmac_vfm_f64" calcext:value-type="string">
            <text:p>arm_vmac_vfm_f64</text:p>
          </table:table-cell>
        </table:table-row>
        <table:table-row table:style-name="ro1">
          <table:table-cell table:formula="of:=[decode_table.E365]" office:value-type="string" office:string-value="arm_vmac_vnmlas_f64" calcext:value-type="string">
            <text:p>arm_vmac_vnmlas_f64</text:p>
          </table:table-cell>
        </table:table-row>
        <table:table-row table:style-name="ro1">
          <table:table-cell table:formula="of:=[decode_table.E366]" office:value-type="string" office:string-value="arm_vfpxfer_vmov_dx" calcext:value-type="string">
            <text:p>arm_vfpxfer_vmov_dx</text:p>
          </table:table-cell>
        </table:table-row>
        <table:table-row table:style-name="ro1">
          <table:table-cell table:formula="of:=[decode_table.E367]" office:value-type="string" office:string-value="arm_cop_cdp" calcext:value-type="string">
            <text:p>arm_cop_cdp</text:p>
          </table:table-cell>
        </table:table-row>
        <table:table-row table:style-name="ro1">
          <table:table-cell table:formula="of:=[decode_table.E368]" office:value-type="string" office:string-value="arm_cop_mcr" calcext:value-type="string">
            <text:p>arm_cop_mcr</text:p>
          </table:table-cell>
        </table:table-row>
        <table:table-row table:style-name="ro1">
          <table:table-cell table:formula="of:=[decode_table.E369]" office:value-type="string" office:string-value="arm_cdata_asr_imm" calcext:value-type="string">
            <text:p>arm_cdata_asr_imm</text:p>
          </table:table-cell>
        </table:table-row>
        <table:table-row table:style-name="ro1">
          <table:table-cell table:formula="of:=[decode_table.E370]" office:value-type="string" office:string-value="arm_cdata_lsr_imm" calcext:value-type="string">
            <text:p>arm_cdata_lsr_imm</text:p>
          </table:table-cell>
        </table:table-row>
        <table:table-row table:style-name="ro1">
          <table:table-cell table:formula="of:=[decode_table.E371]" office:value-type="string" office:string-value="arm_cmac_smla" calcext:value-type="string">
            <text:p>arm_cmac_smla</text:p>
          </table:table-cell>
        </table:table-row>
        <table:table-row table:style-name="ro1">
          <table:table-cell table:formula="of:=[decode_table.E372]" office:value-type="string" office:string-value="arm_cmac_smul" calcext:value-type="string">
            <text:p>arm_cmac_smul</text:p>
          </table:table-cell>
        </table:table-row>
        <table:table-row table:style-name="ro1">
          <table:table-cell table:formula="of:=[decode_table.E373]" office:value-type="string" office:string-value="arm_cmac_smlal16" calcext:value-type="string">
            <text:p>arm_cmac_smlal16</text:p>
          </table:table-cell>
        </table:table-row>
        <table:table-row table:style-name="ro1">
          <table:table-cell table:formula="of:=[decode_table.E374]" office:value-type="string" office:string-value="arm_cmisc_bfi" calcext:value-type="string">
            <text:p>arm_cmisc_bfi</text:p>
          </table:table-cell>
        </table:table-row>
        <table:table-row table:style-name="ro1">
          <table:table-cell table:formula="of:=[decode_table.E375]" office:value-type="string" office:string-value="arm_cmisc_sbfx" calcext:value-type="string">
            <text:p>arm_cmisc_sbfx</text:p>
          </table:table-cell>
        </table:table-row>
        <table:table-row table:style-name="ro1">
          <table:table-cell table:formula="of:=[decode_table.E376]" office:value-type="string" office:string-value="arm_cmisc_ubfx" calcext:value-type="string">
            <text:p>arm_cmisc_ubfx</text:p>
          </table:table-cell>
        </table:table-row>
        <table:table-row table:style-name="ro1">
          <table:table-cell table:formula="of:=[decode_table.E377]" office:value-type="string" office:string-value="arm_pack_pkh" calcext:value-type="string">
            <text:p>arm_pack_pkh</text:p>
          </table:table-cell>
        </table:table-row>
        <table:table-row table:style-name="ro1">
          <table:table-cell table:formula="of:=[decode_table.E378]" office:value-type="string" office:string-value="arm_cdata_cmn_rshr" calcext:value-type="string">
            <text:p>arm_cdata_cmn_rshr</text:p>
          </table:table-cell>
        </table:table-row>
        <table:table-row table:style-name="ro1">
          <table:table-cell table:formula="of:=[decode_table.E379]" office:value-type="string" office:string-value="arm_cdata_cmp_rshr" calcext:value-type="string">
            <text:p>arm_cdata_cmp_rshr</text:p>
          </table:table-cell>
        </table:table-row>
        <table:table-row table:style-name="ro1">
          <table:table-cell table:formula="of:=[decode_table.E380]" office:value-type="string" office:string-value="arm_cdata_teq_rshr" calcext:value-type="string">
            <text:p>arm_cdata_teq_rshr</text:p>
          </table:table-cell>
        </table:table-row>
        <table:table-row table:style-name="ro1">
          <table:table-cell table:formula="of:=[decode_table.E381]" office:value-type="string" office:string-value="arm_cdata_tst_rshr" calcext:value-type="string">
            <text:p>arm_cdata_tst_rshr</text:p>
          </table:table-cell>
        </table:table-row>
        <table:table-row table:style-name="ro1">
          <table:table-cell table:formula="of:=[decode_table.E382]" office:value-type="string" office:string-value="arm_misc_pld_imm" calcext:value-type="string">
            <text:p>arm_misc_pld_imm</text:p>
          </table:table-cell>
        </table:table-row>
        <table:table-row table:style-name="ro1">
          <table:table-cell table:formula="of:=[decode_table.E383]" office:value-type="string" office:string-value="arm_mux_lsl_i_mov" calcext:value-type="string">
            <text:p>arm_mux_lsl_i_mov</text:p>
          </table:table-cell>
        </table:table-row>
        <table:table-row table:style-name="ro1">
          <table:table-cell table:formula="of:=[decode_table.E384]" office:value-type="string" office:string-value="arm_mux_ror_i_rrx" calcext:value-type="string">
            <text:p>arm_mux_ror_i_rrx</text:p>
          </table:table-cell>
        </table:table-row>
        <table:table-row table:style-name="ro1">
          <table:table-cell table:formula="of:=[decode_table.E385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386]" office:value-type="string" office:string-value="arm_vldstx_vldr_d_imm" calcext:value-type="string">
            <text:p>arm_vldstx_vldr_d_imm</text:p>
          </table:table-cell>
        </table:table-row>
        <table:table-row table:style-name="ro1">
          <table:table-cell table:formula="of:=[decode_table.E387]" office:value-type="string" office:string-value="arm_vldstx_vldr_s_imm" calcext:value-type="string">
            <text:p>arm_vldstx_vldr_s_imm</text:p>
          </table:table-cell>
        </table:table-row>
        <table:table-row table:style-name="ro1">
          <table:table-cell table:formula="of:=[decode_table.E388]" office:value-type="string" office:string-value="arm_vldstx_vstr_d_imm" calcext:value-type="string">
            <text:p>arm_vldstx_vstr_d_imm</text:p>
          </table:table-cell>
        </table:table-row>
        <table:table-row table:style-name="ro1">
          <table:table-cell table:formula="of:=[decode_table.E389]" office:value-type="string" office:string-value="arm_vldstx_vstr_s_imm" calcext:value-type="string">
            <text:p>arm_vldstx_vstr_s_imm</text:p>
          </table:table-cell>
        </table:table-row>
        <table:table-row table:style-name="ro1">
          <table:table-cell table:formula="of:=[decode_table.E390]" office:value-type="string" office:string-value="arm_vfpxfer_vmov_dt_dx" calcext:value-type="string">
            <text:p>arm_vfpxfer_vmov_dt_dx</text:p>
          </table:table-cell>
        </table:table-row>
        <table:table-row table:style-name="ro1">
          <table:table-cell table:formula="of:=[decode_table.E391]" office:value-type="string" office:string-value="arm_cop_mrc" calcext:value-type="string">
            <text:p>arm_cop_mrc</text:p>
          </table:table-cell>
        </table:table-row>
        <table:table-row table:style-name="ro1">
          <table:table-cell table:formula="of:=[decode_table.E392]" office:value-type="string" office:string-value="arm_sat_ssat" calcext:value-type="string">
            <text:p>arm_sat_ssat</text:p>
          </table:table-cell>
        </table:table-row>
        <table:table-row table:style-name="ro1">
          <table:table-cell table:formula="of:=[decode_table.E393]" office:value-type="string" office:string-value="arm_sat_usat" calcext:value-type="string">
            <text:p>arm_sat_usat</text:p>
          </table:table-cell>
        </table:table-row>
        <table:table-row table:style-name="ro1">
          <table:table-cell table:formula="of:=[decode_table.E394]" office:value-type="string" office:string-value="arm_cdata_cmn_r" calcext:value-type="string">
            <text:p>arm_cdata_cmn_r</text:p>
          </table:table-cell>
        </table:table-row>
        <table:table-row table:style-name="ro1">
          <table:table-cell table:formula="of:=[decode_table.E395]" office:value-type="string" office:string-value="arm_cdata_cmp_r" calcext:value-type="string">
            <text:p>arm_cdata_cmp_r</text:p>
          </table:table-cell>
        </table:table-row>
        <table:table-row table:style-name="ro1">
          <table:table-cell table:formula="of:=[decode_table.E396]" office:value-type="string" office:string-value="arm_cdata_teq_r" calcext:value-type="string">
            <text:p>arm_cdata_teq_r</text:p>
          </table:table-cell>
        </table:table-row>
        <table:table-row table:style-name="ro1">
          <table:table-cell table:formula="of:=[decode_table.E397]" office:value-type="string" office:string-value="arm_cdata_tst_r" calcext:value-type="string">
            <text:p>arm_cdata_tst_r</text:p>
          </table:table-cell>
        </table:table-row>
        <table:table-row table:style-name="ro1">
          <table:table-cell table:formula="of:=[decode_table.E398]" office:value-type="string" office:string-value="arm_cdata_adc_rshr" calcext:value-type="string">
            <text:p>arm_cdata_adc_rshr</text:p>
          </table:table-cell>
        </table:table-row>
        <table:table-row table:style-name="ro1">
          <table:table-cell table:formula="of:=[decode_table.E399]" office:value-type="string" office:string-value="arm_cdata_add_rshr" calcext:value-type="string">
            <text:p>arm_cdata_add_rshr</text:p>
          </table:table-cell>
        </table:table-row>
        <table:table-row table:style-name="ro1">
          <table:table-cell table:formula="of:=[decode_table.E400]" office:value-type="string" office:string-value="arm_cdata_and_rshr" calcext:value-type="string">
            <text:p>arm_cdata_and_rshr</text:p>
          </table:table-cell>
        </table:table-row>
        <table:table-row table:style-name="ro1">
          <table:table-cell table:formula="of:=[decode_table.E401]" office:value-type="string" office:string-value="arm_cdata_bic_rshr" calcext:value-type="string">
            <text:p>arm_cdata_bic_rshr</text:p>
          </table:table-cell>
        </table:table-row>
        <table:table-row table:style-name="ro1">
          <table:table-cell table:formula="of:=[decode_table.E402]" office:value-type="string" office:string-value="arm_cdata_eor_rshr" calcext:value-type="string">
            <text:p>arm_cdata_eor_rshr</text:p>
          </table:table-cell>
        </table:table-row>
        <table:table-row table:style-name="ro1">
          <table:table-cell table:formula="of:=[decode_table.E403]" office:value-type="string" office:string-value="arm_cdata_mvn_rshr" calcext:value-type="string">
            <text:p>arm_cdata_mvn_rshr</text:p>
          </table:table-cell>
        </table:table-row>
        <table:table-row table:style-name="ro1">
          <table:table-cell table:formula="of:=[decode_table.E404]" office:value-type="string" office:string-value="arm_cdata_orr_rshr" calcext:value-type="string">
            <text:p>arm_cdata_orr_rshr</text:p>
          </table:table-cell>
        </table:table-row>
        <table:table-row table:style-name="ro1">
          <table:table-cell table:formula="of:=[decode_table.E405]" office:value-type="string" office:string-value="arm_cdata_rsb_rshr" calcext:value-type="string">
            <text:p>arm_cdata_rsb_rshr</text:p>
          </table:table-cell>
        </table:table-row>
        <table:table-row table:style-name="ro1">
          <table:table-cell table:formula="of:=[decode_table.E406]" office:value-type="string" office:string-value="arm_cdata_rsc_rshr" calcext:value-type="string">
            <text:p>arm_cdata_rsc_rshr</text:p>
          </table:table-cell>
        </table:table-row>
        <table:table-row table:style-name="ro1">
          <table:table-cell table:formula="of:=[decode_table.E407]" office:value-type="string" office:string-value="arm_cdata_sbc_rshr" calcext:value-type="string">
            <text:p>arm_cdata_sbc_rshr</text:p>
          </table:table-cell>
        </table:table-row>
        <table:table-row table:style-name="ro1">
          <table:table-cell table:formula="of:=[decode_table.E408]" office:value-type="string" office:string-value="arm_cdata_sub_rshr" calcext:value-type="string">
            <text:p>arm_cdata_sub_rshr</text:p>
          </table:table-cell>
        </table:table-row>
        <table:table-row table:style-name="ro1">
          <table:table-cell table:formula="of:=[decode_table.E409]" office:value-type="string" office:string-value="arm_exc_rfe" calcext:value-type="string">
            <text:p>arm_exc_rfe</text:p>
          </table:table-cell>
        </table:table-row>
        <table:table-row table:style-name="ro1">
          <table:table-cell table:formula="of:=[decode_table.E410]" office:value-type="string" office:string-value="arm_exc_srs" calcext:value-type="string">
            <text:p>arm_exc_srs</text:p>
          </table:table-cell>
        </table:table-row>
        <table:table-row table:style-name="ro1">
          <table:table-cell table:formula="of:=[decode_table.E411]" office:value-type="string" office:string-value="arm_cldst_ldr_lbl" calcext:value-type="string">
            <text:p>arm_cldst_ldr_lbl</text:p>
          </table:table-cell>
        </table:table-row>
        <table:table-row table:style-name="ro1">
          <table:table-cell table:formula="of:=[decode_table.E412]" office:value-type="string" office:string-value="arm_cldst_ldrb_lbl" calcext:value-type="string">
            <text:p>arm_cldst_ldrb_lbl</text:p>
          </table:table-cell>
        </table:table-row>
        <table:table-row table:style-name="ro1">
          <table:table-cell table:formula="of:=[decode_table.E413]" office:value-type="string" office:string-value="arm_cldstx_ldrd_imm" calcext:value-type="string">
            <text:p>arm_cldstx_ldrd_imm</text:p>
          </table:table-cell>
        </table:table-row>
        <table:table-row table:style-name="ro1">
          <table:table-cell table:formula="of:=[decode_table.E414]" office:value-type="string" office:string-value="arm_cldstx_ldrd_r" calcext:value-type="string">
            <text:p>arm_cldstx_ldrd_r</text:p>
          </table:table-cell>
        </table:table-row>
        <table:table-row table:style-name="ro1">
          <table:table-cell table:formula="of:=[decode_table.E415]" office:value-type="string" office:string-value="arm_cldstx_strd_imm" calcext:value-type="string">
            <text:p>arm_cldstx_strd_imm</text:p>
          </table:table-cell>
        </table:table-row>
        <table:table-row table:style-name="ro1">
          <table:table-cell table:formula="of:=[decode_table.E416]" office:value-type="string" office:string-value="arm_cldstx_strd_r" calcext:value-type="string">
            <text:p>arm_cldstx_strd_r</text:p>
          </table:table-cell>
        </table:table-row>
        <table:table-row table:style-name="ro1">
          <table:table-cell table:formula="of:=[decode_table.E417]" office:value-type="string" office:string-value="arm_cldstx_ldrh_imm" calcext:value-type="string">
            <text:p>arm_cldstx_ldrh_imm</text:p>
          </table:table-cell>
        </table:table-row>
        <table:table-row table:style-name="ro1">
          <table:table-cell table:formula="of:=[decode_table.E418]" office:value-type="string" office:string-value="arm_cldstx_ldrh_r" calcext:value-type="string">
            <text:p>arm_cldstx_ldrh_r</text:p>
          </table:table-cell>
        </table:table-row>
        <table:table-row table:style-name="ro1">
          <table:table-cell table:formula="of:=[decode_table.E419]" office:value-type="string" office:string-value="arm_cldstx_strh_imm" calcext:value-type="string">
            <text:p>arm_cldstx_strh_imm</text:p>
          </table:table-cell>
        </table:table-row>
        <table:table-row table:style-name="ro1">
          <table:table-cell table:formula="of:=[decode_table.E420]" office:value-type="string" office:string-value="arm_cldstx_strh_r" calcext:value-type="string">
            <text:p>arm_cldstx_strh_r</text:p>
          </table:table-cell>
        </table:table-row>
        <table:table-row table:style-name="ro1">
          <table:table-cell table:formula="of:=[decode_table.E421]" office:value-type="string" office:string-value="arm_cldstx_ldrsb_imm" calcext:value-type="string">
            <text:p>arm_cldstx_ldrsb_imm</text:p>
          </table:table-cell>
        </table:table-row>
        <table:table-row table:style-name="ro1">
          <table:table-cell table:formula="of:=[decode_table.E422]" office:value-type="string" office:string-value="arm_cldstx_ldrsb_r" calcext:value-type="string">
            <text:p>arm_cldstx_ldrsb_r</text:p>
          </table:table-cell>
        </table:table-row>
        <table:table-row table:style-name="ro1">
          <table:table-cell table:formula="of:=[decode_table.E423]" office:value-type="string" office:string-value="arm_cldstx_ldrsh_imm" calcext:value-type="string">
            <text:p>arm_cldstx_ldrsh_imm</text:p>
          </table:table-cell>
        </table:table-row>
        <table:table-row table:style-name="ro1">
          <table:table-cell table:formula="of:=[decode_table.E424]" office:value-type="string" office:string-value="arm_cldstx_ldrsh_r" calcext:value-type="string">
            <text:p>arm_cldstx_ldrsh_r</text:p>
          </table:table-cell>
        </table:table-row>
        <table:table-row table:style-name="ro1">
          <table:table-cell table:formula="of:=[decode_table.E425]" office:value-type="string" office:string-value="arm_cop_mcrr2" calcext:value-type="string">
            <text:p>arm_cop_mcrr2</text:p>
          </table:table-cell>
        </table:table-row>
        <table:table-row table:style-name="ro1">
          <table:table-cell table:formula="of:=[decode_table.E426]" office:value-type="string" office:string-value="arm_cop_mrrc2" calcext:value-type="string">
            <text:p>arm_cop_mrrc2</text:p>
          </table:table-cell>
        </table:table-row>
        <table:table-row table:style-name="ro1">
          <table:table-cell table:formula="of:=[decode_table.E427]" office:value-type="string" office:string-value="arm_cop_ldc2_pc" calcext:value-type="string">
            <text:p>arm_cop_ldc2_pc</text:p>
          </table:table-cell>
        </table:table-row>
        <table:table-row table:style-name="ro1">
          <table:table-cell table:formula="of:=[decode_table.E428]" office:value-type="string" office:string-value="arm_cop_cdp2" calcext:value-type="string">
            <text:p>arm_cop_cdp2</text:p>
          </table:table-cell>
        </table:table-row>
        <table:table-row table:style-name="ro1">
          <table:table-cell table:formula="of:=[decode_table.E429]" office:value-type="string" office:string-value="arm_cop_mrrc" calcext:value-type="string">
            <text:p>arm_cop_mrrc</text:p>
          </table:table-cell>
        </table:table-row>
        <table:table-row table:style-name="ro1">
          <table:table-cell table:formula="of:=[decode_table.E430]" office:value-type="string" office:string-value="arm_cmisc_movw" calcext:value-type="string">
            <text:p>arm_cmisc_movw</text:p>
          </table:table-cell>
        </table:table-row>
        <table:table-row table:style-name="ro1">
          <table:table-cell table:formula="of:=[decode_table.E431]" office:value-type="string" office:string-value="arm_cmisc_movt" calcext:value-type="string">
            <text:p>arm_cmisc_movt</text:p>
          </table:table-cell>
        </table:table-row>
        <table:table-row table:style-name="ro1">
          <table:table-cell table:formula="of:=[decode_table.E432]" office:value-type="string" office:string-value="arm_cdata_cmn_imm" calcext:value-type="string">
            <text:p>arm_cdata_cmn_imm</text:p>
          </table:table-cell>
        </table:table-row>
        <table:table-row table:style-name="ro1">
          <table:table-cell table:formula="of:=[decode_table.E433]" office:value-type="string" office:string-value="arm_cdata_cmp_imm" calcext:value-type="string">
            <text:p>arm_cdata_cmp_imm</text:p>
          </table:table-cell>
        </table:table-row>
        <table:table-row table:style-name="ro1">
          <table:table-cell table:formula="of:=[decode_table.E434]" office:value-type="string" office:string-value="arm_cdata_teq_imm" calcext:value-type="string">
            <text:p>arm_cdata_teq_imm</text:p>
          </table:table-cell>
        </table:table-row>
        <table:table-row table:style-name="ro1">
          <table:table-cell table:formula="of:=[decode_table.E435]" office:value-type="string" office:string-value="arm_cdata_tst_imm" calcext:value-type="string">
            <text:p>arm_cdata_tst_imm</text:p>
          </table:table-cell>
        </table:table-row>
        <table:table-row table:style-name="ro1">
          <table:table-cell table:formula="of:=[decode_table.E436]" office:value-type="string" office:string-value="arm_cdata_adc_r" calcext:value-type="string">
            <text:p>arm_cdata_adc_r</text:p>
          </table:table-cell>
        </table:table-row>
        <table:table-row table:style-name="ro1">
          <table:table-cell table:formula="of:=[decode_table.E437]" office:value-type="string" office:string-value="arm_cdata_add_r" calcext:value-type="string">
            <text:p>arm_cdata_add_r</text:p>
          </table:table-cell>
        </table:table-row>
        <table:table-row table:style-name="ro1">
          <table:table-cell table:formula="of:=[decode_table.E438]" office:value-type="string" office:string-value="arm_cdata_and_r" calcext:value-type="string">
            <text:p>arm_cdata_and_r</text:p>
          </table:table-cell>
        </table:table-row>
        <table:table-row table:style-name="ro1">
          <table:table-cell table:formula="of:=[decode_table.E439]" office:value-type="string" office:string-value="arm_cdata_bic_r" calcext:value-type="string">
            <text:p>arm_cdata_bic_r</text:p>
          </table:table-cell>
        </table:table-row>
        <table:table-row table:style-name="ro1">
          <table:table-cell table:formula="of:=[decode_table.E440]" office:value-type="string" office:string-value="arm_cdata_eor_r" calcext:value-type="string">
            <text:p>arm_cdata_eor_r</text:p>
          </table:table-cell>
        </table:table-row>
        <table:table-row table:style-name="ro1">
          <table:table-cell table:formula="of:=[decode_table.E441]" office:value-type="string" office:string-value="arm_cdata_mvn_r" calcext:value-type="string">
            <text:p>arm_cdata_mvn_r</text:p>
          </table:table-cell>
        </table:table-row>
        <table:table-row table:style-name="ro1">
          <table:table-cell table:formula="of:=[decode_table.E442]" office:value-type="string" office:string-value="arm_cdata_orr_r" calcext:value-type="string">
            <text:p>arm_cdata_orr_r</text:p>
          </table:table-cell>
        </table:table-row>
        <table:table-row table:style-name="ro1">
          <table:table-cell table:formula="of:=[decode_table.E443]" office:value-type="string" office:string-value="arm_cdata_rsb_r" calcext:value-type="string">
            <text:p>arm_cdata_rsb_r</text:p>
          </table:table-cell>
        </table:table-row>
        <table:table-row table:style-name="ro1">
          <table:table-cell table:formula="of:=[decode_table.E444]" office:value-type="string" office:string-value="arm_cdata_rsc_r" calcext:value-type="string">
            <text:p>arm_cdata_rsc_r</text:p>
          </table:table-cell>
        </table:table-row>
        <table:table-row table:style-name="ro1">
          <table:table-cell table:formula="of:=[decode_table.E445]" office:value-type="string" office:string-value="arm_cdata_sbc_r" calcext:value-type="string">
            <text:p>arm_cdata_sbc_r</text:p>
          </table:table-cell>
        </table:table-row>
        <table:table-row table:style-name="ro1">
          <table:table-cell table:formula="of:=[decode_table.E446]" office:value-type="string" office:string-value="arm_cdata_sub_r" calcext:value-type="string">
            <text:p>arm_cdata_sub_r</text:p>
          </table:table-cell>
        </table:table-row>
        <table:table-row table:style-name="ro1">
          <table:table-cell table:formula="of:=[decode_table.E447]" office:value-type="string" office:string-value="arm_cldst_ldrbt_r" calcext:value-type="string">
            <text:p>arm_cldst_ldrbt_r</text:p>
          </table:table-cell>
        </table:table-row>
        <table:table-row table:style-name="ro1">
          <table:table-cell table:formula="of:=[decode_table.E448]" office:value-type="string" office:string-value="arm_cldst_ldrt_r" calcext:value-type="string">
            <text:p>arm_cldst_ldrt_r</text:p>
          </table:table-cell>
        </table:table-row>
        <table:table-row table:style-name="ro1">
          <table:table-cell table:formula="of:=[decode_table.E449]" office:value-type="string" office:string-value="arm_cldst_strbt_r" calcext:value-type="string">
            <text:p>arm_cldst_strbt_r</text:p>
          </table:table-cell>
        </table:table-row>
        <table:table-row table:style-name="ro1">
          <table:table-cell table:formula="of:=[decode_table.E450]" office:value-type="string" office:string-value="arm_cldst_strt_r" calcext:value-type="string">
            <text:p>arm_cldst_strt_r</text:p>
          </table:table-cell>
        </table:table-row>
        <table:table-row table:style-name="ro1">
          <table:table-cell table:formula="of:=[decode_table.E451]" office:value-type="string" office:string-value="arm_vldstx_vldm32" calcext:value-type="string">
            <text:p>arm_vldstx_vldm32</text:p>
          </table:table-cell>
        </table:table-row>
        <table:table-row table:style-name="ro1">
          <table:table-cell table:formula="of:=[decode_table.E452]" office:value-type="string" office:string-value="arm_vldstx_vldm64" calcext:value-type="string">
            <text:p>arm_vldstx_vldm64</text:p>
          </table:table-cell>
        </table:table-row>
        <table:table-row table:style-name="ro1">
          <table:table-cell table:formula="of:=[decode_table.E453]" office:value-type="string" office:string-value="arm_vldstx_vstm32" calcext:value-type="string">
            <text:p>arm_vldstx_vstm32</text:p>
          </table:table-cell>
        </table:table-row>
        <table:table-row table:style-name="ro1">
          <table:table-cell table:formula="of:=[decode_table.E454]" office:value-type="string" office:string-value="arm_vldstx_vstm64" calcext:value-type="string">
            <text:p>arm_vldstx_vstm64</text:p>
          </table:table-cell>
        </table:table-row>
        <table:table-row table:style-name="ro1">
          <table:table-cell table:formula="of:=[decode_table.E455]" office:value-type="string" office:string-value="arm_bra_blx_lbl" calcext:value-type="string">
            <text:p>arm_bra_blx_lbl</text:p>
          </table:table-cell>
        </table:table-row>
        <table:table-row table:style-name="ro1">
          <table:table-cell table:formula="of:=[decode_table.E456]" office:value-type="string" office:string-value="arm_cdata_adc_imm" calcext:value-type="string">
            <text:p>arm_cdata_adc_imm</text:p>
          </table:table-cell>
        </table:table-row>
        <table:table-row table:style-name="ro1">
          <table:table-cell table:formula="of:=[decode_table.E457]" office:value-type="string" office:string-value="arm_cdata_add_imm" calcext:value-type="string">
            <text:p>arm_cdata_add_imm</text:p>
          </table:table-cell>
        </table:table-row>
        <table:table-row table:style-name="ro1">
          <table:table-cell table:formula="of:=[decode_table.E458]" office:value-type="string" office:string-value="arm_cdata_and_imm" calcext:value-type="string">
            <text:p>arm_cdata_and_imm</text:p>
          </table:table-cell>
        </table:table-row>
        <table:table-row table:style-name="ro1">
          <table:table-cell table:formula="of:=[decode_table.E459]" office:value-type="string" office:string-value="arm_cdata_bic_imm" calcext:value-type="string">
            <text:p>arm_cdata_bic_imm</text:p>
          </table:table-cell>
        </table:table-row>
        <table:table-row table:style-name="ro1">
          <table:table-cell table:formula="of:=[decode_table.E460]" office:value-type="string" office:string-value="arm_cdata_eor_imm" calcext:value-type="string">
            <text:p>arm_cdata_eor_imm</text:p>
          </table:table-cell>
        </table:table-row>
        <table:table-row table:style-name="ro1">
          <table:table-cell table:formula="of:=[decode_table.E461]" office:value-type="string" office:string-value="arm_cdata_mov_imm" calcext:value-type="string">
            <text:p>arm_cdata_mov_imm</text:p>
          </table:table-cell>
        </table:table-row>
        <table:table-row table:style-name="ro1">
          <table:table-cell table:formula="of:=[decode_table.E462]" office:value-type="string" office:string-value="arm_cdata_mvn_imm" calcext:value-type="string">
            <text:p>arm_cdata_mvn_imm</text:p>
          </table:table-cell>
        </table:table-row>
        <table:table-row table:style-name="ro1">
          <table:table-cell table:formula="of:=[decode_table.E463]" office:value-type="string" office:string-value="arm_cdata_orr_imm" calcext:value-type="string">
            <text:p>arm_cdata_orr_imm</text:p>
          </table:table-cell>
        </table:table-row>
        <table:table-row table:style-name="ro1">
          <table:table-cell table:formula="of:=[decode_table.E464]" office:value-type="string" office:string-value="arm_cdata_rsb_imm" calcext:value-type="string">
            <text:p>arm_cdata_rsb_imm</text:p>
          </table:table-cell>
        </table:table-row>
        <table:table-row table:style-name="ro1">
          <table:table-cell table:formula="of:=[decode_table.E465]" office:value-type="string" office:string-value="arm_cdata_rsc_imm" calcext:value-type="string">
            <text:p>arm_cdata_rsc_imm</text:p>
          </table:table-cell>
        </table:table-row>
        <table:table-row table:style-name="ro1">
          <table:table-cell table:formula="of:=[decode_table.E466]" office:value-type="string" office:string-value="arm_cdata_sbc_imm" calcext:value-type="string">
            <text:p>arm_cdata_sbc_imm</text:p>
          </table:table-cell>
        </table:table-row>
        <table:table-row table:style-name="ro1">
          <table:table-cell table:formula="of:=[decode_table.E467]" office:value-type="string" office:string-value="arm_cdata_sub_imm" calcext:value-type="string">
            <text:p>arm_cdata_sub_imm</text:p>
          </table:table-cell>
        </table:table-row>
        <table:table-row table:style-name="ro1">
          <table:table-cell table:formula="of:=[decode_table.E468]" office:value-type="string" office:string-value="arm_cldst_ldrbt_imm" calcext:value-type="string">
            <text:p>arm_cldst_ldrbt_imm</text:p>
          </table:table-cell>
        </table:table-row>
        <table:table-row table:style-name="ro1">
          <table:table-cell table:formula="of:=[decode_table.E469]" office:value-type="string" office:string-value="arm_cldst_ldrt_imm" calcext:value-type="string">
            <text:p>arm_cldst_ldrt_imm</text:p>
          </table:table-cell>
        </table:table-row>
        <table:table-row table:style-name="ro1">
          <table:table-cell table:formula="of:=[decode_table.E470]" office:value-type="string" office:string-value="arm_cldst_strbt_imm" calcext:value-type="string">
            <text:p>arm_cldst_strbt_imm</text:p>
          </table:table-cell>
        </table:table-row>
        <table:table-row table:style-name="ro1">
          <table:table-cell table:formula="of:=[decode_table.E471]" office:value-type="string" office:string-value="arm_cldst_strt_imm" calcext:value-type="string">
            <text:p>arm_cldst_strt_imm</text:p>
          </table:table-cell>
        </table:table-row>
        <table:table-row table:style-name="ro1">
          <table:table-cell table:formula="of:=[decode_table.E472]" office:value-type="string" office:string-value="arm_cldstm_dlmda" calcext:value-type="string">
            <text:p>arm_cldstm_dlmda</text:p>
          </table:table-cell>
        </table:table-row>
        <table:table-row table:style-name="ro1">
          <table:table-cell table:formula="of:=[decode_table.E473]" office:value-type="string" office:string-value="arm_cldstm_ldm" calcext:value-type="string">
            <text:p>arm_cldstm_ldm</text:p>
          </table:table-cell>
        </table:table-row>
        <table:table-row table:style-name="ro1">
          <table:table-cell table:formula="of:=[decode_table.E474]" office:value-type="string" office:string-value="arm_cldstm_ldmdb" calcext:value-type="string">
            <text:p>arm_cldstm_ldmdb</text:p>
          </table:table-cell>
        </table:table-row>
        <table:table-row table:style-name="ro1">
          <table:table-cell table:formula="of:=[decode_table.E475]" office:value-type="string" office:string-value="arm_cldstm_ldmib" calcext:value-type="string">
            <text:p>arm_cldstm_ldmib</text:p>
          </table:table-cell>
        </table:table-row>
        <table:table-row table:style-name="ro1">
          <table:table-cell table:formula="of:=[decode_table.E476]" office:value-type="string" office:string-value="arm_cldstm_stm" calcext:value-type="string">
            <text:p>arm_cldstm_stm</text:p>
          </table:table-cell>
        </table:table-row>
        <table:table-row table:style-name="ro1">
          <table:table-cell table:formula="of:=[decode_table.E477]" office:value-type="string" office:string-value="arm_cldstm_stmda" calcext:value-type="string">
            <text:p>arm_cldstm_stmda</text:p>
          </table:table-cell>
        </table:table-row>
        <table:table-row table:style-name="ro1">
          <table:table-cell table:formula="of:=[decode_table.E478]" office:value-type="string" office:string-value="arm_cldstm_stmdb" calcext:value-type="string">
            <text:p>arm_cldstm_stmdb</text:p>
          </table:table-cell>
        </table:table-row>
        <table:table-row table:style-name="ro1">
          <table:table-cell table:formula="of:=[decode_table.E479]" office:value-type="string" office:string-value="arm_cldstm_stmib" calcext:value-type="string">
            <text:p>arm_cldstm_stmib</text:p>
          </table:table-cell>
        </table:table-row>
        <table:table-row table:style-name="ro1">
          <table:table-cell table:formula="of:=[decode_table.E480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481]" office:value-type="string" office:string-value="arm_cop_ldc" calcext:value-type="string">
            <text:p>arm_cop_ldc</text:p>
          </table:table-cell>
        </table:table-row>
        <table:table-row table:style-name="ro1">
          <table:table-cell table:formula="of:=[decode_table.E482]" office:value-type="string" office:string-value="arm_cop_ldc_pc" calcext:value-type="string">
            <text:p>arm_cop_ldc_pc</text:p>
          </table:table-cell>
        </table:table-row>
        <table:table-row table:style-name="ro1">
          <table:table-cell table:formula="of:=[decode_table.E483]" office:value-type="string" office:string-value="arm_cldst_ldr_r" calcext:value-type="string">
            <text:p>arm_cldst_ldr_r</text:p>
          </table:table-cell>
        </table:table-row>
        <table:table-row table:style-name="ro1">
          <table:table-cell table:formula="of:=[decode_table.E484]" office:value-type="string" office:string-value="arm_cldst_ldrb_r" calcext:value-type="string">
            <text:p>arm_cldst_ldrb_r</text:p>
          </table:table-cell>
        </table:table-row>
        <table:table-row table:style-name="ro1">
          <table:table-cell table:formula="of:=[decode_table.E485]" office:value-type="string" office:string-value="arm_cldst_str_r" calcext:value-type="string">
            <text:p>arm_cldst_str_r</text:p>
          </table:table-cell>
        </table:table-row>
        <table:table-row table:style-name="ro1">
          <table:table-cell table:formula="of:=[decode_table.E486]" office:value-type="string" office:string-value="arm_cldst_strb_r" calcext:value-type="string">
            <text:p>arm_cldst_strb_r</text:p>
          </table:table-cell>
        </table:table-row>
        <table:table-row table:style-name="ro1">
          <table:table-cell table:formula="of:=[decode_table.E487]" office:value-type="string" office:string-value="arm_cldstm_ldm_pc" calcext:value-type="string">
            <text:p>arm_cldstm_ldm_pc</text:p>
          </table:table-cell>
        </table:table-row>
        <table:table-row table:style-name="ro1">
          <table:table-cell table:formula="of:=[decode_table.E488]" office:value-type="string" office:string-value="arm_cldstm_ldm_usr" calcext:value-type="string">
            <text:p>arm_cldstm_ldm_usr</text:p>
          </table:table-cell>
        </table:table-row>
        <table:table-row table:style-name="ro1">
          <table:table-cell table:formula="of:=[decode_table.E489]" office:value-type="string" office:string-value="arm_cop_stc" calcext:value-type="string">
            <text:p>arm_cop_stc</text:p>
          </table:table-cell>
        </table:table-row>
        <table:table-row table:style-name="ro1">
          <table:table-cell table:formula="of:=[decode_table.E490]" office:value-type="string" office:string-value="arm_cldst_ldr_imm" calcext:value-type="string">
            <text:p>arm_cldst_ldr_imm</text:p>
          </table:table-cell>
        </table:table-row>
        <table:table-row table:style-name="ro1">
          <table:table-cell table:formula="of:=[decode_table.E491]" office:value-type="string" office:string-value="arm_cldst_ldrb_imm" calcext:value-type="string">
            <text:p>arm_cldst_ldrb_imm</text:p>
          </table:table-cell>
        </table:table-row>
        <table:table-row table:style-name="ro1">
          <table:table-cell table:formula="of:=[decode_table.E492]" office:value-type="string" office:string-value="arm_cldst_str_imm" calcext:value-type="string">
            <text:p>arm_cldst_str_imm</text:p>
          </table:table-cell>
        </table:table-row>
        <table:table-row table:style-name="ro1">
          <table:table-cell table:formula="of:=[decode_table.E493]" office:value-type="string" office:string-value="arm_cldst_strb_imm" calcext:value-type="string">
            <text:p>arm_cldst_strb_imm</text:p>
          </table:table-cell>
        </table:table-row>
        <table:table-row table:style-name="ro1">
          <table:table-cell table:formula="of:=[decode_table.E494]" office:value-type="string" office:string-value="arm_cldstm_stm_usr" calcext:value-type="string">
            <text:p>arm_cldstm_stm_usr</text:p>
          </table:table-cell>
        </table:table-row>
        <table:table-row table:style-name="ro1">
          <table:table-cell table:formula="of:=[decode_table.E495]" office:value-type="string" office:string-value="arm_bra_bl_lbl" calcext:value-type="string">
            <text:p>arm_bra_bl_lbl</text:p>
          </table:table-cell>
        </table:table-row>
        <table:table-row table:style-name="ro1">
          <table:table-cell table:formula="of:=[decode_table.E496]" office:value-type="string" office:string-value="arm_bra_b_lbl" calcext:value-type="string">
            <text:p>arm_bra_b_lbl</text:p>
          </table:table-cell>
        </table:table-row>
        <table:table-row table:style-name="ro1">
          <table:table-cell table:formula="of:=[decode_table.E497]" office:value-type="string" office:string-value="arm_cop_ldc2" calcext:value-type="string">
            <text:p>arm_cop_ldc2</text:p>
          </table:table-cell>
        </table:table-row>
        <table:table-row table:style-name="ro1">
          <table:table-cell table:formula="of:=[decode_table.E498]" office:value-type="string" office:string-value="arm_cop_stc2" calcext:value-type="string">
            <text:p>arm_cop_stc2</text:p>
          </table:table-cell>
        </table:table-row>
        <table:table-row table:style-name="ro1">
          <table:table-cell table:formula="of:=[decode_table.E499]" office:value-type="string" office:string-value="arm_exc_svc" calcext:value-type="string">
            <text:p>arm_exc_svc</text:p>
          </table:table-cell>
        </table:table-row>
      </table:table>
      <table:table table:name="handlers" table:style-name="ta1">
        <table:table-column table:style-name="co8" table:default-cell-style-name="Default"/>
        <table:table-row table:style-name="ro1">
          <table:table-cell office:value-type="string" calcext:value-type="string">
            <text:p>handlers</text:p>
          </table:table-cell>
        </table:table-row>
        <table:table-row table:style-name="ro1">
          <table:table-cell table:formula="of:=[decode_table.F2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2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2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7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8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9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0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6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8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9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4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6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47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48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49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0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1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2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3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4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5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56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5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58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59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60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61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62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7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68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69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0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1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2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4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75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76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77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7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7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2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3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4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5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8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8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9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9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9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6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7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8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1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1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12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3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4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5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6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17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18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19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20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21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22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23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124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125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2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2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33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3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4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48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4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5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5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52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53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54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55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5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57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158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159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160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161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6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6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65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6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6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6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6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7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7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7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2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3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4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6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87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88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89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0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2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3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4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5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6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7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8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9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00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01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202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203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204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20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206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20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20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209]" office:value-type="string" office:string-value="arm_core_data_div" calcext:value-type="string">
            <text:p>arm_core_data_div</text:p>
          </table:table-cell>
        </table:table-row>
        <table:table-row table:style-name="ro1">
          <table:table-cell table:formula="of:=[decode_table.F210]" office:value-type="string" office:string-value="arm_core_data_div" calcext:value-type="string">
            <text:p>arm_core_data_div</text:p>
          </table:table-cell>
        </table:table-row>
        <table:table-row table:style-name="ro1">
          <table:table-cell table:formula="of:=[decode_table.F211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212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213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4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5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7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8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9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20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1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2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3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4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5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2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2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2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6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6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62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3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4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5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6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7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26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27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3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3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4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5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6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28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289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0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1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2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3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4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5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6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298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299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300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0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0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0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30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0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1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1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312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13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14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5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6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7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8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19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0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1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2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3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4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5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6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27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28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29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30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31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3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4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5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6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7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8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49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50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51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52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53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54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55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5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6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66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6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6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69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70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71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72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73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74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75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7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77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37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9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80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81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82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8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8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8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86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87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88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89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90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91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92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393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39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99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0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1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2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3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4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5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6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7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9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10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1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2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3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4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5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6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7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18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19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20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21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422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423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424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425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6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9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30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431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43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3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3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3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3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7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48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4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5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51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2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3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4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5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5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5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5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8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6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7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7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72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5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6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9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81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82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83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4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5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6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9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2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3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9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6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9]" office:value-type="string" office:string-value="arm_core_exc" calcext:value-type="string">
            <text:p>arm_core_exc</text:p>
          </table:table-cell>
        </table:table-row>
      </table:table>
      <table:named-expressions/>
      <table:database-ranges>
        <table:database-range table:name="__Anonymous_Sheet_DB__0" table:target-range-address="decode_table.A1:decode_table.AMJ104857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5:26:10.700290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41:59.715632297</meta:creation-date>
    <dc:date>2015-11-16T16:07:55.880620911</dc:date>
    <meta:editing-duration>PT35M53S</meta:editing-duration>
    <meta:editing-cycles>6</meta:editing-cycles>
    <meta:generator>LibreOffice/4.4.2.2$Linux_x86 LibreOffice_project/c4c7d32d0d49397cad38d62472b0bc8acff48dd6</meta:generator>
    <meta:document-statistic meta:table-count="3" meta:cell-count="5486" meta:object-count="0"/>
  </office:meta>
</office:document-meta>
</file>